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21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2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officeooo:rsid="05617c96"/>
    </style:style>
    <style:style style:name="T319" style:family="text">
      <style:text-properties style:text-position="super 58%" officeooo:rsid="05645bf9"/>
    </style:style>
    <style:style style:name="T320" style:family="text">
      <style:text-properties style:text-position="super 58%" officeooo:rsid="0566db2b"/>
    </style:style>
    <style:style style:name="T321" style:family="text">
      <style:text-properties style:text-position="super 58%" officeooo:rsid="056ebcc6"/>
    </style:style>
    <style:style style:name="T322" style:family="text">
      <style:text-properties style:text-position="super 58%" officeooo:rsid="0570155f"/>
    </style:style>
    <style:style style:name="T323" style:family="text">
      <style:text-properties style:text-position="super 58%" officeooo:rsid="0570f5e1"/>
    </style:style>
    <style:style style:name="T324" style:family="text">
      <style:text-properties style:text-position="super 58%" officeooo:rsid="05730419"/>
    </style:style>
    <style:style style:name="T325" style:family="text">
      <style:text-properties style:text-position="super 58%" officeooo:rsid="05747bea"/>
    </style:style>
    <style:style style:name="T326" style:family="text">
      <style:text-properties style:text-position="super 58%" officeooo:rsid="05763238"/>
    </style:style>
    <style:style style:name="T327" style:family="text">
      <style:text-properties style:text-position="super 58%" officeooo:rsid="0577dea9"/>
    </style:style>
    <style:style style:name="T328" style:family="text">
      <style:text-properties style:text-position="super 58%" officeooo:rsid="0577e1b5"/>
    </style:style>
    <style:style style:name="T329" style:family="text">
      <style:text-properties style:text-position="super 58%" officeooo:rsid="0579d752"/>
    </style:style>
    <style:style style:name="T330" style:family="text">
      <style:text-properties style:text-position="super 58%" officeooo:rsid="0579fe42"/>
    </style:style>
    <style:style style:name="T331" style:family="text">
      <style:text-properties style:text-position="super 58%" officeooo:rsid="057b5ec9"/>
    </style:style>
    <style:style style:name="T332" style:family="text">
      <style:text-properties style:text-position="super 58%" officeooo:rsid="057d77bb"/>
    </style:style>
    <style:style style:name="T333" style:family="text">
      <style:text-properties style:text-position="super 58%" officeooo:rsid="05829fd9"/>
    </style:style>
    <style:style style:name="T334" style:family="text">
      <style:text-properties style:text-position="super 58%" officeooo:rsid="062af592"/>
    </style:style>
    <style:style style:name="T335" style:family="text">
      <style:text-properties style:text-position="super 58%" officeooo:rsid="062b8fcf"/>
    </style:style>
    <style:style style:name="T336" style:family="text">
      <style:text-properties style:text-position="super 58%" officeooo:rsid="063120bc"/>
    </style:style>
    <style:style style:name="T337" style:family="text">
      <style:text-properties style:text-position="super 58%" officeooo:rsid="06312cb2"/>
    </style:style>
    <style:style style:name="T338" style:family="text">
      <style:text-properties style:text-position="super 58%" officeooo:rsid="06315303"/>
    </style:style>
    <style:style style:name="T339" style:family="text">
      <style:text-properties style:text-position="super 58%" officeooo:rsid="0633f68f"/>
    </style:style>
    <style:style style:name="T340" style:family="text">
      <style:text-properties style:text-position="super 58%" officeooo:rsid="06368888"/>
    </style:style>
    <style:style style:name="T341" style:family="text">
      <style:text-properties style:text-position="super 58%" officeooo:rsid="0637ab42"/>
    </style:style>
    <style:style style:name="T342" style:family="text">
      <style:text-properties style:text-position="super 58%" officeooo:rsid="06384750"/>
    </style:style>
    <style:style style:name="T343" style:family="text">
      <style:text-properties style:text-position="super 58%" officeooo:rsid="0639fca9"/>
    </style:style>
    <style:style style:name="T344" style:family="text">
      <style:text-properties style:text-position="super 58%" officeooo:rsid="063af2de"/>
    </style:style>
    <style:style style:name="T345" style:family="text">
      <style:text-properties style:text-position="super 58%" officeooo:rsid="063ef7af"/>
    </style:style>
    <style:style style:name="T346" style:family="text">
      <style:text-properties style:text-position="super 58%" officeooo:rsid="063fc494"/>
    </style:style>
    <style:style style:name="T347" style:family="text">
      <style:text-properties style:text-position="super 58%" officeooo:rsid="0641649f"/>
    </style:style>
    <style:style style:name="T348" style:family="text">
      <style:text-properties style:text-position="super 58%" officeooo:rsid="0642f774"/>
    </style:style>
    <style:style style:name="T349" style:family="text">
      <style:text-properties style:text-position="super 58%" officeooo:rsid="064359f4"/>
    </style:style>
    <style:style style:name="T350" style:family="text">
      <style:text-properties style:text-position="super 58%" officeooo:rsid="064699b1"/>
    </style:style>
    <style:style style:name="T351" style:family="text">
      <style:text-properties style:text-position="super 58%" officeooo:rsid="06483086"/>
    </style:style>
    <style:style style:name="T352" style:family="text">
      <style:text-properties style:text-position="super 58%" officeooo:rsid="064aae93"/>
    </style:style>
    <style:style style:name="T353" style:family="text">
      <style:text-properties style:text-position="super 58%" officeooo:rsid="064b25da"/>
    </style:style>
    <style:style style:name="T354" style:family="text">
      <style:text-properties style:text-position="super 58%" officeooo:rsid="064b9c1c"/>
    </style:style>
    <style:style style:name="T355" style:family="text">
      <style:text-properties style:text-position="super 58%" officeooo:rsid="064c7501"/>
    </style:style>
    <style:style style:name="T356" style:family="text">
      <style:text-properties style:text-position="super 58%" officeooo:rsid="064e7eda"/>
    </style:style>
    <style:style style:name="T357" style:family="text">
      <style:text-properties style:text-position="super 58%" officeooo:rsid="0650438a"/>
    </style:style>
    <style:style style:name="T358" style:family="text">
      <style:text-properties style:text-position="super 58%" officeooo:rsid="06514c25"/>
    </style:style>
    <style:style style:name="T359" style:family="text">
      <style:text-properties style:text-position="super 58%" officeooo:rsid="0651f3f9"/>
    </style:style>
    <style:style style:name="T360" style:family="text">
      <style:text-properties style:text-position="super 58%" officeooo:rsid="0653bbf3"/>
    </style:style>
    <style:style style:name="T361" style:family="text">
      <style:text-properties style:text-position="super 58%" officeooo:rsid="0655c953"/>
    </style:style>
    <style:style style:name="T362" style:family="text">
      <style:text-properties style:text-position="super 58%" officeooo:rsid="06561c73"/>
    </style:style>
    <style:style style:name="T363" style:family="text">
      <style:text-properties style:text-position="super 58%" officeooo:rsid="06576a31"/>
    </style:style>
    <style:style style:name="T364" style:family="text">
      <style:text-properties style:text-position="super 58%" officeooo:rsid="069370cd"/>
    </style:style>
    <style:style style:name="T365" style:family="text">
      <style:text-properties style:text-position="super 58%" officeooo:rsid="0698aad0"/>
    </style:style>
    <style:style style:name="T366" style:family="text">
      <style:text-properties style:text-position="super 58%" officeooo:rsid="06997f88"/>
    </style:style>
    <style:style style:name="T367" style:family="text">
      <style:text-properties style:text-position="super 58%" officeooo:rsid="069b33e0"/>
    </style:style>
    <style:style style:name="T368" style:family="text">
      <style:text-properties style:text-position="super 58%" officeooo:rsid="069ce624"/>
    </style:style>
    <style:style style:name="T369" style:family="text">
      <style:text-properties style:text-position="super 58%" officeooo:rsid="069d96b5"/>
    </style:style>
    <style:style style:name="T370" style:family="text">
      <style:text-properties style:text-position="super 58%" officeooo:rsid="069f73fc"/>
    </style:style>
    <style:style style:name="T371" style:family="text">
      <style:text-properties style:text-position="super 58%" officeooo:rsid="06a3b45c"/>
    </style:style>
    <style:style style:name="T372" style:family="text">
      <style:text-properties style:text-position="super 58%" officeooo:rsid="06a47146"/>
    </style:style>
    <style:style style:name="T373" style:family="text">
      <style:text-properties style:text-position="super 58%" officeooo:rsid="06a6ba59"/>
    </style:style>
    <style:style style:name="T374" style:family="text">
      <style:text-properties style:text-position="super 58%" officeooo:rsid="06a8363f"/>
    </style:style>
    <style:style style:name="T375" style:family="text">
      <style:text-properties style:text-position="super 58%" officeooo:rsid="06a993d6"/>
    </style:style>
    <style:style style:name="T376" style:family="text">
      <style:text-properties style:text-position="super 58%" officeooo:rsid="06ab1dfb"/>
    </style:style>
    <style:style style:name="T377" style:family="text">
      <style:text-properties style:text-position="super 58%" officeooo:rsid="06abee1f"/>
    </style:style>
    <style:style style:name="T378" style:family="text">
      <style:text-properties style:text-position="super 58%" officeooo:rsid="06acab7f"/>
    </style:style>
    <style:style style:name="T379" style:family="text">
      <style:text-properties style:text-position="super 58%" officeooo:rsid="06ace202"/>
    </style:style>
    <style:style style:name="T380" style:family="text">
      <style:text-properties officeooo:rsid="04c9a509"/>
    </style:style>
    <style:style style:name="T381" style:family="text">
      <style:text-properties officeooo:rsid="04cb73aa"/>
    </style:style>
    <style:style style:name="T382" style:family="text">
      <style:text-properties officeooo:rsid="04cc9b85"/>
    </style:style>
    <style:style style:name="T383" style:family="text">
      <style:text-properties fo:font-style="italic" style:font-style-asian="italic" style:font-style-complex="italic"/>
    </style:style>
    <style:style style:name="T384" style:family="text">
      <style:text-properties fo:font-style="italic" officeooo:rsid="04cc9b85" style:font-style-asian="italic" style:font-style-complex="italic"/>
    </style:style>
    <style:style style:name="T385" style:family="text">
      <style:text-properties fo:font-style="italic" officeooo:rsid="04d6364a" style:font-style-asian="italic" style:font-style-complex="italic"/>
    </style:style>
    <style:style style:name="T386" style:family="text">
      <style:text-properties fo:font-style="italic" officeooo:rsid="051289a9" style:font-style-asian="italic" style:font-style-complex="italic"/>
    </style:style>
    <style:style style:name="T387" style:family="text">
      <style:text-properties fo:font-style="italic" officeooo:rsid="0519cb47" style:font-style-asian="italic" style:font-style-complex="italic"/>
    </style:style>
    <style:style style:name="T388" style:family="text">
      <style:text-properties fo:font-style="italic" officeooo:rsid="05229e0e" style:font-style-asian="italic" style:font-style-complex="italic"/>
    </style:style>
    <style:style style:name="T389" style:family="text">
      <style:text-properties fo:font-style="italic" officeooo:rsid="0549a8fd" style:font-style-asian="italic" style:font-style-complex="italic"/>
    </style:style>
    <style:style style:name="T390" style:family="text">
      <style:text-properties fo:font-style="italic" officeooo:rsid="054e1932" style:font-style-asian="italic" style:font-style-complex="italic"/>
    </style:style>
    <style:style style:name="T391" style:family="text">
      <style:text-properties fo:font-style="italic" officeooo:rsid="05617c96" style:font-style-asian="italic" style:font-style-complex="italic"/>
    </style:style>
    <style:style style:name="T392" style:family="text">
      <style:text-properties fo:font-style="italic" officeooo:rsid="05684967" style:font-style-asian="italic" style:font-style-complex="italic"/>
    </style:style>
    <style:style style:name="T393" style:family="text">
      <style:text-properties fo:font-style="italic" officeooo:rsid="05685321" style:font-style-asian="italic" style:font-style-complex="italic"/>
    </style:style>
    <style:style style:name="T394" style:family="text">
      <style:text-properties fo:font-style="italic" officeooo:rsid="05645bf9" style:font-style-asian="italic" style:font-style-complex="italic"/>
    </style:style>
    <style:style style:name="T395" style:family="text">
      <style:text-properties fo:font-style="italic" officeooo:rsid="0569488c" style:font-style-asian="italic" style:font-style-complex="italic"/>
    </style:style>
    <style:style style:name="T396" style:family="text">
      <style:text-properties fo:font-style="italic" officeooo:rsid="056b47a9" style:font-style-asian="italic" style:font-style-complex="italic"/>
    </style:style>
    <style:style style:name="T397" style:family="text">
      <style:text-properties fo:font-style="italic" officeooo:rsid="056cbd94" style:font-style-asian="italic" style:font-style-complex="italic"/>
    </style:style>
    <style:style style:name="T398" style:family="text">
      <style:text-properties fo:font-style="italic" officeooo:rsid="057db732" style:font-style-asian="italic" style:font-style-complex="italic"/>
    </style:style>
    <style:style style:name="T399" style:family="text">
      <style:text-properties fo:font-style="italic" officeooo:rsid="057f71a0" style:font-style-asian="italic" style:font-style-complex="italic"/>
    </style:style>
    <style:style style:name="T400" style:family="text">
      <style:text-properties fo:font-style="italic" officeooo:rsid="05829fd9" style:font-style-asian="italic" style:font-style-complex="italic"/>
    </style:style>
    <style:style style:name="T401" style:family="text">
      <style:text-properties fo:font-style="italic" officeooo:rsid="058dcee0" style:font-style-asian="italic" style:font-style-complex="italic"/>
    </style:style>
    <style:style style:name="T402" style:family="text">
      <style:text-properties fo:font-style="italic" officeooo:rsid="063d3998" style:font-style-asian="italic" style:font-style-complex="italic"/>
    </style:style>
    <style:style style:name="T403" style:family="text">
      <style:text-properties fo:font-style="italic" officeooo:rsid="064e7eda" style:font-style-asian="italic" style:font-style-complex="italic"/>
    </style:style>
    <style:style style:name="T404" style:family="text">
      <style:text-properties fo:font-style="italic" officeooo:rsid="063af2de" style:font-style-asian="italic" style:font-style-complex="italic"/>
    </style:style>
    <style:style style:name="T405" style:family="text">
      <style:text-properties fo:font-style="italic" officeooo:rsid="0694030d" style:font-style-asian="italic" style:font-style-complex="italic"/>
    </style:style>
    <style:style style:name="T406" style:family="text">
      <style:text-properties fo:font-style="italic" officeooo:rsid="069b33e0" style:font-style-asian="italic" style:font-style-complex="italic"/>
    </style:style>
    <style:style style:name="T407" style:family="text">
      <style:text-properties fo:font-style="italic" officeooo:rsid="06a0bdc5" style:font-style-asian="italic" style:font-style-complex="italic"/>
    </style:style>
    <style:style style:name="T408" style:family="text">
      <style:text-properties officeooo:rsid="04ccaae3"/>
    </style:style>
    <style:style style:name="T409" style:family="text">
      <style:text-properties officeooo:rsid="04d08112"/>
    </style:style>
    <style:style style:name="T410" style:family="text">
      <style:text-properties officeooo:rsid="04d1d0fa"/>
    </style:style>
    <style:style style:name="T411" style:family="text">
      <style:text-properties officeooo:rsid="04d24b16"/>
    </style:style>
    <style:style style:name="T412" style:family="text">
      <style:text-properties officeooo:rsid="04d350a3"/>
    </style:style>
    <style:style style:name="T413" style:family="text">
      <style:text-properties officeooo:rsid="04d35594"/>
    </style:style>
    <style:style style:name="T414" style:family="text">
      <style:text-properties officeooo:rsid="04d519be"/>
    </style:style>
    <style:style style:name="T415" style:family="text">
      <style:text-properties officeooo:rsid="04d6364a"/>
    </style:style>
    <style:style style:name="T416" style:family="text">
      <style:text-properties officeooo:rsid="04d65fd6"/>
    </style:style>
    <style:style style:name="T417" style:family="text">
      <style:text-properties officeooo:rsid="04d76090"/>
    </style:style>
    <style:style style:name="T418" style:family="text">
      <style:text-properties officeooo:rsid="04d8ec49"/>
    </style:style>
    <style:style style:name="T419" style:family="text">
      <style:text-properties officeooo:rsid="04dce8bb"/>
    </style:style>
    <style:style style:name="T420" style:family="text">
      <style:text-properties officeooo:rsid="04de9114"/>
    </style:style>
    <style:style style:name="T421" style:family="text">
      <style:text-properties officeooo:rsid="04e080ba"/>
    </style:style>
    <style:style style:name="T422" style:family="text">
      <style:text-properties officeooo:rsid="04e26415"/>
    </style:style>
    <style:style style:name="T423" style:family="text">
      <style:text-properties officeooo:rsid="04e36a6e"/>
    </style:style>
    <style:style style:name="T424" style:family="text">
      <style:text-properties officeooo:rsid="04e37368"/>
    </style:style>
    <style:style style:name="T425" style:family="text">
      <style:text-properties officeooo:rsid="04e42183"/>
    </style:style>
    <style:style style:name="T426" style:family="text">
      <style:text-properties officeooo:rsid="04e5e18f"/>
    </style:style>
    <style:style style:name="T427" style:family="text">
      <style:text-properties officeooo:rsid="04e65d55"/>
    </style:style>
    <style:style style:name="T428" style:family="text">
      <style:text-properties officeooo:rsid="04e81550"/>
    </style:style>
    <style:style style:name="T429" style:family="text">
      <style:text-properties officeooo:rsid="04e8e33c"/>
    </style:style>
    <style:style style:name="T430" style:family="text">
      <style:text-properties officeooo:rsid="04eaabfe"/>
    </style:style>
    <style:style style:name="T431" style:family="text">
      <style:text-properties officeooo:rsid="04ee4d17"/>
    </style:style>
    <style:style style:name="T432" style:family="text">
      <style:text-properties officeooo:rsid="04f008bb"/>
    </style:style>
    <style:style style:name="T433" style:family="text">
      <style:text-properties officeooo:rsid="04f1f546"/>
    </style:style>
    <style:style style:name="T434" style:family="text">
      <style:text-properties officeooo:rsid="04f2cff0"/>
    </style:style>
    <style:style style:name="T435" style:family="text">
      <style:text-properties officeooo:rsid="04f37ca3"/>
    </style:style>
    <style:style style:name="T436" style:family="text">
      <style:text-properties officeooo:rsid="04f4995d"/>
    </style:style>
    <style:style style:name="T437" style:family="text">
      <style:text-properties officeooo:rsid="04f64dc9"/>
    </style:style>
    <style:style style:name="T438" style:family="text">
      <style:text-properties officeooo:rsid="04f65001"/>
    </style:style>
    <style:style style:name="T439" style:family="text">
      <style:text-properties officeooo:rsid="04f89738"/>
    </style:style>
    <style:style style:name="T440" style:family="text">
      <style:text-properties officeooo:rsid="04fa57ac"/>
    </style:style>
    <style:style style:name="T441" style:family="text">
      <style:text-properties officeooo:rsid="04fadb56"/>
    </style:style>
    <style:style style:name="T442" style:family="text">
      <style:text-properties officeooo:rsid="04fd7647"/>
    </style:style>
    <style:style style:name="T443" style:family="text">
      <style:text-properties officeooo:rsid="04fdb251"/>
    </style:style>
    <style:style style:name="T444" style:family="text">
      <style:text-properties officeooo:rsid="04fe869c"/>
    </style:style>
    <style:style style:name="T445" style:family="text">
      <style:text-properties officeooo:rsid="04ff42ea"/>
    </style:style>
    <style:style style:name="T446" style:family="text">
      <style:text-properties officeooo:rsid="05009339"/>
    </style:style>
    <style:style style:name="T447" style:family="text">
      <style:text-properties officeooo:rsid="050242c7"/>
    </style:style>
    <style:style style:name="T448" style:family="text">
      <style:text-properties officeooo:rsid="0502e96b"/>
    </style:style>
    <style:style style:name="T449" style:family="text">
      <style:text-properties officeooo:rsid="050530cf"/>
    </style:style>
    <style:style style:name="T450" style:family="text">
      <style:text-properties officeooo:rsid="050706db"/>
    </style:style>
    <style:style style:name="T451" style:family="text">
      <style:text-properties officeooo:rsid="050751ad"/>
    </style:style>
    <style:style style:name="T452" style:family="text">
      <style:text-properties officeooo:rsid="05087c45"/>
    </style:style>
    <style:style style:name="T453" style:family="text">
      <style:text-properties officeooo:rsid="05088c5a"/>
    </style:style>
    <style:style style:name="T454" style:family="text">
      <style:text-properties officeooo:rsid="0508ca5b"/>
    </style:style>
    <style:style style:name="T455" style:family="text">
      <style:text-properties officeooo:rsid="050a07f5"/>
    </style:style>
    <style:style style:name="T456" style:family="text">
      <style:text-properties officeooo:rsid="050b412e"/>
    </style:style>
    <style:style style:name="T457" style:family="text">
      <style:text-properties officeooo:rsid="050bd500"/>
    </style:style>
    <style:style style:name="T458" style:family="text">
      <style:text-properties officeooo:rsid="050c1712"/>
    </style:style>
    <style:style style:name="T459" style:family="text">
      <style:text-properties officeooo:rsid="050da858"/>
    </style:style>
    <style:style style:name="T460" style:family="text">
      <style:text-properties officeooo:rsid="050dacf6"/>
    </style:style>
    <style:style style:name="T461" style:family="text">
      <style:text-properties officeooo:rsid="050eed33"/>
    </style:style>
    <style:style style:name="T462" style:family="text">
      <style:text-properties officeooo:rsid="05101ef6"/>
    </style:style>
    <style:style style:name="T463" style:family="text">
      <style:text-properties officeooo:rsid="0511a2f9"/>
    </style:style>
    <style:style style:name="T464" style:family="text">
      <style:text-properties officeooo:rsid="051289a9"/>
    </style:style>
    <style:style style:name="T465" style:family="text">
      <style:text-properties fo:font-style="normal" style:font-style-asian="normal" style:font-style-complex="normal"/>
    </style:style>
    <style:style style:name="T466" style:family="text">
      <style:text-properties fo:font-style="normal" officeooo:rsid="05829fd9" style:font-style-asian="normal" style:font-style-complex="normal"/>
    </style:style>
    <style:style style:name="T467" style:family="text">
      <style:text-properties fo:font-style="normal" officeooo:rsid="0582afaa" style:font-style-asian="normal" style:font-style-complex="normal"/>
    </style:style>
    <style:style style:name="T468" style:family="text">
      <style:text-properties fo:font-style="normal" officeooo:rsid="05848633" style:font-style-asian="normal" style:font-style-complex="normal"/>
    </style:style>
    <style:style style:name="T469" style:family="text">
      <style:text-properties fo:font-style="normal" officeooo:rsid="058620ae" style:font-style-asian="normal" style:font-style-complex="normal"/>
    </style:style>
    <style:style style:name="T470" style:family="text">
      <style:text-properties fo:font-style="normal" officeooo:rsid="065c96c3" style:font-style-asian="normal" style:font-style-complex="normal"/>
    </style:style>
    <style:style style:name="T471" style:family="text">
      <style:text-properties fo:font-style="normal" officeooo:rsid="065df36f" style:font-style-asian="normal" style:font-style-complex="normal"/>
    </style:style>
    <style:style style:name="T472" style:family="text">
      <style:text-properties fo:font-style="normal" officeooo:rsid="065f77fa" style:font-style-asian="normal" style:font-style-complex="normal"/>
    </style:style>
    <style:style style:name="T473" style:family="text">
      <style:text-properties fo:font-style="normal" officeooo:rsid="06610336" style:font-style-asian="normal" style:font-style-complex="normal"/>
    </style:style>
    <style:style style:name="T474" style:family="text">
      <style:text-properties fo:font-style="normal" officeooo:rsid="0661df40" style:font-style-asian="normal" style:font-style-complex="normal"/>
    </style:style>
    <style:style style:name="T475" style:family="text">
      <style:text-properties fo:font-style="normal" officeooo:rsid="06631fcf" style:font-style-asian="normal" style:font-style-complex="normal"/>
    </style:style>
    <style:style style:name="T476" style:family="text">
      <style:text-properties fo:font-style="normal" officeooo:rsid="06650234" style:font-style-asian="normal" style:font-style-complex="normal"/>
    </style:style>
    <style:style style:name="T477" style:family="text">
      <style:text-properties fo:font-style="normal" officeooo:rsid="06660bcc" style:font-style-asian="normal" style:font-style-complex="normal"/>
    </style:style>
    <style:style style:name="T478" style:family="text">
      <style:text-properties fo:font-style="normal" officeooo:rsid="06669d95" style:font-style-asian="normal" style:font-style-complex="normal"/>
    </style:style>
    <style:style style:name="T479" style:family="text">
      <style:text-properties fo:font-style="normal" officeooo:rsid="0667e7f8" style:font-style-asian="normal" style:font-style-complex="normal"/>
    </style:style>
    <style:style style:name="T480" style:family="text">
      <style:text-properties fo:font-style="normal" officeooo:rsid="0669b2f6" style:font-style-asian="normal" style:font-style-complex="normal"/>
    </style:style>
    <style:style style:name="T481" style:family="text">
      <style:text-properties fo:font-style="normal" officeooo:rsid="066b3748" style:font-style-asian="normal" style:font-style-complex="normal"/>
    </style:style>
    <style:style style:name="T482" style:family="text">
      <style:text-properties fo:font-style="normal" officeooo:rsid="066c8185" style:font-style-asian="normal" style:font-style-complex="normal"/>
    </style:style>
    <style:style style:name="T483" style:family="text">
      <style:text-properties fo:font-style="normal" officeooo:rsid="066cb76e" style:font-style-asian="normal" style:font-style-complex="normal"/>
    </style:style>
    <style:style style:name="T484" style:family="text">
      <style:text-properties fo:font-style="normal" officeooo:rsid="066e22d1" style:font-style-asian="normal" style:font-style-complex="normal"/>
    </style:style>
    <style:style style:name="T485" style:family="text">
      <style:text-properties fo:font-style="normal" officeooo:rsid="066fa1f4" style:font-style-asian="normal" style:font-style-complex="normal"/>
    </style:style>
    <style:style style:name="T486" style:family="text">
      <style:text-properties fo:font-style="normal" officeooo:rsid="0671323c" style:font-style-asian="normal" style:font-style-complex="normal"/>
    </style:style>
    <style:style style:name="T487" style:family="text">
      <style:text-properties fo:font-style="normal" officeooo:rsid="06759d0b" style:font-style-asian="normal" style:font-style-complex="normal"/>
    </style:style>
    <style:style style:name="T488" style:family="text">
      <style:text-properties fo:font-style="normal" officeooo:rsid="0675ff80" style:font-style-asian="normal" style:font-style-complex="normal"/>
    </style:style>
    <style:style style:name="T489" style:family="text">
      <style:text-properties fo:font-style="normal" officeooo:rsid="0676efd8" style:font-style-asian="normal" style:font-style-complex="normal"/>
    </style:style>
    <style:style style:name="T490" style:family="text">
      <style:text-properties fo:font-style="normal" officeooo:rsid="06773276" style:font-style-asian="normal" style:font-style-complex="normal"/>
    </style:style>
    <style:style style:name="T491" style:family="text">
      <style:text-properties fo:font-style="normal" officeooo:rsid="06775333" style:font-style-asian="normal" style:font-style-complex="normal"/>
    </style:style>
    <style:style style:name="T492" style:family="text">
      <style:text-properties fo:font-style="normal" officeooo:rsid="06776e67" style:font-style-asian="normal" style:font-style-complex="normal"/>
    </style:style>
    <style:style style:name="T493" style:family="text">
      <style:text-properties fo:font-style="normal" officeooo:rsid="0677835c" style:font-style-asian="normal" style:font-style-complex="normal"/>
    </style:style>
    <style:style style:name="T494" style:family="text">
      <style:text-properties fo:font-style="normal" officeooo:rsid="0679ff75" style:font-style-asian="normal" style:font-style-complex="normal"/>
    </style:style>
    <style:style style:name="T495" style:family="text">
      <style:text-properties fo:font-style="normal" officeooo:rsid="067a3560" style:font-style-asian="normal" style:font-style-complex="normal"/>
    </style:style>
    <style:style style:name="T496" style:family="text">
      <style:text-properties fo:font-style="normal" officeooo:rsid="067a5227" style:font-style-asian="normal" style:font-style-complex="normal"/>
    </style:style>
    <style:style style:name="T497" style:family="text">
      <style:text-properties fo:font-style="normal" officeooo:rsid="067aee11" style:font-style-asian="normal" style:font-style-complex="normal"/>
    </style:style>
    <style:style style:name="T498" style:family="text">
      <style:text-properties fo:font-style="normal" officeooo:rsid="067c7449" style:font-style-asian="normal" style:font-style-complex="normal"/>
    </style:style>
    <style:style style:name="T499" style:family="text">
      <style:text-properties fo:font-style="normal" officeooo:rsid="067d942d" style:font-style-asian="normal" style:font-style-complex="normal"/>
    </style:style>
    <style:style style:name="T500" style:family="text">
      <style:text-properties fo:font-style="normal" officeooo:rsid="067e35e3" style:font-style-asian="normal" style:font-style-complex="normal"/>
    </style:style>
    <style:style style:name="T501" style:family="text">
      <style:text-properties fo:font-style="normal" officeooo:rsid="067fd6f1" style:font-style-asian="normal" style:font-style-complex="normal"/>
    </style:style>
    <style:style style:name="T502" style:family="text">
      <style:text-properties fo:font-style="normal" officeooo:rsid="06806126" style:font-style-asian="normal" style:font-style-complex="normal"/>
    </style:style>
    <style:style style:name="T503" style:family="text">
      <style:text-properties fo:font-style="normal" officeooo:rsid="06811aff" style:font-style-asian="normal" style:font-style-complex="normal"/>
    </style:style>
    <style:style style:name="T504" style:family="text">
      <style:text-properties fo:font-style="normal" officeooo:rsid="06827c6d" style:font-style-asian="normal" style:font-style-complex="normal"/>
    </style:style>
    <style:style style:name="T505" style:family="text">
      <style:text-properties fo:font-style="normal" officeooo:rsid="06833c37" style:font-style-asian="normal" style:font-style-complex="normal"/>
    </style:style>
    <style:style style:name="T506" style:family="text">
      <style:text-properties fo:font-style="normal" officeooo:rsid="0683e031" style:font-style-asian="normal" style:font-style-complex="normal"/>
    </style:style>
    <style:style style:name="T507" style:family="text">
      <style:text-properties fo:font-style="normal" officeooo:rsid="06852976" style:font-style-asian="normal" style:font-style-complex="normal"/>
    </style:style>
    <style:style style:name="T508" style:family="text">
      <style:text-properties fo:font-style="normal" officeooo:rsid="06852fc5" style:font-style-asian="normal" style:font-style-complex="normal"/>
    </style:style>
    <style:style style:name="T509" style:family="text">
      <style:text-properties fo:font-style="normal" officeooo:rsid="0685576e" style:font-style-asian="normal" style:font-style-complex="normal"/>
    </style:style>
    <style:style style:name="T510" style:family="text">
      <style:text-properties fo:font-style="normal" officeooo:rsid="06874897" style:font-style-asian="normal" style:font-style-complex="normal"/>
    </style:style>
    <style:style style:name="T511" style:family="text">
      <style:text-properties fo:font-style="normal" officeooo:rsid="0687acf7" style:font-style-asian="normal" style:font-style-complex="normal"/>
    </style:style>
    <style:style style:name="T512" style:family="text">
      <style:text-properties fo:font-style="normal" officeooo:rsid="068baefb" style:font-style-asian="normal" style:font-style-complex="normal"/>
    </style:style>
    <style:style style:name="T513" style:family="text">
      <style:text-properties fo:font-style="normal" officeooo:rsid="068cf0b8" style:font-style-asian="normal" style:font-style-complex="normal"/>
    </style:style>
    <style:style style:name="T514" style:family="text">
      <style:text-properties fo:font-style="normal" officeooo:rsid="068d6eb8" style:font-style-asian="normal" style:font-style-complex="normal"/>
    </style:style>
    <style:style style:name="T515" style:family="text">
      <style:text-properties fo:font-style="normal" officeooo:rsid="068dbf3a" style:font-style-asian="normal" style:font-style-complex="normal"/>
    </style:style>
    <style:style style:name="T516" style:family="text">
      <style:text-properties fo:font-style="normal" officeooo:rsid="068e8f00" style:font-style-asian="normal" style:font-style-complex="normal"/>
    </style:style>
    <style:style style:name="T517" style:family="text">
      <style:text-properties fo:font-style="normal" officeooo:rsid="068ed911" style:font-style-asian="normal" style:font-style-complex="normal"/>
    </style:style>
    <style:style style:name="T518" style:family="text">
      <style:text-properties fo:font-style="normal" officeooo:rsid="068f2845" style:font-style-asian="normal" style:font-style-complex="normal"/>
    </style:style>
    <style:style style:name="T519" style:family="text">
      <style:text-properties fo:font-style="normal" officeooo:rsid="06907d12" style:font-style-asian="normal" style:font-style-complex="normal"/>
    </style:style>
    <style:style style:name="T520" style:family="text">
      <style:text-properties fo:font-style="normal" officeooo:rsid="06924c2b" style:font-style-asian="normal" style:font-style-complex="normal"/>
    </style:style>
    <style:style style:name="T521" style:family="text">
      <style:text-properties fo:font-style="normal" fo:font-weight="normal" style:font-style-asian="normal" style:font-weight-asian="normal" style:font-style-complex="normal" style:font-weight-complex="normal"/>
    </style:style>
    <style:style style:name="T522" style:family="text">
      <style:text-properties fo:font-style="normal" fo:font-weight="normal" officeooo:rsid="0588494d" style:font-style-asian="normal" style:font-weight-asian="normal" style:font-style-complex="normal" style:font-weight-complex="normal"/>
    </style:style>
    <style:style style:name="T523" style:family="text">
      <style:text-properties fo:font-style="normal" fo:font-weight="normal" officeooo:rsid="058af550" style:font-style-asian="normal" style:font-weight-asian="normal" style:font-style-complex="normal" style:font-weight-complex="normal"/>
    </style:style>
    <style:style style:name="T524" style:family="text">
      <style:text-properties fo:font-style="normal" fo:font-weight="normal" officeooo:rsid="058fa696" style:font-style-asian="normal" style:font-weight-asian="normal" style:font-style-complex="normal" style:font-weight-complex="normal"/>
    </style:style>
    <style:style style:name="T525" style:family="text">
      <style:text-properties fo:font-style="normal" fo:font-weight="normal" officeooo:rsid="0592cc8a" style:font-style-asian="normal" style:font-weight-asian="normal" style:font-style-complex="normal" style:font-weight-complex="normal"/>
    </style:style>
    <style:style style:name="T526" style:family="text">
      <style:text-properties fo:font-style="normal" fo:font-weight="normal" officeooo:rsid="0593ae15" style:font-style-asian="normal" style:font-weight-asian="normal" style:font-style-complex="normal" style:font-weight-complex="normal"/>
    </style:style>
    <style:style style:name="T527" style:family="text">
      <style:text-properties fo:font-style="normal" fo:font-weight="normal" officeooo:rsid="059580d6" style:font-style-asian="normal" style:font-weight-asian="normal" style:font-style-complex="normal" style:font-weight-complex="normal"/>
    </style:style>
    <style:style style:name="T528" style:family="text">
      <style:text-properties fo:font-style="normal" fo:font-weight="normal" officeooo:rsid="0596dfb5" style:font-style-asian="normal" style:font-weight-asian="normal" style:font-style-complex="normal" style:font-weight-complex="normal"/>
    </style:style>
    <style:style style:name="T529" style:family="text">
      <style:text-properties fo:font-style="normal" fo:font-weight="normal" officeooo:rsid="05988930" style:font-style-asian="normal" style:font-weight-asian="normal" style:font-style-complex="normal" style:font-weight-complex="normal"/>
    </style:style>
    <style:style style:name="T530" style:family="text">
      <style:text-properties fo:font-style="normal" fo:font-weight="normal" officeooo:rsid="0598e4ce" style:font-style-asian="normal" style:font-weight-asian="normal" style:font-style-complex="normal" style:font-weight-complex="normal"/>
    </style:style>
    <style:style style:name="T531" style:family="text">
      <style:text-properties fo:font-style="normal" fo:font-weight="normal" officeooo:rsid="059ae342" style:font-style-asian="normal" style:font-weight-asian="normal" style:font-style-complex="normal" style:font-weight-complex="normal"/>
    </style:style>
    <style:style style:name="T532" style:family="text">
      <style:text-properties fo:font-style="normal" fo:font-weight="normal" officeooo:rsid="059bab01" style:font-style-asian="normal" style:font-weight-asian="normal" style:font-style-complex="normal" style:font-weight-complex="normal"/>
    </style:style>
    <style:style style:name="T533" style:family="text">
      <style:text-properties fo:font-style="normal" fo:font-weight="normal" officeooo:rsid="059c5aad" style:font-style-asian="normal" style:font-weight-asian="normal" style:font-style-complex="normal" style:font-weight-complex="normal"/>
    </style:style>
    <style:style style:name="T534" style:family="text">
      <style:text-properties fo:font-style="normal" fo:font-weight="normal" officeooo:rsid="059c61fd" style:font-style-asian="normal" style:font-weight-asian="normal" style:font-style-complex="normal" style:font-weight-complex="normal"/>
    </style:style>
    <style:style style:name="T535" style:family="text">
      <style:text-properties fo:font-style="normal" fo:font-weight="normal" officeooo:rsid="059d9366" style:font-style-asian="normal" style:font-weight-asian="normal" style:font-style-complex="normal" style:font-weight-complex="normal"/>
    </style:style>
    <style:style style:name="T536" style:family="text">
      <style:text-properties fo:font-style="normal" fo:font-weight="normal" officeooo:rsid="059e85aa" style:font-style-asian="normal" style:font-weight-asian="normal" style:font-style-complex="normal" style:font-weight-complex="normal"/>
    </style:style>
    <style:style style:name="T537" style:family="text">
      <style:text-properties fo:font-style="normal" fo:font-weight="normal" officeooo:rsid="059fe618" style:font-style-asian="normal" style:font-weight-asian="normal" style:font-style-complex="normal" style:font-weight-complex="normal"/>
    </style:style>
    <style:style style:name="T538" style:family="text">
      <style:text-properties fo:font-style="normal" fo:font-weight="normal" officeooo:rsid="05a1d830" style:font-style-asian="normal" style:font-weight-asian="normal" style:font-style-complex="normal" style:font-weight-complex="normal"/>
    </style:style>
    <style:style style:name="T539" style:family="text">
      <style:text-properties fo:font-style="normal" fo:font-weight="normal" officeooo:rsid="05a3a306" style:font-style-asian="normal" style:font-weight-asian="normal" style:font-style-complex="normal" style:font-weight-complex="normal"/>
    </style:style>
    <style:style style:name="T540" style:family="text">
      <style:text-properties fo:font-style="normal" fo:font-weight="normal" officeooo:rsid="05a4fa57" style:font-style-asian="normal" style:font-weight-asian="normal" style:font-style-complex="normal" style:font-weight-complex="normal"/>
    </style:style>
    <style:style style:name="T541" style:family="text">
      <style:text-properties fo:font-style="normal" fo:font-weight="normal" officeooo:rsid="05a60d79" style:font-style-asian="normal" style:font-weight-asian="normal" style:font-style-complex="normal" style:font-weight-complex="normal"/>
    </style:style>
    <style:style style:name="T542" style:family="text">
      <style:text-properties fo:font-style="normal" fo:font-weight="normal" officeooo:rsid="05a68c29" style:font-style-asian="normal" style:font-weight-asian="normal" style:font-style-complex="normal" style:font-weight-complex="normal"/>
    </style:style>
    <style:style style:name="T543" style:family="text">
      <style:text-properties fo:font-style="normal" fo:font-weight="normal" officeooo:rsid="05a821e1" style:font-style-asian="normal" style:font-weight-asian="normal" style:font-style-complex="normal" style:font-weight-complex="normal"/>
    </style:style>
    <style:style style:name="T544" style:family="text">
      <style:text-properties fo:font-style="normal" fo:font-weight="normal" officeooo:rsid="05a98e59" style:font-style-asian="normal" style:font-weight-asian="normal" style:font-style-complex="normal" style:font-weight-complex="normal"/>
    </style:style>
    <style:style style:name="T545" style:family="text">
      <style:text-properties fo:font-style="normal" fo:font-weight="normal" officeooo:rsid="05aa15eb" style:font-style-asian="normal" style:font-weight-asian="normal" style:font-style-complex="normal" style:font-weight-complex="normal"/>
    </style:style>
    <style:style style:name="T546" style:family="text">
      <style:text-properties fo:font-style="normal" fo:font-weight="normal" officeooo:rsid="05aa60df" style:font-style-asian="normal" style:font-weight-asian="normal" style:font-style-complex="normal" style:font-weight-complex="normal"/>
    </style:style>
    <style:style style:name="T547" style:family="text">
      <style:text-properties fo:font-style="normal" fo:font-weight="normal" officeooo:rsid="05ac2fa1" style:font-style-asian="normal" style:font-weight-asian="normal" style:font-style-complex="normal" style:font-weight-complex="normal"/>
    </style:style>
    <style:style style:name="T548" style:family="text">
      <style:text-properties fo:font-style="normal" fo:font-weight="normal" officeooo:rsid="05acf85a" style:font-style-asian="normal" style:font-weight-asian="normal" style:font-style-complex="normal" style:font-weight-complex="normal"/>
    </style:style>
    <style:style style:name="T549" style:family="text">
      <style:text-properties fo:font-style="normal" fo:font-weight="normal" officeooo:rsid="05ad2ec7" style:font-style-asian="normal" style:font-weight-asian="normal" style:font-style-complex="normal" style:font-weight-complex="normal"/>
    </style:style>
    <style:style style:name="T550" style:family="text">
      <style:text-properties fo:font-style="normal" fo:font-weight="normal" officeooo:rsid="05b07d43" style:font-style-asian="normal" style:font-weight-asian="normal" style:font-style-complex="normal" style:font-weight-complex="normal"/>
    </style:style>
    <style:style style:name="T551" style:family="text">
      <style:text-properties fo:font-style="normal" fo:font-weight="normal" officeooo:rsid="05b25670" style:font-style-asian="normal" style:font-weight-asian="normal" style:font-style-complex="normal" style:font-weight-complex="normal"/>
    </style:style>
    <style:style style:name="T552" style:family="text">
      <style:text-properties fo:font-style="normal" fo:font-weight="normal" officeooo:rsid="05b392db" style:font-style-asian="normal" style:font-weight-asian="normal" style:font-style-complex="normal" style:font-weight-complex="normal"/>
    </style:style>
    <style:style style:name="T553" style:family="text">
      <style:text-properties fo:font-style="normal" fo:font-weight="normal" officeooo:rsid="05b50cde" style:font-style-asian="normal" style:font-weight-asian="normal" style:font-style-complex="normal" style:font-weight-complex="normal"/>
    </style:style>
    <style:style style:name="T554" style:family="text">
      <style:text-properties fo:font-style="normal" fo:font-weight="normal" officeooo:rsid="05b57f61" style:font-style-asian="normal" style:font-weight-asian="normal" style:font-style-complex="normal" style:font-weight-complex="normal"/>
    </style:style>
    <style:style style:name="T555" style:family="text">
      <style:text-properties fo:font-style="normal" fo:font-weight="normal" officeooo:rsid="05b71957" style:font-style-asian="normal" style:font-weight-asian="normal" style:font-style-complex="normal" style:font-weight-complex="normal"/>
    </style:style>
    <style:style style:name="T556" style:family="text">
      <style:text-properties fo:font-style="normal" fo:font-weight="normal" officeooo:rsid="05b77da8" style:font-style-asian="normal" style:font-weight-asian="normal" style:font-style-complex="normal" style:font-weight-complex="normal"/>
    </style:style>
    <style:style style:name="T557" style:family="text">
      <style:text-properties fo:font-style="normal" fo:font-weight="normal" officeooo:rsid="05b91892" style:font-style-asian="normal" style:font-weight-asian="normal" style:font-style-complex="normal" style:font-weight-complex="normal"/>
    </style:style>
    <style:style style:name="T558" style:family="text">
      <style:text-properties fo:font-style="normal" fo:font-weight="normal" officeooo:rsid="05bb086d" style:font-style-asian="normal" style:font-weight-asian="normal" style:font-style-complex="normal" style:font-weight-complex="normal"/>
    </style:style>
    <style:style style:name="T559" style:family="text">
      <style:text-properties fo:font-style="normal" fo:font-weight="normal" officeooo:rsid="05bb579a" style:font-style-asian="normal" style:font-weight-asian="normal" style:font-style-complex="normal" style:font-weight-complex="normal"/>
    </style:style>
    <style:style style:name="T560" style:family="text">
      <style:text-properties fo:font-style="normal" fo:font-weight="normal" officeooo:rsid="05bc2f75" style:font-style-asian="normal" style:font-weight-asian="normal" style:font-style-complex="normal" style:font-weight-complex="normal"/>
    </style:style>
    <style:style style:name="T561" style:family="text">
      <style:text-properties fo:font-style="normal" fo:font-weight="normal" officeooo:rsid="05be0068" style:font-style-asian="normal" style:font-weight-asian="normal" style:font-style-complex="normal" style:font-weight-complex="normal"/>
    </style:style>
    <style:style style:name="T562" style:family="text">
      <style:text-properties fo:font-style="normal" fo:font-weight="normal" officeooo:rsid="05beefac" style:font-style-asian="normal" style:font-weight-asian="normal" style:font-style-complex="normal" style:font-weight-complex="normal"/>
    </style:style>
    <style:style style:name="T563" style:family="text">
      <style:text-properties fo:font-style="normal" fo:font-weight="normal" officeooo:rsid="05bfd164" style:font-style-asian="normal" style:font-weight-asian="normal" style:font-style-complex="normal" style:font-weight-complex="normal"/>
    </style:style>
    <style:style style:name="T564" style:family="text">
      <style:text-properties fo:font-style="normal" fo:font-weight="normal" officeooo:rsid="05c0ebca" style:font-style-asian="normal" style:font-weight-asian="normal" style:font-style-complex="normal" style:font-weight-complex="normal"/>
    </style:style>
    <style:style style:name="T565" style:family="text">
      <style:text-properties fo:font-style="normal" fo:font-weight="normal" officeooo:rsid="05c2e7b5" style:font-style-asian="normal" style:font-weight-asian="normal" style:font-style-complex="normal" style:font-weight-complex="normal"/>
    </style:style>
    <style:style style:name="T566" style:family="text">
      <style:text-properties fo:font-style="normal" fo:font-weight="normal" officeooo:rsid="05c5c1dd" style:font-style-asian="normal" style:font-weight-asian="normal" style:font-style-complex="normal" style:font-weight-complex="normal"/>
    </style:style>
    <style:style style:name="T567" style:family="text">
      <style:text-properties fo:font-style="normal" fo:font-weight="normal" officeooo:rsid="05c6b1b8" style:font-style-asian="normal" style:font-weight-asian="normal" style:font-style-complex="normal" style:font-weight-complex="normal"/>
    </style:style>
    <style:style style:name="T568" style:family="text">
      <style:text-properties fo:font-style="normal" fo:font-weight="normal" officeooo:rsid="05c8347d" style:font-style-asian="normal" style:font-weight-asian="normal" style:font-style-complex="normal" style:font-weight-complex="normal"/>
    </style:style>
    <style:style style:name="T569" style:family="text">
      <style:text-properties fo:font-style="normal" fo:font-weight="normal" officeooo:rsid="05c9e595" style:font-style-asian="normal" style:font-weight-asian="normal" style:font-style-complex="normal" style:font-weight-complex="normal"/>
    </style:style>
    <style:style style:name="T570" style:family="text">
      <style:text-properties fo:font-style="normal" fo:font-weight="normal" officeooo:rsid="05cb7fbc" style:font-style-asian="normal" style:font-weight-asian="normal" style:font-style-complex="normal" style:font-weight-complex="normal"/>
    </style:style>
    <style:style style:name="T571" style:family="text">
      <style:text-properties fo:font-style="normal" fo:font-weight="normal" officeooo:rsid="05cd25af" style:font-style-asian="normal" style:font-weight-asian="normal" style:font-style-complex="normal" style:font-weight-complex="normal"/>
    </style:style>
    <style:style style:name="T572" style:family="text">
      <style:text-properties fo:font-style="normal" fo:font-weight="normal" officeooo:rsid="05ce3a79" style:font-style-asian="normal" style:font-weight-asian="normal" style:font-style-complex="normal" style:font-weight-complex="normal"/>
    </style:style>
    <style:style style:name="T573" style:family="text">
      <style:text-properties fo:font-style="normal" fo:font-weight="normal" officeooo:rsid="05cfac45" style:font-style-asian="normal" style:font-weight-asian="normal" style:font-style-complex="normal" style:font-weight-complex="normal"/>
    </style:style>
    <style:style style:name="T574" style:family="text">
      <style:text-properties fo:font-style="normal" fo:font-weight="normal" officeooo:rsid="05d03b57" style:font-style-asian="normal" style:font-weight-asian="normal" style:font-style-complex="normal" style:font-weight-complex="normal"/>
    </style:style>
    <style:style style:name="T575" style:family="text">
      <style:text-properties fo:font-style="normal" fo:font-weight="normal" officeooo:rsid="05d14352" style:font-style-asian="normal" style:font-weight-asian="normal" style:font-style-complex="normal" style:font-weight-complex="normal"/>
    </style:style>
    <style:style style:name="T576" style:family="text">
      <style:text-properties fo:font-style="normal" fo:font-weight="normal" officeooo:rsid="05d206d7" style:font-style-asian="normal" style:font-weight-asian="normal" style:font-style-complex="normal" style:font-weight-complex="normal"/>
    </style:style>
    <style:style style:name="T577" style:family="text">
      <style:text-properties fo:font-style="normal" fo:font-weight="normal" officeooo:rsid="05d230bd" style:font-style-asian="normal" style:font-weight-asian="normal" style:font-style-complex="normal" style:font-weight-complex="normal"/>
    </style:style>
    <style:style style:name="T578" style:family="text">
      <style:text-properties fo:font-style="normal" fo:font-weight="normal" officeooo:rsid="05d27f06" style:font-style-asian="normal" style:font-weight-asian="normal" style:font-style-complex="normal" style:font-weight-complex="normal"/>
    </style:style>
    <style:style style:name="T579" style:family="text">
      <style:text-properties fo:font-style="normal" fo:font-weight="normal" officeooo:rsid="05d39741" style:font-style-asian="normal" style:font-weight-asian="normal" style:font-style-complex="normal" style:font-weight-complex="normal"/>
    </style:style>
    <style:style style:name="T580" style:family="text">
      <style:text-properties fo:font-style="normal" fo:font-weight="normal" officeooo:rsid="05d3f107" style:font-style-asian="normal" style:font-weight-asian="normal" style:font-style-complex="normal" style:font-weight-complex="normal"/>
    </style:style>
    <style:style style:name="T581" style:family="text">
      <style:text-properties fo:font-style="normal" fo:font-weight="normal" officeooo:rsid="05d59b87" style:font-style-asian="normal" style:font-weight-asian="normal" style:font-style-complex="normal" style:font-weight-complex="normal"/>
    </style:style>
    <style:style style:name="T582" style:family="text">
      <style:text-properties fo:font-style="normal" fo:font-weight="normal" officeooo:rsid="05d78468" style:font-style-asian="normal" style:font-weight-asian="normal" style:font-style-complex="normal" style:font-weight-complex="normal"/>
    </style:style>
    <style:style style:name="T583" style:family="text">
      <style:text-properties fo:font-style="normal" fo:font-weight="normal" officeooo:rsid="05d79d9b" style:font-style-asian="normal" style:font-weight-asian="normal" style:font-style-complex="normal" style:font-weight-complex="normal"/>
    </style:style>
    <style:style style:name="T584" style:family="text">
      <style:text-properties fo:font-style="normal" fo:font-weight="normal" officeooo:rsid="05d7bd98" style:font-style-asian="normal" style:font-weight-asian="normal" style:font-style-complex="normal" style:font-weight-complex="normal"/>
    </style:style>
    <style:style style:name="T585" style:family="text">
      <style:text-properties fo:font-style="normal" fo:font-weight="normal" officeooo:rsid="05d7c233" style:font-style-asian="normal" style:font-weight-asian="normal" style:font-style-complex="normal" style:font-weight-complex="normal"/>
    </style:style>
    <style:style style:name="T586" style:family="text">
      <style:text-properties fo:font-style="normal" fo:font-weight="normal" officeooo:rsid="05d8059d" style:font-style-asian="normal" style:font-weight-asian="normal" style:font-style-complex="normal" style:font-weight-complex="normal"/>
    </style:style>
    <style:style style:name="T587" style:family="text">
      <style:text-properties fo:font-style="normal" fo:font-weight="normal" officeooo:rsid="05d9cf1b" style:font-style-asian="normal" style:font-weight-asian="normal" style:font-style-complex="normal" style:font-weight-complex="normal"/>
    </style:style>
    <style:style style:name="T588" style:family="text">
      <style:text-properties fo:font-style="normal" fo:font-weight="normal" officeooo:rsid="05db9fae" style:font-style-asian="normal" style:font-weight-asian="normal" style:font-style-complex="normal" style:font-weight-complex="normal"/>
    </style:style>
    <style:style style:name="T589" style:family="text">
      <style:text-properties fo:font-style="normal" fo:font-weight="normal" officeooo:rsid="05dd0ba3" style:font-style-asian="normal" style:font-weight-asian="normal" style:font-style-complex="normal" style:font-weight-complex="normal"/>
    </style:style>
    <style:style style:name="T590" style:family="text">
      <style:text-properties fo:font-style="normal" fo:font-weight="normal" officeooo:rsid="05dd5fc4" style:font-style-asian="normal" style:font-weight-asian="normal" style:font-style-complex="normal" style:font-weight-complex="normal"/>
    </style:style>
    <style:style style:name="T591" style:family="text">
      <style:text-properties fo:font-style="normal" fo:font-weight="normal" officeooo:rsid="05dda710" style:font-style-asian="normal" style:font-weight-asian="normal" style:font-style-complex="normal" style:font-weight-complex="normal"/>
    </style:style>
    <style:style style:name="T592" style:family="text">
      <style:text-properties fo:font-style="normal" fo:font-weight="normal" officeooo:rsid="05de0a90" style:font-style-asian="normal" style:font-weight-asian="normal" style:font-style-complex="normal" style:font-weight-complex="normal"/>
    </style:style>
    <style:style style:name="T593" style:family="text">
      <style:text-properties fo:font-style="normal" fo:font-weight="normal" officeooo:rsid="05de88a6" style:font-style-asian="normal" style:font-weight-asian="normal" style:font-style-complex="normal" style:font-weight-complex="normal"/>
    </style:style>
    <style:style style:name="T594" style:family="text">
      <style:text-properties fo:font-style="normal" fo:font-weight="normal" officeooo:rsid="05dee6ff" style:font-style-asian="normal" style:font-weight-asian="normal" style:font-style-complex="normal" style:font-weight-complex="normal"/>
    </style:style>
    <style:style style:name="T595" style:family="text">
      <style:text-properties fo:font-style="normal" fo:font-weight="normal" officeooo:rsid="05e08dd1" style:font-style-asian="normal" style:font-weight-asian="normal" style:font-style-complex="normal" style:font-weight-complex="normal"/>
    </style:style>
    <style:style style:name="T596" style:family="text">
      <style:text-properties fo:font-style="normal" fo:font-weight="normal" officeooo:rsid="05e24560" style:font-style-asian="normal" style:font-weight-asian="normal" style:font-style-complex="normal" style:font-weight-complex="normal"/>
    </style:style>
    <style:style style:name="T597" style:family="text">
      <style:text-properties fo:font-style="normal" fo:font-weight="normal" officeooo:rsid="05e27d93" style:font-style-asian="normal" style:font-weight-asian="normal" style:font-style-complex="normal" style:font-weight-complex="normal"/>
    </style:style>
    <style:style style:name="T598" style:family="text">
      <style:text-properties fo:font-style="normal" fo:font-weight="normal" officeooo:rsid="05e40db5" style:font-style-asian="normal" style:font-weight-asian="normal" style:font-style-complex="normal" style:font-weight-complex="normal"/>
    </style:style>
    <style:style style:name="T599" style:family="text">
      <style:text-properties fo:font-style="normal" fo:font-weight="normal" officeooo:rsid="05e5c7fe" style:font-style-asian="normal" style:font-weight-asian="normal" style:font-style-complex="normal" style:font-weight-complex="normal"/>
    </style:style>
    <style:style style:name="T600" style:family="text">
      <style:text-properties fo:font-style="normal" fo:font-weight="normal" officeooo:rsid="05e67a2a" style:font-style-asian="normal" style:font-weight-asian="normal" style:font-style-complex="normal" style:font-weight-complex="normal"/>
    </style:style>
    <style:style style:name="T601" style:family="text">
      <style:text-properties fo:font-style="normal" fo:font-weight="normal" officeooo:rsid="05e6ce35" style:font-style-asian="normal" style:font-weight-asian="normal" style:font-style-complex="normal" style:font-weight-complex="normal"/>
    </style:style>
    <style:style style:name="T602" style:family="text">
      <style:text-properties fo:font-style="normal" fo:font-weight="normal" officeooo:rsid="05e739e0" style:font-style-asian="normal" style:font-weight-asian="normal" style:font-style-complex="normal" style:font-weight-complex="normal"/>
    </style:style>
    <style:style style:name="T603" style:family="text">
      <style:text-properties fo:font-style="normal" fo:font-weight="normal" officeooo:rsid="05e95cd4" style:font-style-asian="normal" style:font-weight-asian="normal" style:font-style-complex="normal" style:font-weight-complex="normal"/>
    </style:style>
    <style:style style:name="T604" style:family="text">
      <style:text-properties fo:font-style="normal" fo:font-weight="normal" officeooo:rsid="05eb1664" style:font-style-asian="normal" style:font-weight-asian="normal" style:font-style-complex="normal" style:font-weight-complex="normal"/>
    </style:style>
    <style:style style:name="T605" style:family="text">
      <style:text-properties fo:font-style="normal" fo:font-weight="normal" officeooo:rsid="05ec0c94" style:font-style-asian="normal" style:font-weight-asian="normal" style:font-style-complex="normal" style:font-weight-complex="normal"/>
    </style:style>
    <style:style style:name="T606" style:family="text">
      <style:text-properties fo:font-style="normal" fo:font-weight="normal" officeooo:rsid="05ec577c" style:font-style-asian="normal" style:font-weight-asian="normal" style:font-style-complex="normal" style:font-weight-complex="normal"/>
    </style:style>
    <style:style style:name="T607" style:family="text">
      <style:text-properties fo:font-style="normal" fo:font-weight="normal" officeooo:rsid="05ed40ad" style:font-style-asian="normal" style:font-weight-asian="normal" style:font-style-complex="normal" style:font-weight-complex="normal"/>
    </style:style>
    <style:style style:name="T608" style:family="text">
      <style:text-properties fo:font-style="normal" fo:font-weight="normal" officeooo:rsid="05eda016" style:font-style-asian="normal" style:font-weight-asian="normal" style:font-style-complex="normal" style:font-weight-complex="normal"/>
    </style:style>
    <style:style style:name="T609" style:family="text">
      <style:text-properties fo:font-style="normal" fo:font-weight="normal" officeooo:rsid="05ee3fd5" style:font-style-asian="normal" style:font-weight-asian="normal" style:font-style-complex="normal" style:font-weight-complex="normal"/>
    </style:style>
    <style:style style:name="T610" style:family="text">
      <style:text-properties fo:font-style="normal" fo:font-weight="normal" officeooo:rsid="05f01e6a" style:font-style-asian="normal" style:font-weight-asian="normal" style:font-style-complex="normal" style:font-weight-complex="normal"/>
    </style:style>
    <style:style style:name="T611" style:family="text">
      <style:text-properties fo:font-style="normal" fo:font-weight="normal" officeooo:rsid="05f08f4f" style:font-style-asian="normal" style:font-weight-asian="normal" style:font-style-complex="normal" style:font-weight-complex="normal"/>
    </style:style>
    <style:style style:name="T612" style:family="text">
      <style:text-properties fo:font-style="normal" fo:font-weight="normal" officeooo:rsid="05f2740f" style:font-style-asian="normal" style:font-weight-asian="normal" style:font-style-complex="normal" style:font-weight-complex="normal"/>
    </style:style>
    <style:style style:name="T613" style:family="text">
      <style:text-properties fo:font-style="normal" fo:font-weight="normal" officeooo:rsid="05f64f61" style:font-style-asian="normal" style:font-weight-asian="normal" style:font-style-complex="normal" style:font-weight-complex="normal"/>
    </style:style>
    <style:style style:name="T614" style:family="text">
      <style:text-properties fo:font-style="normal" fo:font-weight="normal" officeooo:rsid="05f702b1" style:font-style-asian="normal" style:font-weight-asian="normal" style:font-style-complex="normal" style:font-weight-complex="normal"/>
    </style:style>
    <style:style style:name="T615" style:family="text">
      <style:text-properties fo:font-style="normal" fo:font-weight="normal" officeooo:rsid="05f822a8" style:font-style-asian="normal" style:font-weight-asian="normal" style:font-style-complex="normal" style:font-weight-complex="normal"/>
    </style:style>
    <style:style style:name="T616" style:family="text">
      <style:text-properties fo:font-style="normal" fo:font-weight="normal" officeooo:rsid="05f8cd07" style:font-style-asian="normal" style:font-weight-asian="normal" style:font-style-complex="normal" style:font-weight-complex="normal"/>
    </style:style>
    <style:style style:name="T617" style:family="text">
      <style:text-properties fo:font-style="normal" fo:font-weight="normal" officeooo:rsid="05fa7b9d" style:font-style-asian="normal" style:font-weight-asian="normal" style:font-style-complex="normal" style:font-weight-complex="normal"/>
    </style:style>
    <style:style style:name="T618" style:family="text">
      <style:text-properties fo:font-style="normal" fo:font-weight="normal" officeooo:rsid="05fdc4b9" style:font-style-asian="normal" style:font-weight-asian="normal" style:font-style-complex="normal" style:font-weight-complex="normal"/>
    </style:style>
    <style:style style:name="T619" style:family="text">
      <style:text-properties fo:font-style="normal" fo:font-weight="normal" officeooo:rsid="05ff0d32" style:font-style-asian="normal" style:font-weight-asian="normal" style:font-style-complex="normal" style:font-weight-complex="normal"/>
    </style:style>
    <style:style style:name="T620" style:family="text">
      <style:text-properties fo:font-style="normal" fo:font-weight="normal" officeooo:rsid="0600a59f" style:font-style-asian="normal" style:font-weight-asian="normal" style:font-style-complex="normal" style:font-weight-complex="normal"/>
    </style:style>
    <style:style style:name="T621" style:family="text">
      <style:text-properties fo:font-style="normal" fo:font-weight="normal" officeooo:rsid="06017fda" style:font-style-asian="normal" style:font-weight-asian="normal" style:font-style-complex="normal" style:font-weight-complex="normal"/>
    </style:style>
    <style:style style:name="T622" style:family="text">
      <style:text-properties fo:font-style="normal" fo:font-weight="normal" officeooo:rsid="0602033d" style:font-style-asian="normal" style:font-weight-asian="normal" style:font-style-complex="normal" style:font-weight-complex="normal"/>
    </style:style>
    <style:style style:name="T623" style:family="text">
      <style:text-properties fo:font-style="normal" fo:font-weight="normal" officeooo:rsid="0603f4b4" style:font-style-asian="normal" style:font-weight-asian="normal" style:font-style-complex="normal" style:font-weight-complex="normal"/>
    </style:style>
    <style:style style:name="T624" style:family="text">
      <style:text-properties fo:font-style="normal" fo:font-weight="normal" officeooo:rsid="0604627e" style:font-style-asian="normal" style:font-weight-asian="normal" style:font-style-complex="normal" style:font-weight-complex="normal"/>
    </style:style>
    <style:style style:name="T625" style:family="text">
      <style:text-properties fo:font-style="normal" fo:font-weight="normal" officeooo:rsid="05fc577e" style:font-style-asian="normal" style:font-weight-asian="normal" style:font-style-complex="normal" style:font-weight-complex="normal"/>
    </style:style>
    <style:style style:name="T626" style:family="text">
      <style:text-properties fo:font-style="normal" fo:font-weight="normal" officeooo:rsid="06064674" style:font-style-asian="normal" style:font-weight-asian="normal" style:font-style-complex="normal" style:font-weight-complex="normal"/>
    </style:style>
    <style:style style:name="T627" style:family="text">
      <style:text-properties fo:font-style="normal" fo:font-weight="normal" officeooo:rsid="0607934c" style:font-style-asian="normal" style:font-weight-asian="normal" style:font-style-complex="normal" style:font-weight-complex="normal"/>
    </style:style>
    <style:style style:name="T628" style:family="text">
      <style:text-properties fo:font-style="normal" fo:font-weight="normal" officeooo:rsid="06091f04" style:font-style-asian="normal" style:font-weight-asian="normal" style:font-style-complex="normal" style:font-weight-complex="normal"/>
    </style:style>
    <style:style style:name="T629" style:family="text">
      <style:text-properties fo:font-style="normal" fo:font-weight="normal" officeooo:rsid="06099ae9" style:font-style-asian="normal" style:font-weight-asian="normal" style:font-style-complex="normal" style:font-weight-complex="normal"/>
    </style:style>
    <style:style style:name="T630" style:family="text">
      <style:text-properties fo:font-style="normal" fo:font-weight="normal" officeooo:rsid="060b09bf" style:font-style-asian="normal" style:font-weight-asian="normal" style:font-style-complex="normal" style:font-weight-complex="normal"/>
    </style:style>
    <style:style style:name="T631" style:family="text">
      <style:text-properties fo:font-style="normal" fo:font-weight="normal" officeooo:rsid="060c4596" style:font-style-asian="normal" style:font-weight-asian="normal" style:font-style-complex="normal" style:font-weight-complex="normal"/>
    </style:style>
    <style:style style:name="T632" style:family="text">
      <style:text-properties fo:font-style="normal" fo:font-weight="normal" officeooo:rsid="060d1cd4" style:font-style-asian="normal" style:font-weight-asian="normal" style:font-style-complex="normal" style:font-weight-complex="normal"/>
    </style:style>
    <style:style style:name="T633" style:family="text">
      <style:text-properties fo:font-style="normal" fo:font-weight="normal" officeooo:rsid="060dec83" style:font-style-asian="normal" style:font-weight-asian="normal" style:font-style-complex="normal" style:font-weight-complex="normal"/>
    </style:style>
    <style:style style:name="T634" style:family="text">
      <style:text-properties fo:font-style="normal" fo:font-weight="normal" officeooo:rsid="060df6f9" style:font-style-asian="normal" style:font-weight-asian="normal" style:font-style-complex="normal" style:font-weight-complex="normal"/>
    </style:style>
    <style:style style:name="T635" style:family="text">
      <style:text-properties fo:font-style="normal" fo:font-weight="normal" officeooo:rsid="06113d3c" style:font-style-asian="normal" style:font-weight-asian="normal" style:font-style-complex="normal" style:font-weight-complex="normal"/>
    </style:style>
    <style:style style:name="T636" style:family="text">
      <style:text-properties fo:font-style="normal" fo:font-weight="normal" officeooo:rsid="06123792" style:font-style-asian="normal" style:font-weight-asian="normal" style:font-style-complex="normal" style:font-weight-complex="normal"/>
    </style:style>
    <style:style style:name="T637" style:family="text">
      <style:text-properties fo:font-style="normal" fo:font-weight="normal" officeooo:rsid="0614523a" style:font-style-asian="normal" style:font-weight-asian="normal" style:font-style-complex="normal" style:font-weight-complex="normal"/>
    </style:style>
    <style:style style:name="T638" style:family="text">
      <style:text-properties fo:font-style="normal" fo:font-weight="normal" officeooo:rsid="0614a219" style:font-style-asian="normal" style:font-weight-asian="normal" style:font-style-complex="normal" style:font-weight-complex="normal"/>
    </style:style>
    <style:style style:name="T639" style:family="text">
      <style:text-properties fo:font-style="normal" fo:font-weight="normal" officeooo:rsid="06150c87" style:font-style-asian="normal" style:font-weight-asian="normal" style:font-style-complex="normal" style:font-weight-complex="normal"/>
    </style:style>
    <style:style style:name="T640" style:family="text">
      <style:text-properties fo:font-style="normal" fo:font-weight="normal" officeooo:rsid="06163226" style:font-style-asian="normal" style:font-weight-asian="normal" style:font-style-complex="normal" style:font-weight-complex="normal"/>
    </style:style>
    <style:style style:name="T641" style:family="text">
      <style:text-properties fo:font-style="normal" fo:font-weight="normal" officeooo:rsid="06180264" style:font-style-asian="normal" style:font-weight-asian="normal" style:font-style-complex="normal" style:font-weight-complex="normal"/>
    </style:style>
    <style:style style:name="T642" style:family="text">
      <style:text-properties fo:font-style="normal" fo:font-weight="normal" officeooo:rsid="0619ff0a" style:font-style-asian="normal" style:font-weight-asian="normal" style:font-style-complex="normal" style:font-weight-complex="normal"/>
    </style:style>
    <style:style style:name="T643" style:family="text">
      <style:text-properties fo:font-style="normal" fo:font-weight="normal" officeooo:rsid="061a95f6" style:font-style-asian="normal" style:font-weight-asian="normal" style:font-style-complex="normal" style:font-weight-complex="normal"/>
    </style:style>
    <style:style style:name="T644" style:family="text">
      <style:text-properties fo:font-style="normal" fo:font-weight="normal" officeooo:rsid="061bc975" style:font-style-asian="normal" style:font-weight-asian="normal" style:font-style-complex="normal" style:font-weight-complex="normal"/>
    </style:style>
    <style:style style:name="T645" style:family="text">
      <style:text-properties fo:font-style="normal" fo:font-weight="normal" officeooo:rsid="061dcbd6" style:font-style-asian="normal" style:font-weight-asian="normal" style:font-style-complex="normal" style:font-weight-complex="normal"/>
    </style:style>
    <style:style style:name="T646" style:family="text">
      <style:text-properties fo:font-style="normal" fo:font-weight="normal" officeooo:rsid="061f72c5" style:font-style-asian="normal" style:font-weight-asian="normal" style:font-style-complex="normal" style:font-weight-complex="normal"/>
    </style:style>
    <style:style style:name="T647" style:family="text">
      <style:text-properties fo:font-style="normal" fo:font-weight="normal" officeooo:rsid="0622da58" style:font-style-asian="normal" style:font-weight-asian="normal" style:font-style-complex="normal" style:font-weight-complex="normal"/>
    </style:style>
    <style:style style:name="T648" style:family="text">
      <style:text-properties fo:font-style="normal" fo:font-weight="normal" officeooo:rsid="062440fc" style:font-style-asian="normal" style:font-weight-asian="normal" style:font-style-complex="normal" style:font-weight-complex="normal"/>
    </style:style>
    <style:style style:name="T649" style:family="text">
      <style:text-properties fo:font-style="normal" fo:font-weight="normal" officeooo:rsid="0625432c" style:font-style-asian="normal" style:font-weight-asian="normal" style:font-style-complex="normal" style:font-weight-complex="normal"/>
    </style:style>
    <style:style style:name="T650" style:family="text">
      <style:text-properties fo:font-style="normal" fo:font-weight="normal" officeooo:rsid="06257847" style:font-style-asian="normal" style:font-weight-asian="normal" style:font-style-complex="normal" style:font-weight-complex="normal"/>
    </style:style>
    <style:style style:name="T651" style:family="text">
      <style:text-properties fo:font-style="normal" fo:font-weight="normal" officeooo:rsid="06273385" style:font-style-asian="normal" style:font-weight-asian="normal" style:font-style-complex="normal" style:font-weight-complex="normal"/>
    </style:style>
    <style:style style:name="T652" style:family="text">
      <style:text-properties fo:font-style="normal" fo:font-weight="normal" officeooo:rsid="0627750e" style:font-style-asian="normal" style:font-weight-asian="normal" style:font-style-complex="normal" style:font-weight-complex="normal"/>
    </style:style>
    <style:style style:name="T653" style:family="text">
      <style:text-properties fo:font-style="normal" fo:font-weight="normal" officeooo:rsid="065a5199" style:font-style-asian="normal" style:font-weight-asian="normal" style:font-style-complex="normal" style:font-weight-complex="normal"/>
    </style:style>
    <style:style style:name="T654" style:family="text">
      <style:text-properties officeooo:rsid="05137a33"/>
    </style:style>
    <style:style style:name="T655" style:family="text">
      <style:text-properties officeooo:rsid="05148638"/>
    </style:style>
    <style:style style:name="T656" style:family="text">
      <style:text-properties officeooo:rsid="05155d7b"/>
    </style:style>
    <style:style style:name="T657" style:family="text">
      <style:text-properties officeooo:rsid="0515f1a5"/>
    </style:style>
    <style:style style:name="T658" style:family="text">
      <style:text-properties officeooo:rsid="0516ca94"/>
    </style:style>
    <style:style style:name="T659" style:family="text">
      <style:text-properties officeooo:rsid="0518c2de"/>
    </style:style>
    <style:style style:name="T660" style:family="text">
      <style:text-properties officeooo:rsid="0519cb47"/>
    </style:style>
    <style:style style:name="T661" style:family="text">
      <style:text-properties officeooo:rsid="051a46c9"/>
    </style:style>
    <style:style style:name="T662" style:family="text">
      <style:text-properties officeooo:rsid="051bc855"/>
    </style:style>
    <style:style style:name="T663" style:family="text">
      <style:text-properties officeooo:rsid="051d1650"/>
    </style:style>
    <style:style style:name="T664" style:family="text">
      <style:text-properties officeooo:rsid="051eb624"/>
    </style:style>
    <style:style style:name="T665" style:family="text">
      <style:text-properties officeooo:rsid="051f52d5"/>
    </style:style>
    <style:style style:name="T666" style:family="text">
      <style:text-properties officeooo:rsid="051fc975"/>
    </style:style>
    <style:style style:name="T667" style:family="text">
      <style:text-properties officeooo:rsid="0521106d"/>
    </style:style>
    <style:style style:name="T668" style:family="text">
      <style:text-properties officeooo:rsid="05229e0e"/>
    </style:style>
    <style:style style:name="T669" style:family="text">
      <style:text-properties officeooo:rsid="0522f3e1"/>
    </style:style>
    <style:style style:name="T670" style:family="text">
      <style:text-properties officeooo:rsid="05230605"/>
    </style:style>
    <style:style style:name="T671" style:family="text">
      <style:text-properties officeooo:rsid="0524c0c4"/>
    </style:style>
    <style:style style:name="T672" style:family="text">
      <style:text-properties officeooo:rsid="0524dfd1"/>
    </style:style>
    <style:style style:name="T673" style:family="text">
      <style:text-properties officeooo:rsid="0525fbf9"/>
    </style:style>
    <style:style style:name="T674" style:family="text">
      <style:text-properties officeooo:rsid="05274e96"/>
    </style:style>
    <style:style style:name="T675" style:family="text">
      <style:text-properties officeooo:rsid="05284e62"/>
    </style:style>
    <style:style style:name="T676" style:family="text">
      <style:text-properties officeooo:rsid="05298822"/>
    </style:style>
    <style:style style:name="T677" style:family="text">
      <style:text-properties officeooo:rsid="052ac245"/>
    </style:style>
    <style:style style:name="T678" style:family="text">
      <style:text-properties officeooo:rsid="052bd68a"/>
    </style:style>
    <style:style style:name="T679" style:family="text">
      <style:text-properties officeooo:rsid="052c322f"/>
    </style:style>
    <style:style style:name="T680" style:family="text">
      <style:text-properties officeooo:rsid="052eaa47"/>
    </style:style>
    <style:style style:name="T681" style:family="text">
      <style:text-properties officeooo:rsid="052fe6fd"/>
    </style:style>
    <style:style style:name="T682" style:family="text">
      <style:text-properties officeooo:rsid="0530538a"/>
    </style:style>
    <style:style style:name="T683" style:family="text">
      <style:text-properties officeooo:rsid="05330462"/>
    </style:style>
    <style:style style:name="T684" style:family="text">
      <style:text-properties officeooo:rsid="0533730e"/>
    </style:style>
    <style:style style:name="T685" style:family="text">
      <style:text-properties officeooo:rsid="0534b314"/>
    </style:style>
    <style:style style:name="T686" style:family="text">
      <style:text-properties officeooo:rsid="0535b9a3"/>
    </style:style>
    <style:style style:name="T687" style:family="text">
      <style:text-properties officeooo:rsid="0535e26c"/>
    </style:style>
    <style:style style:name="T688" style:family="text">
      <style:text-properties officeooo:rsid="0535f825"/>
    </style:style>
    <style:style style:name="T689" style:family="text">
      <style:text-properties officeooo:rsid="0537a320"/>
    </style:style>
    <style:style style:name="T690" style:family="text">
      <style:text-properties officeooo:rsid="05386fb7"/>
    </style:style>
    <style:style style:name="T691" style:family="text">
      <style:text-properties officeooo:rsid="053b2e36"/>
    </style:style>
    <style:style style:name="T692" style:family="text">
      <style:text-properties officeooo:rsid="053c6eaf"/>
    </style:style>
    <style:style style:name="T693" style:family="text">
      <style:text-properties officeooo:rsid="053e12d5"/>
    </style:style>
    <style:style style:name="T694" style:family="text">
      <style:text-properties officeooo:rsid="053f2c07"/>
    </style:style>
    <style:style style:name="T695" style:family="text">
      <style:text-properties officeooo:rsid="05409765"/>
    </style:style>
    <style:style style:name="T696" style:family="text">
      <style:text-properties officeooo:rsid="0540a7d1"/>
    </style:style>
    <style:style style:name="T697" style:family="text">
      <style:text-properties officeooo:rsid="05426ac2"/>
    </style:style>
    <style:style style:name="T698" style:family="text">
      <style:text-properties officeooo:rsid="054284de"/>
    </style:style>
    <style:style style:name="T699" style:family="text">
      <style:text-properties officeooo:rsid="05437482"/>
    </style:style>
    <style:style style:name="T700" style:family="text">
      <style:text-properties officeooo:rsid="0543ecd1"/>
    </style:style>
    <style:style style:name="T701" style:family="text">
      <style:text-properties officeooo:rsid="05450bf8"/>
    </style:style>
    <style:style style:name="T702" style:family="text">
      <style:text-properties officeooo:rsid="0545d995"/>
    </style:style>
    <style:style style:name="T703" style:family="text">
      <style:text-properties officeooo:rsid="05469cdc"/>
    </style:style>
    <style:style style:name="T704" style:family="text">
      <style:text-properties officeooo:rsid="0547523b"/>
    </style:style>
    <style:style style:name="T705" style:family="text">
      <style:text-properties officeooo:rsid="05486055"/>
    </style:style>
    <style:style style:name="T706" style:family="text">
      <style:text-properties officeooo:rsid="05486369"/>
    </style:style>
    <style:style style:name="T707" style:family="text">
      <style:text-properties officeooo:rsid="0549a8fd"/>
    </style:style>
    <style:style style:name="T708" style:family="text">
      <style:text-properties officeooo:rsid="054a1e8f"/>
    </style:style>
    <style:style style:name="T709" style:family="text">
      <style:text-properties officeooo:rsid="054ad7da"/>
    </style:style>
    <style:style style:name="T710" style:family="text">
      <style:text-properties officeooo:rsid="054c2074"/>
    </style:style>
    <style:style style:name="T711" style:family="text">
      <style:text-properties officeooo:rsid="054e1932"/>
    </style:style>
    <style:style style:name="T712" style:family="text">
      <style:text-properties officeooo:rsid="054f3cef"/>
    </style:style>
    <style:style style:name="T713" style:family="text">
      <style:text-properties officeooo:rsid="05513a5b"/>
    </style:style>
    <style:style style:name="T714" style:family="text">
      <style:text-properties officeooo:rsid="0551f403"/>
    </style:style>
    <style:style style:name="T715" style:family="text">
      <style:text-properties officeooo:rsid="0552ff32"/>
    </style:style>
    <style:style style:name="T716" style:family="text">
      <style:text-properties officeooo:rsid="0553dcb2"/>
    </style:style>
    <style:style style:name="T717" style:family="text">
      <style:text-properties officeooo:rsid="0555a5de"/>
    </style:style>
    <style:style style:name="T718" style:family="text">
      <style:text-properties officeooo:rsid="0557016a"/>
    </style:style>
    <style:style style:name="T719" style:family="text">
      <style:text-properties officeooo:rsid="05582fb1"/>
    </style:style>
    <style:style style:name="T720" style:family="text">
      <style:text-properties officeooo:rsid="0558df1e"/>
    </style:style>
    <style:style style:name="T721" style:family="text">
      <style:text-properties officeooo:rsid="055aa59f"/>
    </style:style>
    <style:style style:name="T722" style:family="text">
      <style:text-properties officeooo:rsid="055ca199"/>
    </style:style>
    <style:style style:name="T723" style:family="text">
      <style:text-properties officeooo:rsid="055cb01d"/>
    </style:style>
    <style:style style:name="T724" style:family="text">
      <style:text-properties officeooo:rsid="055e636b"/>
    </style:style>
    <style:style style:name="T725" style:family="text">
      <style:text-properties officeooo:rsid="055f0ea8"/>
    </style:style>
    <style:style style:name="T726" style:family="text">
      <style:text-properties officeooo:rsid="055ffa69"/>
    </style:style>
    <style:style style:name="T727" style:family="text">
      <style:text-properties officeooo:rsid="05617c96"/>
    </style:style>
    <style:style style:name="T728" style:family="text">
      <style:text-properties officeooo:rsid="05642096"/>
    </style:style>
    <style:style style:name="T729" style:family="text">
      <style:text-properties officeooo:rsid="05645bf9"/>
    </style:style>
    <style:style style:name="T730" style:family="text">
      <style:text-properties officeooo:rsid="0565d738"/>
    </style:style>
    <style:style style:name="T731" style:family="text">
      <style:text-properties officeooo:rsid="0566db2b"/>
    </style:style>
    <style:style style:name="T732" style:family="text">
      <style:text-properties officeooo:rsid="05684967"/>
    </style:style>
    <style:style style:name="T733" style:family="text">
      <style:text-properties officeooo:rsid="05685321"/>
    </style:style>
    <style:style style:name="T734" style:family="text">
      <style:text-properties officeooo:rsid="0569488c"/>
    </style:style>
    <style:style style:name="T735" style:family="text">
      <style:text-properties officeooo:rsid="056b47a9"/>
    </style:style>
    <style:style style:name="T736" style:family="text">
      <style:text-properties fo:font-weight="normal" style:font-weight-asian="normal" style:font-weight-complex="normal"/>
    </style:style>
    <style:style style:name="T737" style:family="text">
      <style:text-properties fo:font-weight="normal" officeooo:rsid="058fa696" style:font-weight-asian="normal" style:font-weight-complex="normal"/>
    </style:style>
    <style:style style:name="T738" style:family="text">
      <style:text-properties fo:font-weight="normal" officeooo:rsid="05988930" style:font-weight-asian="normal" style:font-weight-complex="normal"/>
    </style:style>
    <style:style style:name="T739" style:family="text">
      <style:text-properties fo:font-weight="normal" officeooo:rsid="0592cc8a" style:font-weight-asian="normal" style:font-weight-complex="normal"/>
    </style:style>
    <style:style style:name="T740" style:family="text">
      <style:text-properties fo:font-weight="normal" officeooo:rsid="05a1d830" style:font-weight-asian="normal" style:font-weight-complex="normal"/>
    </style:style>
    <style:style style:name="T741" style:family="text">
      <style:text-properties fo:font-weight="normal" officeooo:rsid="05aa60df" style:font-weight-asian="normal" style:font-weight-complex="normal"/>
    </style:style>
    <style:style style:name="T742" style:family="text">
      <style:text-properties fo:font-weight="normal" officeooo:rsid="05d8059d" style:font-weight-asian="normal" style:font-weight-complex="normal"/>
    </style:style>
    <style:style style:name="T743" style:family="text">
      <style:text-properties fo:font-weight="normal" officeooo:rsid="05dd0ba3" style:font-weight-asian="normal" style:font-weight-complex="normal"/>
    </style:style>
    <style:style style:name="T744" style:family="text">
      <style:text-properties fo:font-weight="normal" officeooo:rsid="05f64f61" style:font-weight-asian="normal" style:font-weight-complex="normal"/>
    </style:style>
    <style:style style:name="T745" style:family="text">
      <style:text-properties fo:font-weight="normal" officeooo:rsid="06064674" style:font-weight-asian="normal" style:font-weight-complex="normal"/>
    </style:style>
    <style:style style:name="T746" style:family="text">
      <style:text-properties fo:font-weight="normal" officeooo:rsid="06091f04" style:font-weight-asian="normal" style:font-weight-complex="normal"/>
    </style:style>
    <style:style style:name="T747" style:family="text">
      <style:text-properties fo:font-weight="normal" officeooo:rsid="06113d3c" style:font-weight-asian="normal" style:font-weight-complex="normal"/>
    </style:style>
    <style:style style:name="T748" style:family="text">
      <style:text-properties fo:font-weight="normal" officeooo:rsid="05fdc4b9" style:font-weight-asian="normal" style:font-weight-complex="normal"/>
    </style:style>
    <style:style style:name="T749" style:family="text">
      <style:text-properties officeooo:rsid="056bec88"/>
    </style:style>
    <style:style style:name="T750" style:family="text">
      <style:text-properties officeooo:rsid="056cbd94"/>
    </style:style>
    <style:style style:name="T751" style:family="text">
      <style:text-properties officeooo:rsid="056ebcc6"/>
    </style:style>
    <style:style style:name="T752" style:family="text">
      <style:text-properties officeooo:rsid="0570155f"/>
    </style:style>
    <style:style style:name="T753" style:family="text">
      <style:text-properties officeooo:rsid="0570f5e1"/>
    </style:style>
    <style:style style:name="T754" style:family="text">
      <style:text-properties officeooo:rsid="05730419"/>
    </style:style>
    <style:style style:name="T755" style:family="text">
      <style:text-properties officeooo:rsid="05747bea"/>
    </style:style>
    <style:style style:name="T756" style:family="text">
      <style:text-properties officeooo:rsid="05763238"/>
    </style:style>
    <style:style style:name="T757" style:family="text">
      <style:text-properties officeooo:rsid="0577dea9"/>
    </style:style>
    <style:style style:name="T758" style:family="text">
      <style:text-properties officeooo:rsid="0577e1b5"/>
    </style:style>
    <style:style style:name="T759" style:family="text">
      <style:text-properties officeooo:rsid="0579a0d6"/>
    </style:style>
    <style:style style:name="T760" style:family="text">
      <style:text-properties officeooo:rsid="0579d752"/>
    </style:style>
    <style:style style:name="T761" style:family="text">
      <style:text-properties officeooo:rsid="0579fe42"/>
    </style:style>
    <style:style style:name="T762" style:family="text">
      <style:text-properties officeooo:rsid="057b5ec9"/>
    </style:style>
    <style:style style:name="T763" style:family="text">
      <style:text-properties officeooo:rsid="057ca4aa"/>
    </style:style>
    <style:style style:name="T764" style:family="text">
      <style:text-properties officeooo:rsid="057d77bb"/>
    </style:style>
    <style:style style:name="T765" style:family="text">
      <style:text-properties officeooo:rsid="057db732"/>
    </style:style>
    <style:style style:name="T766" style:family="text">
      <style:text-properties officeooo:rsid="057f71a0"/>
    </style:style>
    <style:style style:name="T767" style:family="text">
      <style:text-properties officeooo:rsid="058101e3"/>
    </style:style>
    <style:style style:name="T768" style:family="text">
      <style:text-properties officeooo:rsid="05818b83"/>
    </style:style>
    <style:style style:name="T769" style:family="text">
      <style:text-properties officeooo:rsid="05829fd9"/>
    </style:style>
    <style:style style:name="T770" style:family="text">
      <style:text-properties officeooo:rsid="05848633"/>
    </style:style>
    <style:style style:name="T771" style:family="text">
      <style:text-properties officeooo:rsid="05875fc3"/>
    </style:style>
    <style:style style:name="T772" style:family="text">
      <style:text-properties officeooo:rsid="058ca55e"/>
    </style:style>
    <style:style style:name="T773" style:family="text">
      <style:text-properties officeooo:rsid="058dcee0"/>
    </style:style>
    <style:style style:name="T774" style:family="text">
      <style:text-properties officeooo:rsid="058ed4fb"/>
    </style:style>
    <style:style style:name="T775" style:family="text">
      <style:text-properties officeooo:rsid="058f426d"/>
    </style:style>
    <style:style style:name="T776" style:family="text">
      <style:text-properties officeooo:rsid="058f5592"/>
    </style:style>
    <style:style style:name="T777" style:family="text">
      <style:text-properties officeooo:rsid="06163226"/>
    </style:style>
    <style:style style:name="T778" style:family="text">
      <style:text-properties officeooo:rsid="062af592"/>
    </style:style>
    <style:style style:name="T779" style:family="text">
      <style:text-properties officeooo:rsid="062b8fcf"/>
    </style:style>
    <style:style style:name="T780" style:family="text">
      <style:text-properties officeooo:rsid="062bff87"/>
    </style:style>
    <style:style style:name="T781" style:family="text">
      <style:text-properties officeooo:rsid="062d60ba"/>
    </style:style>
    <style:style style:name="T782" style:family="text">
      <style:text-properties officeooo:rsid="063094cd"/>
    </style:style>
    <style:style style:name="T783" style:family="text">
      <style:text-properties officeooo:rsid="063120bc"/>
    </style:style>
    <style:style style:name="T784" style:family="text">
      <style:text-properties officeooo:rsid="06312cb2"/>
    </style:style>
    <style:style style:name="T785" style:family="text">
      <style:text-properties officeooo:rsid="06315303"/>
    </style:style>
    <style:style style:name="T786" style:family="text">
      <style:text-properties officeooo:rsid="0633f68f"/>
    </style:style>
    <style:style style:name="T787" style:family="text">
      <style:text-properties officeooo:rsid="06349858"/>
    </style:style>
    <style:style style:name="T788" style:family="text">
      <style:text-properties officeooo:rsid="06368888"/>
    </style:style>
    <style:style style:name="T789" style:family="text">
      <style:text-properties officeooo:rsid="0636d089"/>
    </style:style>
    <style:style style:name="T790" style:family="text">
      <style:text-properties officeooo:rsid="0637ab42"/>
    </style:style>
    <style:style style:name="T791" style:family="text">
      <style:text-properties officeooo:rsid="06384750"/>
    </style:style>
    <style:style style:name="T792" style:family="text">
      <style:text-properties officeooo:rsid="0639fca9"/>
    </style:style>
    <style:style style:name="T793" style:family="text">
      <style:text-properties officeooo:rsid="063a53eb"/>
    </style:style>
    <style:style style:name="T794" style:family="text">
      <style:text-properties officeooo:rsid="063af2de"/>
    </style:style>
    <style:style style:name="T795" style:family="text">
      <style:text-properties officeooo:rsid="063b724e"/>
    </style:style>
    <style:style style:name="T796" style:family="text">
      <style:text-properties officeooo:rsid="063c5bc3"/>
    </style:style>
    <style:style style:name="T797" style:family="text">
      <style:text-properties officeooo:rsid="063d3998"/>
    </style:style>
    <style:style style:name="T798" style:family="text">
      <style:text-properties officeooo:rsid="063ef7af"/>
    </style:style>
    <style:style style:name="T799" style:family="text">
      <style:text-properties officeooo:rsid="063fc494"/>
    </style:style>
    <style:style style:name="T800" style:family="text">
      <style:text-properties officeooo:rsid="063fd00e"/>
    </style:style>
    <style:style style:name="T801" style:family="text">
      <style:text-properties officeooo:rsid="0641649f"/>
    </style:style>
    <style:style style:name="T802" style:family="text">
      <style:text-properties officeooo:rsid="0642267c"/>
    </style:style>
    <style:style style:name="T803" style:family="text">
      <style:text-properties officeooo:rsid="0642f774"/>
    </style:style>
    <style:style style:name="T804" style:family="text">
      <style:text-properties officeooo:rsid="064359f4"/>
    </style:style>
    <style:style style:name="T805" style:family="text">
      <style:text-properties officeooo:rsid="0644f8a7"/>
    </style:style>
    <style:style style:name="T806" style:family="text">
      <style:text-properties officeooo:rsid="064699b1"/>
    </style:style>
    <style:style style:name="T807" style:family="text">
      <style:text-properties officeooo:rsid="06483086"/>
    </style:style>
    <style:style style:name="T808" style:family="text">
      <style:text-properties officeooo:rsid="064a0580"/>
    </style:style>
    <style:style style:name="T809" style:family="text">
      <style:text-properties officeooo:rsid="064aae93"/>
    </style:style>
    <style:style style:name="T810" style:family="text">
      <style:text-properties officeooo:rsid="064b25da"/>
    </style:style>
    <style:style style:name="T811" style:family="text">
      <style:text-properties officeooo:rsid="064b9c1c"/>
    </style:style>
    <style:style style:name="T812" style:family="text">
      <style:text-properties officeooo:rsid="064bbe31"/>
    </style:style>
    <style:style style:name="T813" style:family="text">
      <style:text-properties officeooo:rsid="064c7501"/>
    </style:style>
    <style:style style:name="T814" style:family="text">
      <style:text-properties officeooo:rsid="064cc761"/>
    </style:style>
    <style:style style:name="T815" style:family="text">
      <style:text-properties officeooo:rsid="064e7eda"/>
    </style:style>
    <style:style style:name="T816" style:family="text">
      <style:text-properties officeooo:rsid="064fab90"/>
    </style:style>
    <style:style style:name="T817" style:family="text">
      <style:text-properties officeooo:rsid="0650438a"/>
    </style:style>
    <style:style style:name="T818" style:family="text">
      <style:text-properties officeooo:rsid="06514c25"/>
    </style:style>
    <style:style style:name="T819" style:family="text">
      <style:text-properties officeooo:rsid="0651f3f9"/>
    </style:style>
    <style:style style:name="T820" style:family="text">
      <style:text-properties officeooo:rsid="0652b691"/>
    </style:style>
    <style:style style:name="T821" style:family="text">
      <style:text-properties officeooo:rsid="0653bbf3"/>
    </style:style>
    <style:style style:name="T822" style:family="text">
      <style:text-properties officeooo:rsid="06544267"/>
    </style:style>
    <style:style style:name="T823" style:family="text">
      <style:text-properties officeooo:rsid="0655c953"/>
    </style:style>
    <style:style style:name="T824" style:family="text">
      <style:text-properties officeooo:rsid="06561c73"/>
    </style:style>
    <style:style style:name="T825" style:family="text">
      <style:text-properties officeooo:rsid="0656eb67"/>
    </style:style>
    <style:style style:name="T826" style:family="text">
      <style:text-properties officeooo:rsid="06576a31"/>
    </style:style>
    <style:style style:name="T827" style:family="text">
      <style:text-properties officeooo:rsid="065b7ee0"/>
    </style:style>
    <style:style style:name="T828" style:family="text">
      <style:text-properties officeooo:rsid="06759d0b"/>
    </style:style>
    <style:style style:name="T829" style:family="text">
      <style:text-properties officeooo:rsid="06811aff"/>
    </style:style>
    <style:style style:name="T830" style:family="text">
      <style:text-properties officeooo:rsid="06852fc5"/>
    </style:style>
    <style:style style:name="T831" style:family="text">
      <style:text-properties officeooo:rsid="06893cc2"/>
    </style:style>
    <style:style style:name="T832" style:family="text">
      <style:text-properties officeooo:rsid="068a67a6"/>
    </style:style>
    <style:style style:name="T833" style:family="text">
      <style:text-properties officeooo:rsid="068ed911"/>
    </style:style>
    <style:style style:name="T834" style:family="text">
      <style:text-properties officeooo:rsid="069370cd"/>
    </style:style>
    <style:style style:name="T835" style:family="text">
      <style:text-properties officeooo:rsid="0694030d"/>
    </style:style>
    <style:style style:name="T836" style:family="text">
      <style:text-properties officeooo:rsid="06945b96"/>
    </style:style>
    <style:style style:name="T837" style:family="text">
      <style:text-properties officeooo:rsid="06962045"/>
    </style:style>
    <style:style style:name="T838" style:family="text">
      <style:text-properties officeooo:rsid="0696f3fb"/>
    </style:style>
    <style:style style:name="T839" style:family="text">
      <style:text-properties officeooo:rsid="0698aad0"/>
    </style:style>
    <style:style style:name="T840" style:family="text">
      <style:text-properties officeooo:rsid="06997f88"/>
    </style:style>
    <style:style style:name="T841" style:family="text">
      <style:text-properties officeooo:rsid="069b33e0"/>
    </style:style>
    <style:style style:name="T842" style:family="text">
      <style:text-properties officeooo:rsid="069ce624"/>
    </style:style>
    <style:style style:name="T843" style:family="text">
      <style:text-properties officeooo:rsid="069d96b5"/>
    </style:style>
    <style:style style:name="T844" style:family="text">
      <style:text-properties officeooo:rsid="069f73fc"/>
    </style:style>
    <style:style style:name="T845" style:family="text">
      <style:text-properties officeooo:rsid="06a070a9"/>
    </style:style>
    <style:style style:name="T846" style:family="text">
      <style:text-properties officeooo:rsid="06a0bdc5"/>
    </style:style>
    <style:style style:name="T847" style:family="text">
      <style:text-properties officeooo:rsid="06a1f01c"/>
    </style:style>
    <style:style style:name="T848" style:family="text">
      <style:text-properties officeooo:rsid="06a3b45c"/>
    </style:style>
    <style:style style:name="T849" style:family="text">
      <style:text-properties officeooo:rsid="06a47146"/>
    </style:style>
    <style:style style:name="T850" style:family="text">
      <style:text-properties officeooo:rsid="06a5d2e6"/>
    </style:style>
    <style:style style:name="T851" style:family="text">
      <style:text-properties officeooo:rsid="06a6ba59"/>
    </style:style>
    <style:style style:name="T852" style:family="text">
      <style:text-properties officeooo:rsid="06a8363f"/>
    </style:style>
    <style:style style:name="T853" style:family="text">
      <style:text-properties officeooo:rsid="06a993d6"/>
    </style:style>
    <style:style style:name="T854" style:family="text">
      <style:text-properties officeooo:rsid="06aa9f13"/>
    </style:style>
    <style:style style:name="T855" style:family="text">
      <style:text-properties officeooo:rsid="06ab1dfb"/>
    </style:style>
    <style:style style:name="T856" style:family="text">
      <style:text-properties officeooo:rsid="06abee1f"/>
    </style:style>
    <style:style style:name="T857" style:family="text">
      <style:text-properties officeooo:rsid="06acab7f"/>
    </style:style>
    <style:style style:name="T858" style:family="text">
      <style:text-properties officeooo:rsid="06ace202"/>
    </style:style>
    <style:style style:name="T859" style:family="text">
      <style:text-properties officeooo:rsid="06ad9a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2">I guess you might’ve seen it coming.</text:p>
      <text:p text:style-name="P142">I’m selling my house to rafael. He </text:p>
      <text:p text:style-name="P142">says rent will stay the same.</text:p>
      <text:p text:style-name="P142">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80">I stood around Org, found nothing to do, took a long nap, woke up confused.</text:span><text:span text:style-name="T97">453</text:span><text:span text:style-name="T380"> </text:span><text:span text:style-name="T381">I drank coffee, finished some quests on Axo, hitting 13, set my hearth to the Sepulcher, loitered on other </text:span><text:span text:style-name="T657">toons</text:span><text:span text:style-name="T381">, talked to Hannah a couple times.</text:span><text:span text:style-name="T98">709</text:span></text:p>
      <text:p text:style-name="P27"><text:span text:style-name="T381"><text:s text:c="3"/></text:span><text:span text:style-name="T382">I drove down to Downing, waited for Hannah to arrive, put two pizzas in the oven and ate while watching </text:span><text:span text:style-name="T384">Kiki’s Delivery Service</text:span><text:span text:style-name="T38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08"> ran ST with Voyagers, BRD with Temple, turned in quests in Stonard, Kargath, Hinterlands,</text:span><text:span text:style-name="T99">404</text:span><text:span text:style-name="T408"> </text:span><text:span text:style-name="T409">edited, printed, pasted pages 4-7,</text:span><text:span text:style-name="T100">427</text:span><text:span text:style-name="T409"> </text:span><text:span text:style-name="T410">took a bath, flossed, talked to Hannah, brushed my teeth, leveled axes in Azshara.</text:span><text:span text:style-name="T101">535</text:span><text:span text:style-name="T410"> </text:span></text:p>
      <text:p text:style-name="P28"><text:s text:c="3"/><text:span text:style-name="T411">Hannah picked me up; we rode to South Slope, Well Played, and entered an Uno tournament, which was very fun, drinking a latte and eating a vegan egg </text:span><text:soft-page-break/><text:span text:style-name="T41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12">I ran Scholo, </text:span><text:span text:style-name="T413">winning T0 helm</text:span><text:span text:style-name="T412">, DMT, </text:span><text:span text:style-name="T413">winning a 2H sword</text:span><text:span text:style-name="T412">, joined another Scholo group which fell apart, ran another DMT, </text:span><text:span text:style-name="T413">hitting 59,</text:span><text:span text:style-name="T102">543</text:span><text:span text:style-name="T412"> </text:span><text:span text:style-name="T414">took a bath, laid in bed, looked at my phone,</text:span><text:span text:style-name="T103">621</text:span><text:span text:style-name="T415"> got dressed.</text:span></text:p>
      <text:p text:style-name="P30"><text:span text:style-name="T415"><text:s text:c="3"/>Hannah picked me up and drove us briefly down to Downing, </text:span><text:span text:style-name="T671">then</text:span><text:span text:style-name="T415"> Character Study, had the second ever Rejection </text:span><text:span text:style-name="T671">C</text:span><text:span text:style-name="T415">lub, where I read a bit of </text:span><text:span text:style-name="T385">On Quality</text:span><text:span text:style-name="T415"> and floated above people socializing. I drove us back down to Downing, and apparently we had a fight because Hannah </text:span><text:span text:style-name="T671">felt</text:span><text:span text:style-name="T415"> guilty about being social, and I got </text:span><text:span text:style-name="T671">a little </text:span><text:span text:style-name="T415">tired of reassuring her she was not a narcissist. </text:span></text:p>
      <text:p text:style-name="P29"><text:s text:c="3"/><text:span text:style-name="T41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16">I grinded in WPL, ran DMW, UBRS, joined a BRD before the internet went haywire.</text:span><text:span text:style-name="T104">535</text:span><text:span text:style-name="T416"> </text:span><text:span text:style-name="T417">It stayed too laggy to play for several hours. Hannah called at ten, came over to cuddle for an hour. I logged back in, tanked LBRS with only spike</text:span><text:span text:style-name="T671">s</text:span><text:span text:style-name="T417"> of lag, ported to Org.</text:span><text:span text:style-name="T105">128</text:span><text:span text:style-name="T417"> </text:span></text:p>
      <text:p text:style-name="P31"><text:soft-page-break/><text:s text:c="3"/><text:span text:style-name="T418">Suddenly Erica’s Apple </text:span><text:span text:style-name="T672">Cinema D</text:span><text:span text:style-name="T41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18"> </text:span></text:p>
      <text:p text:style-name="P31"><text:s text:c="3"/></text:p>
      <text:p text:style-name="P32">II.XX</text:p>
      <text:p text:style-name="P32"/>
      <text:p text:style-name="P32">I woke, turned on the coffee maker,<text:span text:style-name="T96">923</text:span><text:span text:style-name="T41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19"> </text:span></text:p>
      <text:p text:style-name="P32"><text:s text:c="3"/><text:span text:style-name="T420">I was very cold, laid under the covers, got some grapes, started a bath,</text:span><text:span text:style-name="T108">302</text:span><text:span text:style-name="T420"> </text:span><text:span text:style-name="T421">one of the hottest I’ve ever taken; I immediately started putting on my outer layers,</text:span><text:span text:style-name="T109">343</text:span><text:span text:style-name="T421"> </text:span><text:span text:style-name="T422">put things from all my toons on the auction house,</text:span><text:span text:style-name="T110">430</text:span><text:span text:style-name="T423"> got dressed, made another coffee.</text:span><text:span text:style-name="T111">509</text:span><text:span text:style-name="T423"> </text:span></text:p>
      <text:p text:style-name="P32"><text:s text:c="3"/><text:span text:style-name="T424">I drove to the WALK, sat in my car a few minutes, went inside, sat at a booth, ordered a Coke. Hannah </text:span><text:span text:style-name="T672">arrived</text:span><text:span text:style-name="T42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2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25">I ran Strat Undead with Samples, BRD arena runs with Krix, LBRS with Wheaty, BRD with Wheaty, ran </text:span><text:soft-page-break/><text:span text:style-name="T425">around turning in quests, bought Tokup’s epic mount, stood outside AQ20, didn’t make the cut, ran BWL with KBN, came away empty-handed, ran UBRS with Temple, won </text:span><text:span text:style-name="T673">Truestrike</text:span><text:span text:style-name="T425"> sholders and a great sword + acquired </text:span><text:span text:style-name="T673">R</text:span><text:span text:style-name="T425">end head, did my first arcanite transmute and am probably forgetting a dungeon or two.</text:span><text:span text:style-name="T112">204</text:span><text:span text:style-name="T425"> </text:span></text:p>
      <text:p text:style-name="P34"/>
      <text:p text:style-name="P41">II.XXII</text:p>
      <text:p text:style-name="P34"/>
      <text:p text:style-name="P34"><text:span text:style-name="T426">I slept soundly, dreaming of collecting ores from the guild, woke </text:span><text:span text:style-name="T427">at nine, did the dishes, filled up the kettle.</text:span><text:span text:style-name="T113">912</text:span><text:span text:style-name="T427"> </text:span><text:span text:style-name="T428">I loitered around Org trying to sell things until, as I was logging off, someone wanted to buy 5x mooncloth. We haggled t</text:span><text:span text:style-name="T673">o</text:span><text:span text:style-name="T428">l 210</text:span><text:span text:style-name="T673">g</text:span><text:span text:style-name="T428">, which got me three arcane crystals and all the thorium bars I would need for Lionheart </text:span><text:span text:style-name="T673">H</text:span><text:span text:style-name="T428">elm.</text:span><text:span text:style-name="T114">1128</text:span><text:span text:style-name="T428"> </text:span></text:p>
      <text:p text:style-name="P34"><text:s text:c="3"/><text:span text:style-name="T42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30">checked all my bank alts,</text:span><text:span text:style-name="T117"> </text:span><text:span text:style-name="T431">flossed, brushed, trimmed, made coffee.</text:span><text:span text:style-name="T117">116</text:span><text:span text:style-name="T116"> </text:span></text:p>
      <text:p text:style-name="P34"><text:span text:style-name="T430"><text:s text:c="3"/></text:span><text:span text:style-name="T43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32">I had an Athletic at Highland with Charlie and Ryan. We drove through a totally destroyed Biltmore Village playing downer tunes, then had another Athletic at New Belgium, chatted with Cam, talked </text:span><text:span text:style-name="T673">with Ryan &amp; Charlie </text:span><text:span text:style-name="T43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32"> </text:span></text:p>
      <text:p text:style-name="P34"><text:soft-page-break/><text:s text:c="3"/><text:span text:style-name="T43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34">I helped Shankz farm some bugs, tanked some of a Scholo run, did ZF, winning both melee rings, a cloak and two set tokens, had Daisy help me transmute a bar and did some alt banking,</text:span><text:span text:style-name="T119">626</text:span><text:span text:style-name="T434"> </text:span><text:span text:style-name="T435">took a bath.</text:span><text:span text:style-name="T120">708</text:span><text:span text:style-name="T435"> </text:span><text:span text:style-name="T43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36"> </text:span></text:p>
      <text:p text:style-name="P35"><text:s text:c="3"/><text:span text:style-name="T43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38">I loitered around Org for hours, watched the end of the AQ40 stream, bought seven arcane crystals from Lottiedottie, got all of my transmutes, ran Strat Live with Zokra, had Rax</text:span><text:span text:style-name="T674">th</text:span><text:span text:style-name="T438">ar make Lionheart helm, ran MC with Pughouse, winning </text:span><text:span text:style-name="T674">Brutality Blade</text:span><text:span text:style-name="T43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7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39">painfully farmed two blood of heroes from all over EPL, finding a lot of herbs in the process.</text:span><text:span text:style-name="T123">625</text:span><text:span text:style-name="T439"> </text:span></text:p>
      <text:p text:style-name="P37"><text:s text:c="3"/><text:span text:style-name="T440">I took a bath, shaved,</text:span><text:span text:style-name="T124">648</text:span><text:span text:style-name="T440"> </text:span><text:span text:style-name="T441">turned in a libram to DM lib for </text:span><text:span text:style-name="T674">1% haste </text:span><text:span text:style-name="T441">head enchant, flew to BRM, raided MC with KBN, won Striker’s Mark/T1 legs, ran a LBRS with them too.</text:span><text:span text:style-name="T125">1246</text:span><text:span text:style-name="T441"> </text:span></text:p>
      <text:p text:style-name="P37"/>
      <text:p text:style-name="P38">II.XXXVI</text:p>
      <text:p text:style-name="P38"/>
      <text:p text:style-name="P38">I woke,<text:span text:style-name="T96">743</text:span> <text:span text:style-name="T442">turned in the worg pup quest, went back to bed, dozed, played Wordle (AWARD in four,) talked to Hannah on the phone, got dressed,</text:span><text:span text:style-name="T126">943</text:span><text:span text:style-name="T442"> </text:span><text:span text:style-name="T443">walked down to Downing, drank a coffee, walked back south, talking to Taylor with the clean shave/headphones, who had seen me at the Off Book show. I walked to Meyers and kicked off my flops,</text:span><text:span text:style-name="T127">1124</text:span><text:span text:style-name="T443"> </text:span><text:span text:style-name="T444">tanked the most painful LBRS ever.</text:span><text:span text:style-name="T128">211</text:span><text:span text:style-name="T444"> </text:span></text:p>
      <text:p text:style-name="P38"><text:soft-page-break/><text:s text:c="3"/><text:span text:style-name="T445">I walked to Jalisco, ordered a Starry, greeted Hannah, ordered food, ate, paid. We walked to Izzy’s, had free coffees thanks to dicy internet, walked back to the Space Bug, rode to Sand Hill. Hannah was off to book club. I asked her what her plans were for </text:span><text:span text:style-name="T677">later</text:span><text:span text:style-name="T445"> and she said she was going to try to hang out with Liz, but would I want to come over and watch a movie if not?</text:span></text:p>
      <text:p text:style-name="P38"><text:s text:c="3"/><text:span text:style-name="T44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45"> </text:span></text:p>
      <text:p text:style-name="P37"><text:s text:c="3"/><text:span text:style-name="T44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47">I went down to Downing, made coffee for Hannah and I, drank it on the stoop, laid on the couch.</text:span></text:p>
      <text:p text:style-name="P39"><text:s text:c="3"/><text:span text:style-name="T44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47"> </text:span></text:p>
      <text:p text:style-name="P39"><text:s text:c="3"/><text:span text:style-name="T44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49">I did arenas with Krix, found Rexxar, had Eury craft Titanic leggings, ran UBRS for eyeballs, found the dragon in Dustwallow.</text:span><text:span text:style-name="T131">557</text:span></text:p>
      <text:p text:style-name="P40"><text:span text:style-name="T131"/></text:p>
      <text:p text:style-name="P143">I left the house in time to get food, drove past Hail Mary, but didn’t see anywhere to park. I got on 26, took the exit for New Stock Rd., decided on the Ingles hot bar, realized it was too old an Ingles, drove to the Wag Bar, greeted by a bunch of dogs.</text:p>
      <text:p text:style-name="P143"><text:s text:c="3"/>I ordered burger sliders with rice and a Heinekin Zero, drove to Eda’s Hideaway, loaded in, set up, ate. We had a very laborious sound check; Tina &amp; Melissa didn’t like something about the sound but couldn’t put their fingers on <text:span text:style-name="T679">what</text:span>.</text:p>
      <text:p text:style-name="P143"><text:s text:c="3"/>We dug in for a very fun set to a full room, took a long break, played another, packed up, headed out. I laid in bed w/ Hannah and soon fell asleep.</text:p>
      <text:p text:style-name="P143"/>
      <text:p text:style-name="P143">III.I</text:p>
      <text:p text:style-name="P143"/>
      <text:p text:style-name="P143">Woke at eight, made coffee, laid around while Hannah slowly packed. We left around 11, stopped at the Chick-Fil-A parking lot. She said, “Would you ever be able to tell me if you were annoyed with me?” and I admitted I was because of how long it took to leave.</text:p>
      <text:p text:style-name="P143"><text:s text:c="3"/>The drive was full of talking and crying after that. We arrived in Columbia and Hannah hung w/ Rachel while she cooked. The latter three of us geared up for a walk. Hannah suggested at the last minute that I go to Drip.</text:p>
      <text:p text:style-name="P143"><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3"/>
      <text:p text:style-name="P143"><text:soft-page-break/>III.II</text:p>
      <text:p text:style-name="P143"/>
      <text:p text:style-name="P143">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3"/>
      <text:p text:style-name="P43">III.I<text:span text:style-name="T45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50">I think this is when we went to see Grandpap, where we looked at photos, searched for her TV remote.</text:span></text:p>
      <text:p text:style-name="P43"><text:s text:c="3"/><text:span text:style-name="T45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5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51">flew to ZG island, turned in a quest for a decent belt, joined a group for Test of Skulls but quickly decided I needed to focus on real life.</text:span></text:p>
      <text:p text:style-name="P44"><text:s text:c="3"/><text:span text:style-name="T45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51"> </text:span></text:p>
      <text:p text:style-name="P44"><text:s text:c="3"/><text:span text:style-name="T452">I ran a somewhat sloggy but fun BRD that lasted 10 minutes past my hard out.</text:span><text:span text:style-name="T133">416</text:span><text:span text:style-name="T452"> </text:span><text:span text:style-name="T453">I got in the car, drove to the Purple Onion, loaded in, helped Charlie, checked </text:span><text:span text:style-name="T680">sounds </text:span><text:span text:style-name="T453">with h</text:span><text:span text:style-name="T680">im</text:span><text:span text:style-name="T453"> and Dulci. We ordered food as Ryan and Melissa were arriving, hung out, ate in the Grotto, played a janky set. Matt Drum asked if I was going to be at the April 10</text:span><text:span text:style-name="T134">th</text:span><text:span text:style-name="T453"> </text:span><text:soft-page-break/><text:span text:style-name="T453">Ever-Expanding Eulogy show, which I knew nothing about, so I sped home to see if I had any text messages regarding it, brushed my teeth,</text:span><text:span text:style-name="T134">1030 </text:span><text:span text:style-name="T454">checked my bank alts.</text:span><text:span text:style-name="T135">1042</text:span><text:span text:style-name="T454"> </text:span><text:span text:style-name="T45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56">I stood around Org, tanked Test of Skulls with the guild, set up my new Pixel 7A, found Rexxar, flew to Org, took a bath,</text:span><text:span text:style-name="T136">222</text:span><text:span text:style-name="T456"> </text:span><text:span text:style-name="T457">got dressed, packed my bags,</text:span><text:span text:style-name="T137">250</text:span><text:span text:style-name="T457"> </text:span><text:span text:style-name="T458">drove down to Downing.</text:span><text:span text:style-name="T138">310</text:span><text:span text:style-name="T458"> </text:span></text:p>
      <text:p text:style-name="P45"><text:s text:c="3"/><text:span text:style-name="T45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5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84">of </text:span>touring Greensboro College, peed, fed the cats, hit the water kettle, caught up on journal.<text:span text:style-name="T96">1115</text:span> <text:span text:style-name="T460">I took out the recycling, realized it was a very nice day, removed a hoodie and looked around for my Rainbows but could only find the new ones in my car. I packed my bag and set off for Battle Cat, but realized neither my hoodie game nor footware </text:span><text:span text:style-name="T684">were</text:span><text:span text:style-name="T460"> on point. I went back inside, swapped my bag for my jacket, my flops for my blue Lems and set off again.</text:span></text:p>
      <text:p text:style-name="P46"><text:s text:c="3"/><text:span text:style-name="T46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60"> </text:span></text:p>
      <text:p text:style-name="P46"><text:s text:c="3"/><text:span text:style-name="T461">I helped someone summon their lowbie to </text:span><text:span text:style-name="T684">Light’s Hope Chapel</text:span><text:span text:style-name="T461"> and </text:span><text:span text:style-name="T684">W</text:span><text:span text:style-name="T461">interspring </text:span><text:span text:style-name="T684">with Vita</text:span><text:span text:style-name="T461">, ran an UBRS with LTD, made a new enchanting alt, ran BWL w/ Temple, winning T2 bracers and boots, talked to Hannah on the phone.</text:span><text:span text:style-name="T140">1022</text:span><text:span text:style-name="T461"> </text:span></text:p>
      <text:p text:style-name="P46"><text:s text:c="3"/><text:span text:style-name="T46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6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63"> </text:span></text:p>
      <text:p text:style-name="P49"><text:s text:c="3"/><text:span text:style-name="T464">I walked to Ingles, bought TP, hummus, oat milk, a GF frozen pizza, carrots/broccoli, peanut butter, walked down to Downing, ate pizza, watched </text:span><text:span text:style-name="T386">Common </text:span><text:soft-page-break/><text:span text:style-name="T386">Side Effects </text:span><text:span text:style-name="T464">then two episodes of the pottery throwdown, stayed on the couch scrolling when Hannah went to bed, then </text:span><text:span text:style-name="T688">moved to the bed and scrolled</text:span><text:span text:style-name="T46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54">I killed worms in Silithus, picked up the recipe for desert dumplings on Kamaka, spent all day trying to get my Pixel 3a set up, finally succeeeded with some hackery, talked to Hannah on the phone.</text:span><text:span text:style-name="T142">610</text:span><text:span text:style-name="T654"> </text:span><text:span text:style-name="T655">She picked me up and we went to El Paraiso, talked about hanging out in the morning. She dropped me at Odd’s, where I ordered an Americano, walked to Meyers.</text:span><text:span text:style-name="T143">738</text:span><text:span text:style-name="T655"> </text:span></text:p>
      <text:p text:style-name="P50"><text:s text:c="3"/><text:span text:style-name="T656">I ran Strat Undead with Violate tanking, winning grippy gloves, killed Emmeriss with Temple, then ran MC w/ Pughouse, winning belt of Might and Obsiddian Edged Blade, which I enchanted with crusader.</text:span><text:span text:style-name="T144">135</text:span><text:span text:style-name="T65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59">farmed Twilight mobs, </text:span><text:span text:style-name="T658">did a Strat Live w/ LTD and then a BRD with some noobs, which was fun.</text:span><text:span text:style-name="T145">500</text:span><text:span text:style-name="T658"> </text:span></text:p>
      <text:p text:style-name="P52"><text:soft-page-break/><text:s text:c="3"/><text:span text:style-name="T660">I walked to OLR, enjoyed the first day of their burger special returning, walked to the Greagle, talked to Matt Shepard, greeted Hannah, watched 4/6ths of Golden Folk, leaving after Dan. We watched the latest episode of </text:span><text:span text:style-name="T387">Common Side Effects</text:span><text:span text:style-name="T660"> and I drove to Ingles, bought grapes/CheezIt as they were closing, drove to Meyers.</text:span><text:span text:style-name="T146">1002</text:span><text:span text:style-name="T660"> </text:span><text:span text:style-name="T66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62">took a bath, played Wordle (MANGO in three,) did Finch, walked to Odd’s, met Hannah, ordered a quad Americano, walked down to the BHT, back to Odd’s, ordered another Americano, said bye to </text:span><text:span text:style-name="T690">Sweet Pea</text:span><text:span text:style-name="T662">, sat at the Pump and chatted with Steve/France/Lamont/Leo, walked to Meyers, kicked off my flops,</text:span><text:span text:style-name="T147">437</text:span><text:span text:style-name="T662"> </text:span><text:span text:style-name="T663">did some alt banking, washed my sticky grapes, put them in a paper cup, put on my blue Lems,</text:span><text:span text:style-name="T148">459</text:span><text:span text:style-name="T663"> </text:span><text:span text:style-name="T664">brushed my hair.</text:span><text:span text:style-name="T149">504</text:span><text:span text:style-name="T664"> </text:span></text:p>
      <text:p text:style-name="P53"><text:s text:c="3"/><text:span text:style-name="T66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65">We left after that, cuddled on the couch a bit, went to bed.</text:span></text:p>
      <text:p text:style-name="P53"/>
      <text:p text:style-name="P54">III.XIII</text:p>
      <text:p text:style-name="P54"/>
      <text:p text:style-name="P54">I woke, wiped the crud from my mouth, went to <text:span text:style-name="T69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66">I stood around Org, took a nap, brushed my teeth,</text:span><text:span text:style-name="T150">446</text:span><text:span text:style-name="T666"> </text:span><text:span text:style-name="T667">packed the Pixel 7a,</text:span><text:span text:style-name="T151">450 </text:span><text:span text:style-name="T66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6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88">The Great Pottery Throwdown</text:span><text:span text:style-name="T66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6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69"> </text:span></text:p>
      <text:p text:style-name="P55"><text:soft-page-break/><text:s text:c="3"/><text:span text:style-name="T670">I ate my food, failed to connect to WoW servers, set up </text:span><text:span text:style-name="T691">the</text:span><text:span text:style-name="T670"> USB hub, talked to Hannah on the phone, realized I’d plugged the </text:span><text:span text:style-name="T691">printer </text:span><text:span text:style-name="T670">cable into the wrong port again, finally printed page 8.</text:span><text:span text:style-name="T153">406</text:span><text:span text:style-name="T670"> </text:span><text:span text:style-name="T675">I did the same for 9-12, took a bath, page 13, cancelled my BWL reservation/soft reserve.</text:span><text:span text:style-name="T154">513</text:span><text:span text:style-name="T675"> </text:span></text:p>
      <text:p text:style-name="P55"><text:s text:c="3"/><text:span text:style-name="T67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7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7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7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78">We went to Downing, got cozy; I went up to Ingles, got a pizza, grapes, broccoli/carrots, hop water, back down to Downing. We watched some videos about critical discourse theory or some such lingo </text:span><text:soft-page-break/><text:span text:style-name="T67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81">I got my grippy gloves enchanted, slept on the mailbox, laid in bed, heard from Hannah that she and Kathryn were going to Aldi.</text:span><text:span text:style-name="T155">151</text:span><text:span text:style-name="T681"> </text:span><text:span text:style-name="T682">I walked that way, talking to Juan outside Odd’s, then the girls in the library parking lot. I walked to </text:span><text:span text:style-name="T697">the grocery store</text:span><text:span text:style-name="T682"> but couldn’t find razors. </text:span><text:span text:style-name="T697">I</text:span><text:span text:style-name="T682"> got TP, red grapes, peas instead, walked to Meyers, wiped my butt,</text:span><text:span text:style-name="T156">310</text:span><text:span text:style-name="T682"> </text:span><text:span text:style-name="T683">stood around Org, laid in bed, started some peas n’ noodles, took out the trash.</text:span><text:span text:style-name="T157">429</text:span><text:span text:style-name="T683"> </text:span></text:p>
      <text:p text:style-name="P58"><text:s text:c="3"/><text:span text:style-name="T68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97">going back to</text:span> sleep cozily. I played Wordle (LASSO in three,) got a ride from Hannah to Meyers, kissed her goodbye, walked inside, shut my bedroom window.<text:span text:style-name="T96">1010</text:span> <text:span text:style-name="T686">I logged into WoW but took a long nap instead.</text:span><text:span text:style-name="T158">133</text:span><text:span text:style-name="T686"> </text:span><text:span text:style-name="T687">I stood around Orgrimmar eating grapes and eventually made a coffee.</text:span><text:span text:style-name="T159">338</text:span><text:span text:style-name="T687"> </text:span><text:span text:style-name="T689">I edited/printed page 20, installed my Hello The House lightswitch plate, made my move against JB in chess + did puzzles.</text:span><text:span text:style-name="T160">404</text:span><text:span text:style-name="T689"> </text:span></text:p>
      <text:p text:style-name="P60"><text:s text:c="3"/><text:span text:style-name="T692">I played more chess and did more printing, finally getting caught up on journal entries,</text:span><text:span text:style-name="T161">424</text:span><text:span text:style-name="T692"> </text:span><text:span text:style-name="T693">shaved my face </text:span><text:span text:style-name="T694">electric</text:span><text:span text:style-name="T693">,</text:span><text:span text:style-name="T162">436</text:span><text:span text:style-name="T693"> </text:span><text:span text:style-name="T694">took a bath, </text:span><text:span text:style-name="T697">used a </text:span><text:span text:style-name="T694">razor.</text:span><text:span text:style-name="T163">504</text:span><text:span text:style-name="T694"> </text:span></text:p>
      <text:p text:style-name="P60"><text:soft-page-break/><text:s text:c="3"/><text:span text:style-name="T69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9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9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83">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83">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96">ran a tough DMW with some freshies.</text:span><text:span text:style-name="T164">358</text:span><text:span text:style-name="T696"> </text:span></text:p>
      <text:p text:style-name="P61"><text:s text:c="3"/><text:span text:style-name="T699">I watched a bit of Tonedeff’s IG live, </text:span><text:span text:style-name="T700">applied a screen protector, </text:span><text:span text:style-name="T699">took a bath, shaved, laid in bed,</text:span><text:span text:style-name="T165">537</text:span><text:span text:style-name="T699"> </text:span><text:span text:style-name="T701">did alt banking,</text:span><text:span text:style-name="T166">556</text:span><text:span text:style-name="T701"> </text:span><text:span text:style-name="T702">laid in bed some more, finally started packing.</text:span><text:span text:style-name="T167">638</text:span><text:span text:style-name="T702"> </text:span></text:p>
      <text:p text:style-name="P61"><text:s text:c="3"/><text:span text:style-name="T70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09">playing</text:span> soon.</text:p>
      <text:p text:style-name="P62"><text:s text:c="3"/>I loaded in my drums, set up in the far corner of the stage, soundchecked with my former housemate Jeff running sound. We <text:span text:style-name="T709">made sure we could get</text:span> into the Airbnb, ate food, got dressed in the green room, hung backstage, played three songs, took an intermission, <text:span text:style-name="T70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1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12">(</text:span>which were not as good as the ones from the bowling alley.<text:span text:style-name="T71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12">Artsplosure </text:span>park on Blount Street. We walked back to <text:span text:style-name="T712">the Borland</text:span> house, gathered our belongings, headed west <text:span text:style-name="T704">with crazy drivers, passing a horrible pileup just after it had happened.</text:span></text:p>
      <text:p text:style-name="P62"><text:soft-page-break/><text:s text:c="3"/><text:span text:style-name="T704">Hannah called Rachel, and, in the midsts of that conversation, realized she had left her wallet in Raleigh. I pulled over, but we realized we could</text:span><text:span text:style-name="T717">n’t</text:span><text:span text:style-name="T704"> go back due to the pileup anyway. We met Jack and Helen at Lindley Park Filling Station, </text:span><text:span text:style-name="T717">ate lunch, </text:span><text:span text:style-name="T704">got coffees from Tate Street, walked to the cool Magnolia, started heading towards the music building, saw two beautiful orange cats under a tree, walked back to the car.</text:span></text:p>
      <text:p text:style-name="P62"><text:s text:c="3"/><text:span text:style-name="T70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17">jams</text:span>. Hannah and I drove to Downing, picked up her guitar, my basket of clothes, drove to Meyers, put my drums in the Corrolla, brought my things inside.<text:span text:style-name="T96">1213</text:span> </text:p>
      <text:p text:style-name="P63"><text:s text:c="3"/><text:span text:style-name="T705">I ran BRD with Temple, made mooncloth on Kamaka,</text:span><text:span text:style-name="T168">243</text:span><text:span text:style-name="T705"> </text:span><text:span text:style-name="T706">laid in bed, looked at my phone, came close to napping at a couple points, talked to Hannah twice, got dressed.</text:span><text:span text:style-name="T169">721</text:span><text:span text:style-name="T706"> </text:span><text:span text:style-name="T707">I walked to Ingles, bought pizza/grapes/hoppies, went down to Downing, made the pizza, watched two episodes of </text:span><text:span text:style-name="T389">Throwdown</text:span><text:span text:style-name="T70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08">took a bit of a nap, looked at my phone, got up, started the kettle and the coffee maker.</text:span><text:span text:style-name="T170">102</text:span><text:span text:style-name="T708"> </text:span><text:span text:style-name="T710">I loitered around Org, laid in bed, made a cenarion herb bag, sold it.</text:span><text:span text:style-name="T171">227</text:span><text:span text:style-name="T710"> </text:span></text:p>
      <text:p text:style-name="P64"><text:s text:c="3"/><text:span text:style-name="T71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1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11">We watched the new episode of </text:span><text:span text:style-name="T390">Common Side Effects</text:span><text:span text:style-name="T711">, one of </text:span><text:span text:style-name="T390">Great Pottery Throwdown</text:span><text:span text:style-name="T71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13">I went back and forth between Orgrimmar and bed, brushed my hair,</text:span><text:span text:style-name="T172">258</text:span><text:span text:style-name="T713"> </text:span><text:span text:style-name="T714">took a bath, felt like I had a solid idea for how to continue my writing, got dressed in an outfit designed for a warm but blustery day.</text:span><text:span text:style-name="T173">331</text:span><text:span text:style-name="T714"> </text:span></text:p>
      <text:p text:style-name="P66"><text:s text:c="3"/><text:span text:style-name="T715">I walked out of </text:span><text:span text:style-name="T724">the</text:span><text:span text:style-name="T715"> house, crossed Brevard to the side with the sidewalk, turned right, went up to the church parking lot, cut through, turned right at Haywood, called Edwin as I was approaching the 240 </text:span><text:soft-page-break/><text:span text:style-name="T715">bridge. He didn’t answer but texted back right away saying he was being quiet in a room with a massage.</text:span></text:p>
      <text:p text:style-name="P66"><text:s text:c="3"/><text:span text:style-name="T71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15">He said, “Yes, please. Thanks for thinking of me.”</text:span></text:p>
      <text:p text:style-name="P66"><text:s text:c="3"/><text:span text:style-name="T71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1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25">Masie, </text:span>used the restroom, ordered a sparkling Mango Devil’s Foot.</text:p>
      <text:p text:style-name="P67"><text:soft-page-break/><text:s text:c="3"/>I greeted Hannah, ate some popcorn, went to order tacos, <text:span text:style-name="T716">greeted Kate </text:span><text:span text:style-name="T728">Barber</text:span><text:span text:style-name="T71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28">Downing</text:span><text:span text:style-name="T71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18">laid in bed, looked at my phone until the charge hit 100%, got dressed, walked to the end of my street, realized it was too cold, turned around, took a nap.</text:span><text:span text:style-name="T174">1232</text:span><text:span text:style-name="T718"> </text:span></text:p>
      <text:p text:style-name="P68"><text:s text:c="3"/><text:span text:style-name="T71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28">had </text:span><text:span text:style-name="T719">meant to call me. She said she was talking to her spider named Rust and that Siri </text:span><text:span text:style-name="T728">had done it</text:span><text:span text:style-name="T719">.</text:span></text:p>
      <text:p text:style-name="P69"><text:s text:c="3"/><text:span text:style-name="T71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83">I decided to walk home, make some lunch, but, as I was passing the library, thought I should look for Lennon Remembers. Hannah called right as I went inside, so I went back out, sat in a sunny patch of </text:span><text:soft-page-break/><text:span text:style-name="T383">grass at the church, talked to her. She was going on a walk around downtown Hendersonville, finding dogs to pet.</text:span></text:p>
      <text:p text:style-name="P144"><text:s text:c="3"/>When I hung up, a guy drove by, hollered, “You’re doing it right!” I decided to go get a sandwich but first popped into the library to write in my journal.<text:span text:style-name="T177">219</text:span></text:p>
      <text:p text:style-name="P69"><text:span text:style-name="T719"><text:s text:c="3"/></text:span><text:span text:style-name="T720">I </text:span><text:span text:style-name="T719">walked to Jersey Mike’s, ordered a mini, ate, walked </text:span><text:span text:style-name="T730">to Meyers</text:span><text:span text:style-name="T719">,</text:span><text:span text:style-name="T175">307</text:span><text:span text:style-name="T719"> </text:span><text:span text:style-name="T721">typed, laid in bed, cleaned the tub, took a nice bath,</text:span><text:span text:style-name="T312">438</text:span><text:span text:style-name="T721"> </text:span><text:span text:style-name="T722">checked all my toons.</text:span><text:span text:style-name="T313">453</text:span><text:span text:style-name="T722"> </text:span></text:p>
      <text:p text:style-name="P69"><text:s text:c="3"/><text:span text:style-name="T723">I laid in bed while Hannah went to the gym, The Purple Planet. She picked me up around 7:30 and we went to Chipotle. She was stiff with a terrible headache, asked if I would be her manager. We went back to Downing, </text:span><text:span text:style-name="T730">where s</text:span><text:span text:style-name="T72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26">I went to log into WoW, but my subscription had expired, so I started the process of checking on what’s up with the IRS, laid in bed, looked at my phone,</text:span><text:span text:style-name="T314">1159</text:span><text:span text:style-name="T726"> </text:span><text:span text:style-name="T727">left the house, walked downtown, wrote in my notebook:</text:span></text:p>
      <text:p text:style-name="P70"><text:s text:c="3"/><text:span text:style-name="T39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9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391"><text:s text:c="3"/>I got up, felt tired, decided to walk to Trade &amp; Lore, but, as I went past AVL club, saw Sierra inside. I got a free latte and chatted about the goings ons of the last year </text:span><text:span text:style-name="T395">(</text:span><text:span text:style-name="T391">like AVL Fest, Thomas, hot milk, Greagle Ampitheatre, Outpost.</text:span><text:span text:style-name="T395">)</text:span><text:span text:style-name="T391"> Mr. Whiskers had gotten away from his owner, so we watched </text:span><text:span text:style-name="T393">the</text:span><text:span text:style-name="T391"> clumsy rescue from the sidewalk until some customers showed up, when I sat in the window, fielded a barrage of T&amp;HP texts, wrote in my </text:span><text:span text:style-name="T395">LHS </text:span><text:span text:style-name="T391">notebook.</text:span><text:span text:style-name="T316">335</text:span><text:span text:style-name="T391"> </text:span></text:p>
      <text:p text:style-name="P70"><text:s text:c="3"/><text:span text:style-name="T727">I walked back to Greagitheathre, sat, continued West, crossed over the bridge, sat at the bus stop, noticed it looked smoky on top of the hill, walked to Brew Pump, got an Athletic, sat with Travis/Brian, eventually moved out front with Lamont/Al</text:span><text:span text:style-name="T733">isha</text:span><text:span text:style-name="T727">(?), listened to Jadakiss/Mos Def, walked to Meyers.</text:span><text:span text:style-name="T318">626</text:span><text:span text:style-name="T727"> </text:span></text:p>
      <text:p text:style-name="P70"><text:s text:c="3"/><text:span text:style-name="T729">I talked to Hannah, </text:span><text:span text:style-name="T733">who</text:span><text:span text:style-name="T729"> said she wanted to practice her guitar before getting together, so I laid in bed and looked at my phone until she called again. I left the house on foot, met her at Ingles, bought grapes, two pizzas, vegan ranch. We walked down to </text:span><text:span text:style-name="T733">D</text:span><text:span text:style-name="T729">owning, started the oven, made pizzas, planned a 40</text:span><text:span text:style-name="T319">th</text:span><text:span text:style-name="T729"> birthday party for me at Malvern Hills Park, watched two episodes of </text:span><text:span text:style-name="T394">Throwdown</text:span><text:span text:style-name="T72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34">the</text:span> Fursty kit in her car. I told her she’s a good lover even when she’s grumpy, kissed her goodbye, went inside.<text:span text:style-name="T96">924</text:span> <text:span text:style-name="T731">I laid in bed, looked at my phone, got dressed, brushed my teeth,</text:span><text:span text:style-name="T320">1105</text:span><text:span text:style-name="T731"> </text:span><text:span text:style-name="T732">walked to Mamacita’s, Farewell, wrote:</text:span></text:p>
      <text:p text:style-name="P71"><text:s text:c="3"/><text:span text:style-name="T392">I left the house, decided it was a perfect day, got passed up on Brevard by a fast walker blasting emo, overtook them at the Ingles bus stop, walked to the Hop distribution center, had a sit </text:span><text:span text:style-name="T395">in the grass</text:span><text:span text:style-name="T392">, heard from Molly that Dan was having his bday party on the 5</text:span><text:span text:style-name="T317">th</text:span><text:span text:style-name="T392"> but realized I would be in Statesville </text:span><text:soft-page-break/><text:span text:style-name="T392">with Hannah. I walked down to the roundabout, sat in the shade of the sign, talked </text:span><text:span text:style-name="T396">with Sweet Pea on the phone</text:span><text:span text:style-name="T392">. She said she would probably be getting lunch with coworkers. I did a chess puzzle, walked up </text:span><text:span text:style-name="T396">Clingman</text:span><text:span text:style-name="T392">, sat at the bus stop, upset a guy by “sitting like a baby,” walked to the Greagitheatre, had a </text:span><text:span text:style-name="T396">rest</text:span><text:span text:style-name="T392">, did a chess puzzle, peeked inside Bee Thai, decided it was too busy.</text:span></text:p>
      <text:p text:style-name="P71"><text:span text:style-name="T392"><text:s text:c="3"/>I </text:span><text:span text:style-name="T396">went</text:span><text:span text:style-name="T39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92"><text:s text:c="3"/>I walked down to Farewell for the first time, ordered an Americano, sat on the patio, wrote in my notebook,</text:span><text:span text:style-name="T317">215</text:span><text:span text:style-name="T392"> did </text:span><text:span text:style-name="T396">the day’s</text:span><text:span text:style-name="T392"> last chest puzzle, meandered through South Slope, found a cozy encampment, called Billy Keane, learned that his May 2</text:span><text:span text:style-name="T317">nd</text:span><text:span text:style-name="T392"> gig offer </text:span><text:span text:style-name="T396">would be</text:span><text:span text:style-name="T392"> at the Whitewater Center, agreed to do that, walked up to the corner of Hilliard and Ravenscroft, sat in the shade of a dogwood w/ petals falling on my head, texted Ryan </text:span><text:span text:style-name="T396">about Bat Book</text:span><text:span text:style-name="T392">, wrote.</text:span><text:span text:style-name="T317">251</text:span></text:p>
      <text:p text:style-name="P71"><text:span text:style-name="T392"><text:s text:c="3"/></text:span><text:span text:style-name="T732">I walked to Mast General, got car keys from Hannah, met </text:span><text:span text:style-name="T735">GM </text:span><text:span text:style-name="T732">Joey, talked about rudiments, went to the co-op, found some Bronner’s shaving soap and an NA cider, went to the Mast parking lot, drove Hannah’s car to Battery Park, </text:span><text:span text:style-name="T735">idled</text:span><text:span text:style-name="T732"> til 4:00, paid for parking until six, sat on a bench, listened to mid cello music, went to Trade &amp; Lore only to realize it </text:span><text:span text:style-name="T735">had become</text:span><text:span text:style-name="T732"> Rite Rite, only open til three, </text:span><text:span text:style-name="T735">so I </text:span><text:span text:style-name="T732">went to Summit, got an Americano.</text:span></text:p>
      <text:p text:style-name="P71"><text:s text:c="3"/><text:span text:style-name="T73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35">by</text:span><text:span text:style-name="T732"> our break </text:span><text:span text:style-name="T735">time</text:span><text:span text:style-name="T732">, so we went and saw Sierra, got free espresso drinks, walked back, played our second set. Ryan got paid, but it was only 62.50 a person.</text:span></text:p>
      <text:p text:style-name="P71"><text:soft-page-break/><text:s text:c="3"/><text:span text:style-name="T73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4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49">get various thing</text:span>s <text:span text:style-name="T749">in</text:span> <text:span text:style-name="T749">order</text:span> while they checked sounds, then walked around the farm with Hannah, Goldie, Jason looking for cats/horses to pet. Farmhand Lucy unlocked a door <text:span text:style-name="T749">for us </text:span>and out came a beautiful <text:span text:style-name="T749">fluffy black </text:span>cat.</text:p>
      <text:p text:style-name="P74"><text:s text:c="3"/><text:span text:style-name="T74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9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5"><text:s text:c="3"/><text:span text:style-name="T75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5"><text:s text:c="3"/><text:span text:style-name="T750">We laid naked for a while, eventually got dressed, walked up to Ingles, got grapes, sandwich </text:span><text:soft-page-break/><text:span text:style-name="T750">stuff for Hannah, pizza, walked back down, puttered about, watched the last two episodes of Throwdown. I was feeling tired and sunburnt, got into a stripped bed, looked at my phone, saw that Evan &amp; Kevin had been recording w/ Dan, got very jealous.</text:span></text:p>
      <text:p text:style-name="P145"/>
      <text:p text:style-name="P146">III.XXXI</text:p>
      <text:p text:style-name="P146"/>
      <text:p text:style-name="P146">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6"><text:s text:c="3"/>I drank <text:span text:style-name="T759">the</text:span> coffee while checking my calendar, watching four reels from Jack, two from Hannah, maintaining my <text:span text:style-name="T759">birb</text:span>, chicking an email, playing Wordle (BOOTY in four,) writing.<text:span text:style-name="T96">1158 </text:span>I finished <text:span text:style-name="T759">the</text:span> coffee, checked the weather, opened the front windows, turned off the AC, hoped for more rain, laid down on the couch, received Neville cuddles, looked at my phone, felt happy.<text:span text:style-name="T96">1229</text:span></text:p>
      <text:p text:style-name="P146"><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6"><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6"><text:s text:c="3"/>It really started to come down, so I opened the windows wide, laid on the couch, almost <text:span text:style-name="T76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8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51">I looked at my phone a bit, transcribed from the notebook,</text:span><text:span text:style-name="T321">746</text:span><text:span text:style-name="T751"> </text:span><text:span text:style-name="T752">set up my laptop at the dining room table, made mooncloth, got Tokup to MC, Kamaka back to Org.</text:span><text:span text:style-name="T322">920</text:span><text:span text:style-name="T752"> </text:span></text:p>
      <text:p text:style-name="P75"><text:s text:c="3"/><text:span text:style-name="T753">I did a bit of BRD with Hemi, then MC with Pug House, winnings Aged Core Leather Gloves, some FR plate boots and a blue BOE dagger, which I enchanted with Firey.</text:span><text:span text:style-name="T323">132</text:span><text:span text:style-name="T753"> </text:span></text:p>
      <text:p text:style-name="P75"/>
      <text:p text:style-name="P76">IV.I</text:p>
      <text:p text:style-name="P76"/>
      <text:p text:style-name="P76">Woke, played Wordle (JEWEL in four,) scoured the internet for April Fools jokes, hit the kettle,<text:span text:style-name="T96">915</text:span> <text:span text:style-name="T754">stood around Org, drank coffee, looked at my phone, moving back and forth between the middle bed and the couch until server shutdown,</text:span><text:span text:style-name="T324">958</text:span><text:span text:style-name="T754"> </text:span><text:span text:style-name="T755">looked at my phone on the couch, finished my coffee.</text:span><text:span text:style-name="T325">1034</text:span><text:span text:style-name="T755"> </text:span></text:p>
      <text:p text:style-name="P76"><text:s text:c="3"/><text:span text:style-name="T756">I logged on, did a full Strat run that got pretty painful towards the end, but won an orb and the dance flute, then </text:span><text:span text:style-name="T767">put</text:span><text:span text:style-name="T756"> crusader on Gutgore Ripper, made the big bed, cleaned the kitty litter, fed </text:span><text:soft-page-break/><text:span text:style-name="T756">them, refilled their water bowls,</text:span><text:span text:style-name="T326">204</text:span><text:span text:style-name="T756"> </text:span><text:span text:style-name="T757">packed up my computer/random clothes, closed the windows, walked up to Meyers, set up the Air Hog.</text:span><text:span text:style-name="T327">240</text:span><text:span text:style-name="T757"> </text:span></text:p>
      <text:p text:style-name="P76"><text:s text:c="3"/><text:span text:style-name="T75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58">I said I would walk downtown for food and hoped she would join me for walking/sunshine.</text:span><text:span text:style-name="T328">330</text:span><text:span text:style-name="T758"> I decided on the Vault, ordered a burger w</text:span><text:span text:style-name="T768">ith</text:span><text:span text:style-name="T758"> tots/Coke, hopped over to AVL Club, got an Americano from Sierra, sat in front of the library for a minute, walked to Hummingbird Park, shared my location w/ Hannah, got a call from her, wrote.</text:span><text:span text:style-name="T328">532</text:span><text:span text:style-name="T758"> </text:span></text:p>
      <text:p text:style-name="P76"><text:s text:c="3"/><text:span text:style-name="T758">She pulled up and had to pee, so we </text:span><text:span text:style-name="T768">went</text:span><text:span text:style-name="T758"> to All Day Darling, where I got an Athletic. We </text:span><text:span text:style-name="T768">strolled</text:span><text:span text:style-name="T758"> around Montford, back to the Mast Prius, rode to Downing, looked at Airbnbs for the Roanoke trip, cuddled. She </text:span><text:span text:style-name="T768">started</text:span><text:span text:style-name="T75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60">I farmed Twilight, tanked Strat Live, winning nothing, ran BRD with Wheaty, got Core Leather Gloves enchanted with 15 agility.</text:span><text:span text:style-name="T329">316</text:span><text:span text:style-name="T760"> </text:span></text:p>
      <text:p text:style-name="P77"><text:s text:c="3"/><text:span text:style-name="T76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0">639</text:span><text:span text:style-name="T761"> </text:span></text:p>
      <text:p text:style-name="P77"><text:s text:c="3"/><text:span text:style-name="T762">I ran BWL with Temple, winning Drake Talon Pauldrons, did Strat Undead with Searchand/Destroy, </text:span><text:soft-page-break/><text:span text:style-name="T762">stood around Org, laid in bed, checked bank alts,</text:span><text:span text:style-name="T331">140</text:span><text:span text:style-name="T762"> </text:span><text:span text:style-name="T763">went to </text:span><text:span text:style-name="T772">sleep</text:span><text:span text:style-name="T76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64">farmed Twilight mobs, laid in bed, ran a funny Strat Dead and ended up mainly tanking by the end of it.</text:span><text:span text:style-name="T332">303</text:span><text:span text:style-name="T764"> </text:span></text:p>
      <text:p text:style-name="P78"><text:s text:c="3"/><text:span text:style-name="T765">I cleaned up a bit, ate cold dumplings, took a bath, drove to the LaZoom Room, set up on the bus with Tony, was joined by Sco</text:span><text:span text:style-name="T772">TT</text:span><text:span text:style-name="T765">, Kevin, Charlie, Dulci. We had a painful soundcheck but eventually loaded up the Fortners wedding party, headed out for Highland. We played </text:span><text:span text:style-name="T398">Stand by Me</text:span><text:span text:style-name="T765">, Bruno Mars, </text:span><text:span text:style-name="T398">What’s Up</text:span><text:span text:style-name="T765"> with Jillian riding in the first seat rocking out.</text:span></text:p>
      <text:p text:style-name="P78"><text:s text:c="3"/><text:span text:style-name="T765">Charlie and I went to the field, where he grabbed a beer and I grabbed a hotdog served by his cul-de-sac neighbor. We got back on the bus, reviewed songs, departed, played </text:span><text:span text:style-name="T398">Higher &amp; Higher</text:span><text:span text:style-name="T765">, </text:span><text:span text:style-name="T398">Valerie</text:span><text:span text:style-name="T765">, </text:span><text:span text:style-name="T398">Strawberry Wine</text:span><text:span text:style-name="T765"> while driving through the total destruction, </text:span><text:span text:style-name="T398">Heart of Glass</text:span><text:span text:style-name="T765">, </text:span><text:span text:style-name="T398">Sweet Sweet Baby</text:span><text:span text:style-name="T765">, arrived at New Belgium. </text:span><text:span text:style-name="T766">As </text:span><text:span text:style-name="T772">the bride</text:span><text:span text:style-name="T766"> was getting off the bus, </text:span><text:span text:style-name="T772">she</text:span><text:span text:style-name="T766"> approached Dulci, said, “I really like what you are doing but could you please play some 2010 rock music like The Killers or… I said so in the booking email.”</text:span></text:p>
      <text:p text:style-name="P78"><text:s text:c="3"/><text:span text:style-name="T766">Dulci was upset, which quickly spread to Kevin and eventually Charlie. We listened to a bunch of possibilities, worked on </text:span><text:span text:style-name="T399">Is This It</text:span><text:span text:style-name="T766"> before departing, which we played on the way to the original Wedge. I wanted to walk inside and get an Athletic, but the line was too daunting.</text:span></text:p>
      <text:p text:style-name="P78"><text:s text:c="3"/><text:span text:style-name="T766">We started the final leg with </text:span><text:span text:style-name="T398">Tubthumping</text:span><text:span text:style-name="T765">, </text:span><text:span text:style-name="T766">then turned the ti</text:span><text:span text:style-name="T772">d</text:span><text:span text:style-name="T766">es with </text:span><text:span text:style-name="T398">Pink Pony </text:span><text:span text:style-name="T399">Club.</text:span><text:span text:style-name="T766"> The bride really had her moment despite us thinking it might be too queer a song for the crowd. Thus, they were in the palm of Dulci’s hand for</text:span><text:span text:style-name="T398"> Livin’ on a Prayer.</text:span></text:p>
      <text:p text:style-name="P78"><text:soft-page-break/><text:span text:style-name="T398"><text:s text:c="3"/></text:span><text:span text:style-name="T76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6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00">I thought about staying in bed or logging onto WoW but decided, despite my tiredness, I would walk. I traded plaid shirt for </text:span><text:span text:style-name="T401">p</text:span><text:span text:style-name="T400">urple hoodie, blue Lems for flops, stuffed notebook in my bag, got my LaZoom cheque out of the car, left the house.</text:span></text:p>
      <text:p text:style-name="P147"><text:s text:c="3"/><text:span text:style-name="T76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73">lawn</text:span><text:span text:style-name="T769">, through downtown to Pack Square, where I sat on a bench and failed a puzzle miserably.</text:span></text:p>
      <text:p text:style-name="P147"><text:s text:c="3"/><text:span text:style-name="T769">I went to the bank, deposited $160, sat in front of some government buildings and wondered why I couldn’t feel that Greensboro feeling. I researched some lunch options but walked to High Five instead, ordered a drip with a supplemental Spindrift.</text:span></text:p>
      <text:p text:style-name="P147"><text:soft-page-break/><text:s text:c="3"/><text:span text:style-name="T769">Carroty asked if my name was Rocks, which got us talking about Nick at Night, how they were showing Friends/Big Bang Theory. I walked to the park, sat on the rocks, wrote in my LHS notebook.</text:span><text:span text:style-name="T178">1147</text:span><text:span text:style-name="T769"> </text:span></text:p>
      <text:p text:style-name="P147"><text:s text:c="3"/><text:span text:style-name="T76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69"> walked through downtown, sat at the Hatch bar, did a puzzle/Finch, got a sweet couple texts from Hannah,</text:span><text:span text:style-name="T178">1228</text:span><text:span text:style-name="T769"> walked across Hilliard, down Clingman, ran into Collin, who was unloading a moving truck.</text:span></text:p>
      <text:p text:style-name="P147"><text:s text:c="3"/><text:span text:style-name="T769">I sat at the bus stop, did a puzzle, wrote,</text:span><text:span text:style-name="T333">1250</text:span><text:span text:style-name="T769"> walked across the bridge, sat at the bus stop, rewrote the intro to LHS 1.3,</text:span><text:span text:style-name="T178">113</text:span><text:span text:style-name="T466"> </text:span><text:span text:style-name="T769">walked up the hill to WALK, sat at the bar, ordered a little cheeseburger w/ tots and no drink.</text:span><text:span text:style-name="T178">140</text:span></text:p>
      <text:p text:style-name="P147"><text:span text:style-name="T769"><text:s text:c="3"/>I ate, chatted with a British lady, paid $11, walked to Downing, said hello to the cats,</text:span><text:span text:style-name="T333">210</text:span><text:span text:style-name="T769"> went through all of LHS 1.3, made quick edits.</text:span><text:span text:style-name="T178">315</text:span><text:span text:style-name="T769"> </text:span></text:p>
      <text:p text:style-name="P147"><text:s text:c="3"/><text:span text:style-name="T467">I looked for the cats, found them cuddling in the kitchen cabinets, opened my baby Coke, drove up to Meyers, transcribed journal.</text:span><text:span text:style-name="T179">341</text:span><text:span text:style-name="T467"> </text:span></text:p>
      <text:p text:style-name="P147"><text:span text:style-name="T467"><text:s text:c="3"/></text:span><text:span text:style-name="T468">I drove to Hendersonville, parked in front of Mast General, watched a couple mini episodes of </text:span><text:span text:style-name="T770">Sixty Somethings</text:span><text:span text:style-name="T46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7"><text:span text:style-name="T468"/></text:p>
      <text:p text:style-name="P148"><text:span text:style-name="T465"/></text:p>
      <text:p text:style-name="P81">IV.V</text:p>
      <text:p text:style-name="P148"><text:span text:style-name="T465"/></text:p>
      <text:p text:style-name="P148"><text:span text:style-name="T46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65"> </text:span><text:span text:style-name="T469">made mooncloth on Kamaka and checked arcane crystal prices on Tokup.</text:span><text:span text:style-name="T180">1055</text:span></text:p>
      <text:p text:style-name="P148"><text:span text:style-name="T469"><text:s text:c="3"/></text:span><text:span text:style-name="T77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71">”</text:span></text:p>
      <text:p text:style-name="P148"><text:s text:c="3"/><text:span text:style-name="T77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8"><text:s text:c="3"/><text:span text:style-name="T77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8"><text:s text:c="3"/><text:span text:style-name="T771">We arrived in Statesville, parked the car, carried things into the old jail, set them down in the crowded green room. It felt good to be around so many musicians.</text:span></text:p>
      <text:p text:style-name="P148"><text:s text:c="3"/><text:span text:style-name="T771">Hannah hosted the most amazing cohort: Dani, Isaac, Justin “Clyde” and Tyler with Matt playing fiddle. I was so proud. We went to a coffee shop, where I got a latte and she got a chocolate smoothie, shared a donut as well.</text:span></text:p>
      <text:p text:style-name="P148"><text:s text:c="3"/><text:span text:style-name="T771">We drove to our hotel, checked in, went to the room. It smelled terrible, so Hannah got us a different </text:span><text:span text:style-name="T774">one</text:span><text:span text:style-name="T771">, which was even worse. She said she was sure to get a headache, which gave me one. We drove back downtown, went to the old jail, hung out in the green room with historian Rob, dobro Just</text:span><text:span text:style-name="T774">in</text:span><text:span text:style-name="T771"> </text:span><text:soft-page-break/><text:span text:style-name="T771">and Isaac. Hannah played in a cohort with Rob, Mike, Chase. The host was very stiff and boring. He soon admitted being drunk.</text:span></text:p>
      <text:p text:style-name="P148"><text:s text:c="3"/><text:span text:style-name="T771">It had gotten dark outside, which makes me remember how we had hung out in the sun after the earlier cohort where there was a cool vintage clothing truck and a living room under a tent.</text:span></text:p>
      <text:p text:style-name="P148"><text:s text:c="3"/><text:span text:style-name="T771">We sat together and watched another cohort with the Marine, the solo rambler, the straight-haired girl, the drunk host, Bryan on guitar in a recliner and bug-eyed whiskey Mark hosting.</text:span></text:p>
      <text:p text:style-name="P148"><text:s text:c="3"/><text:span text:style-name="T77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75">had left</text:span><text:span text:style-name="T771">, we were the only </text:span><text:span text:style-name="T775">people remaining</text:span><text:span text:style-name="T771">.</text:span></text:p>
      <text:p text:style-name="P148"><text:s text:c="3"/><text:span text:style-name="T77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8"/>
      <text:p text:style-name="P149">IV.VI</text:p>
      <text:p text:style-name="P149"/>
      <text:p text:style-name="P149">Woke at 8:30, had a very orange pee, possibly from all the jelly beans, hopefully not kidney failure, brushed my teeth, cuddled Hannah. We made love, charged phones, packed up our things.</text:p>
      <text:p text:style-name="P149"><text:s text:c="3"/>We drove to the emergency CVS, parked downtown, walked to Lake Mountain Coffee. They didn’t have anything free of gluten, so I <text:span text:style-name="T775">sat outside, </text:span>looked up restaurants while Hannah waited for her latte. She said there would be brunch at the jail, so we went to check that out.</text:p>
      <text:p text:style-name="P149"><text:s text:c="3"/>We didn’t find anything, <text:span text:style-name="T775">watched</text:span> some of the documentary about boring Justin. Hannah went outside to prepare for her class. I went to the Space Bug, <text:soft-page-break/>grabbed her guitar, my green hoodie, the LHS notebook, walked back, helped carry things to the green room.</text:p>
      <text:p text:style-name="P149"><text:s text:c="3"/>We decided to <text:span text:style-name="T77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9"><text:s text:c="3"/>Dude was still talking about changing strings. I set up in the back of the room, wrote in my notebook while Hannah taught the sweetest class on <text:span text:style-name="T776">the logic of</text:span> songwriting. I forgot to say how she showed me her cheeseburger song before we got brunch, which I loved and she used as the guide rail for her course.</text:p>
      <text:p text:style-name="P149"><text:s text:c="3"/>Isaac and Victoria clearly got complete songs out of the experience.<text:span text:style-name="T176">211</text:span><text:span text:style-name="T465"> </text:span>Suddenly, I ended up writing a poem from words bouncing around the room:</text:p>
      <text:p text:style-name="P149"/>
      <text:p text:style-name="P167">Bone Fear</text:p>
      <text:p text:style-name="P167"><text:span text:style-name="T736"/></text:p>
      <text:p text:style-name="P149">Writing for class</text:p>
      <text:p text:style-name="P149">Hiding back under bleachers</text:p>
      <text:p text:style-name="P149">Looking to the right cliché</text:p>
      <text:p text:style-name="P149">I profess, profess</text:p>
      <text:p text:style-name="P149">A chorus of criticals</text:p>
      <text:p text:style-name="P149">Listening for why</text:p>
      <text:p text:style-name="P149">Demanding support from a bridge of individuals</text:p>
      <text:p text:style-name="P149">For them I fear my healing is selfish</text:p>
      <text:p text:style-name="P149">Like they make up a story where</text:p>
      <text:p text:style-name="P149">Their truth is something good</text:p>
      <text:p text:style-name="P167"><text:span text:style-name="T736">Being left on the bone </text:span><text:span text:style-name="T221">250</text:span></text:p>
      <text:p text:style-name="P167"><text:span text:style-name="T221"/></text:p>
      <text:p text:style-name="P167"><text:span text:style-name="T52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21">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21"> </text:span></text:p>
      <text:p text:style-name="P167"><text:span text:style-name="T521"><text:s text:c="3"/></text:span><text:span text:style-name="T522">I ran MC with Temple, winning Drillborer Disk, T1 sholders, ran Ony, winning the 1H axe, ran UBRS with KBN, did some enchants for BCJ.</text:span><text:span text:style-name="T222">1117</text:span><text:span text:style-name="T522"> </text:span></text:p>
      <text:p text:style-name="P167"><text:span text:style-name="T522"/></text:p>
      <text:p text:style-name="P168"><text:span text:style-name="T522">I</text:span><text:span text:style-name="T521">V.VII</text:span></text:p>
      <text:p text:style-name="P168"><text:span text:style-name="T521"/></text:p>
      <text:p text:style-name="P168"><text:span text:style-name="T521">I slept so hard through the rain, woke up, looked at my phone, played Wordle (HAVEN in four,) looked at my phone some more, </text:span><text:span text:style-name="T523">typed/edited LHS 1.4, turned on the coffee maker and kettle.</text:span><text:span text:style-name="T223">1153</text:span><text:span text:style-name="T523"> </text:span><text:span text:style-name="T524">I logged into WoW, made coffee, edited/printed/pasted journal entries, looked around for a digital copy of </text:span><text:span text:style-name="T737">A Good Visit</text:span><text:span text:style-name="T524">, eventually found it on the iMac, emailed that to myself and downloaded it on the Air.</text:span><text:span text:style-name="T224">138</text:span><text:span text:style-name="T524"> </text:span></text:p>
      <text:p text:style-name="P169"><text:span text:style-name="T524"><text:s text:c="3"/></text:span><text:span text:style-name="T525">Lord knows what I did until 7PM, but that’s when Hannah picked me up. We went to Ingles, got grapes, hop water, CheezIt, fruit. She was upset I had fasted all day. We went down to Downing, made food, watched </text:span><text:span text:style-name="T739">Common Side Effects</text:span><text:span text:style-name="T525">, </text:span><text:span text:style-name="T739">Throw Down</text:span><text:span text:style-name="T525">, cuddled in bed, talked, slept.</text:span></text:p>
      <text:p text:style-name="P169"><text:span text:style-name="T525"/></text:p>
      <text:p text:style-name="P82">IV.VIII</text:p>
      <text:p text:style-name="P170"><text:span text:style-name="T521"/></text:p>
      <text:p text:style-name="P170"><text:span text:style-name="T52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26"> derped around, did the dishes, ran DMT, stood around org, took out the recycling.</text:span><text:span text:style-name="T225">309 </text:span></text:p>
      <text:p text:style-name="P171"><text:span text:style-name="T521"><text:s text:c="3"/>I walked to </text:span><text:span text:style-name="T535">Meyers</text:span><text:span text:style-name="T52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36">Distilled</text:span><text:span text:style-name="T521"> Wisdom, </text:span><text:span text:style-name="T536">ran</text:span><text:span text:style-name="T521"> some of Strat Undead before Gork ninja AFKed.</text:span><text:span text:style-name="T221">202</text:span><text:span text:style-name="T521"> </text:span></text:p>
      <text:p text:style-name="P171"><text:span text:style-name="T521"/></text:p>
      <text:p text:style-name="P83">IV.IX</text:p>
      <text:p text:style-name="P172"><text:span text:style-name="T521"/></text:p>
      <text:p text:style-name="P173"><text:span text:style-name="T521">I woke at 9:30, tried to sell the flask recipe from bed, moved to the dining room, healed a rough DMT with Bosakas.</text:span><text:span text:style-name="T221">1222</text:span><text:span text:style-name="T521"> </text:span><text:span text:style-name="T527">I </text:span><text:span text:style-name="T528">put the still-not-flat Visit pages inside a manilla envelope, </text:span><text:span text:style-name="T527">walked to Ingles, bought a notebook, talked to Hannah on the phone from the grassy patch in the parking lot, walked to Jersey Mike’s, ate a #3 Mike’s way, went into Aldi, bought some crispy green grapes.</text:span></text:p>
      <text:p text:style-name="P173"><text:span text:style-name="T527"><text:s text:c="3"/></text:span><text:span text:style-name="T528">I </text:span><text:span text:style-name="T52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27"> </text:span></text:p>
      <text:p text:style-name="P173"><text:span text:style-name="T527"><text:s text:c="3"/></text:span><text:span text:style-name="T52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38">Throw Down</text:span><text:span text:style-name="T529">.</text:span></text:p>
      <text:p text:style-name="P173"><text:span text:style-name="T529"/></text:p>
      <text:p text:style-name="P84">IV.X</text:p>
      <text:p text:style-name="P174"><text:span text:style-name="T52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74"><text:soft-page-break/><text:span text:style-name="T521"><text:s text:c="3"/>Hannah and I got ready, walked out of the house, got in our separate cars. I drove to Meyers, moved a mirror into the bathroom, took a bath, shaved, got in bed, wrote on my laptop,</text:span><text:span text:style-name="T221">1038</text:span><text:span text:style-name="T530"> off-tanked a Strat UD,</text:span><text:span text:style-name="T227">154</text:span><text:span text:style-name="T530"> </text:span><text:span text:style-name="T531">laid down, almost fell asleep, ate a bunch of Mandies, made a coffee,</text:span><text:span text:style-name="T228">300</text:span><text:span text:style-name="T531"> </text:span><text:span text:style-name="T532">did bank alts.</text:span><text:span text:style-name="T229">311</text:span><text:span text:style-name="T532"> </text:span></text:p>
      <text:p text:style-name="P174"><text:span text:style-name="T532"><text:s text:c="3"/></text:span><text:span text:style-name="T53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74"><text:span text:style-name="T533"><text:s text:c="3"/>I went downstairs, got glittered, back up, set the stage, played Dr. Dog songs with Matt, Becca, Dulci, Alyse, Clay, Steve, Scott, </text:span><text:span text:style-name="T539">Slick, </text:span><text:span text:style-name="T533">hung around chatting with people afterwards, helped load out, </text:span><text:span text:style-name="T539">loitered</text:span><text:span text:style-name="T533"> with the band on the sidewalk. Hannah said she was going to bed, so I talked to her on the phone as I drove home, ran an LBRS, switching been tanking and DPS.</text:span></text:p>
      <text:p text:style-name="P174"><text:span text:style-name="T533"/></text:p>
      <text:p text:style-name="P85">IV.XI</text:p>
      <text:p text:style-name="P175"><text:span text:style-name="T533"/></text:p>
      <text:p text:style-name="P175"><text:span text:style-name="T521">I slept in hard, looked at video clips from the show, struggled with Wordle (ARROW in five,) got up, wrote.</text:span><text:span text:style-name="T221">1126</text:span><text:span text:style-name="T521"> </text:span><text:span text:style-name="T534">I idled on WoW from bed in laptop mode, ran Scholo, went back to laptop, did the first two/three bosses in LBRS like four times.</text:span><text:span text:style-name="T230">357</text:span><text:span text:style-name="T534"> </text:span><text:span text:style-name="T537">I laid in bed, decided to look at Travis’ Fossil problem, thought I solved it, second-guessed myself. Nonetheless, he said that </text:span><text:span text:style-name="T539">had </text:span><text:span text:style-name="T537">fixed it.</text:span><text:span text:style-name="T231">514</text:span><text:span text:style-name="T537"> </text:span></text:p>
      <text:p text:style-name="P175"><text:span text:style-name="T537"><text:s text:c="3"/></text:span><text:span text:style-name="T53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5"><text:span text:style-name="T538"><text:s text:c="3"/>I drove to Downing, hung out with Kathryn, Mave, Suli, Theo for a while, went over to Hannah’s half, cuddled on the couch, watched an episode of </text:span><text:span text:style-name="T740">Throw Down</text:span><text:span text:style-name="T538">, went to bed.</text:span></text:p>
      <text:p text:style-name="P176"><text:soft-page-break/><text:span text:style-name="T521">IV.XII</text:span></text:p>
      <text:p text:style-name="P176"><text:span text:style-name="T521"/></text:p>
      <text:p text:style-name="P176"><text:span text:style-name="T52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51">Meyers</text:span><text:span text:style-name="T521">, spent about 90 mins cleaning my room and </text:span><text:span text:style-name="T551">felt</text:span><text:span text:style-name="T521"> great about it.</text:span><text:span text:style-name="T221">136</text:span><text:span text:style-name="T521"> </text:span></text:p>
      <text:p text:style-name="P176"><text:span text:style-name="T521"><text:s text:c="3"/></text:span><text:span text:style-name="T540">I </text:span><text:span text:style-name="T541">made a coffee, </text:span><text:span text:style-name="T540">ran UBRS with Voyagers/Thrll,</text:span><text:span text:style-name="T232">320</text:span><text:span text:style-name="T540"> </text:span><text:span text:style-name="T541">took a bath, shaved,</text:span><text:span text:style-name="T233">423</text:span><text:span text:style-name="T541"> </text:span><text:span text:style-name="T542">did bank alts, got dressed up,</text:span><text:span text:style-name="T234">509</text:span><text:span text:style-name="T542"> </text:span><text:span text:style-name="T543">drove to Ingles, bought hop water/smoothie fwuit, went down to Downing, picked up Hannah, went to Story Parlor, listened to Mackenzie’s poetry, tried to socialize, went to Ingles, bought popcorn, back to Downing, popped, ate, Thew Down.</text:span></text:p>
      <text:p text:style-name="P176"><text:span text:style-name="T543"/></text:p>
      <text:p text:style-name="P86">IV.XIII</text:p>
      <text:p text:style-name="P177"><text:span text:style-name="T521"/></text:p>
      <text:p text:style-name="P177"><text:span text:style-name="T52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21"> </text:span><text:span text:style-name="T544">healed LBRS.</text:span><text:span text:style-name="T235">104</text:span><text:span text:style-name="T544"> </text:span></text:p>
      <text:p text:style-name="P177"><text:span text:style-name="T544"><text:s text:c="3"/></text:span><text:span text:style-name="T545">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45"> </text:span></text:p>
      <text:p text:style-name="P177"><text:span text:style-name="T545"><text:s text:c="3"/></text:span><text:span text:style-name="T546">I made a coffee, got in the car, drove to Downing, waited for Hannah to get ready, drove to Petersburg listening to </text:span><text:span text:style-name="T741">Easy Beat</text:span><text:span text:style-name="T546">, saw Tina/Martha’s new house, snacked, helped </text:span><text:span text:style-name="T551">secure</text:span><text:span text:style-name="T546"> Martha’s tailgate topper, ate veggie burgers, socialized, drove back to Downing, talked, watched </text:span><text:span text:style-name="T741">Throw Down</text:span><text:span text:style-name="T546">, cuddled, made love.</text:span></text:p>
      <text:p text:style-name="P87">IV.XIV</text:p>
      <text:p text:style-name="P178"><text:span text:style-name="T521"/></text:p>
      <text:p text:style-name="P178"><text:span text:style-name="T521">Woke early, made coffee, played Wordle (CREST in three,) drove to Meyers, laid in bed, looked for a dungeon, fell practically asleep, got up, wrote,</text:span><text:span text:style-name="T221">1036</text:span><text:span text:style-name="T521"> </text:span><text:span text:style-name="T547">trimmed the stash, changed from blue outer hoodie to green.</text:span></text:p>
      <text:p text:style-name="P178"><text:span text:style-name="T547"><text:s text:c="3"/></text:span><text:span text:style-name="T54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8"><text:span text:style-name="T548"><text:s text:c="3"/>I walked to Aldi, listening to Purple Dress, bought nothing, went to Jersey Mike’s, ate a mini #3, Michael’s </text:span><text:span text:style-name="T578">w</text:span><text:span text:style-name="T548">ay, went to Rowan, ordered a drip, edited to page 50 of AGV, put on the </text:span><text:span text:style-name="T578">Eulogy </text:span><text:span text:style-name="T548">show again, went to Ingles, bought two packs of ramen, walked to Meyers, checked the mail, put grapes in the fridge, took off my bag.</text:span><text:span text:style-name="T237">411</text:span><text:span text:style-name="T548"> </text:span></text:p>
      <text:p text:style-name="P178"><text:span text:style-name="T548"><text:s text:c="3"/></text:span><text:span text:style-name="T549">I ran BRD, killed some </text:span><text:span text:style-name="T578">s</text:span><text:span text:style-name="T549">atyr, ran DMT, BWL (winning Helm of Endless Rage,) MC, Scholo, got disconnected.</text:span><text:span text:style-name="T238">137</text:span><text:span text:style-name="T549"> </text:span></text:p>
      <text:p text:style-name="P178"><text:span text:style-name="T549"/></text:p>
      <text:p text:style-name="P179"><text:span text:style-name="T549">I</text:span><text:span text:style-name="T521">V.XV</text:span></text:p>
      <text:p text:style-name="P179"><text:span text:style-name="T521"/></text:p>
      <text:p text:style-name="P179"><text:span text:style-name="T521">I felt very tired when I woke, ate grapes, logged onto WoW one minute before maintenance. I got a call from Hannah asking if I wanted to walk downtown for Mamacita’s.</text:span><text:span text:style-name="T221">1012</text:span><text:span text:style-name="T521"> </text:span></text:p>
      <text:p text:style-name="P179"><text:span text:style-name="T521"><text:s text:c="3"/></text:span><text:span text:style-name="T550">I got dressed, walked to Battle Cat, ordered a latte, drank some of it in front of the Double Crown, walked down the hill, ‘bout got blown off the bridge, sat next to the sign, made </text:span><text:span text:style-name="T624">a</text:span><text:span text:style-name="T550"> move against Charlie, walked downtown, realized I had time to go to High Five, ordered a drip, walked to the rear entrance of Mast General.</text:span></text:p>
      <text:p text:style-name="P179"><text:span text:style-name="T550"><text:s text:c="3"/>I went inside, </text:span><text:span text:style-name="T578">upstairs,</text:span><text:span text:style-name="T550"> waited for Hannah, walked with her to Mamacita’s, where I ordered an unusually spicy fried chicken burrito. We walked to SECU and the Wells Fargo ATM, back to Mast, got in the Electric Bug, rode do the Brew Pump. I kissed </text:span><text:soft-page-break/><text:span text:style-name="T550">Hannah goodbye, went to Odd’s, got a dark roast, back to the Pump, kissed Hannah again, walked to Meyers, checked the mail, kicked off my flops, wrote.</text:span><text:span text:style-name="T239">154</text:span><text:span text:style-name="T550"> </text:span></text:p>
      <text:p text:style-name="P179"><text:span text:style-name="T550"><text:s text:c="3"/></text:span><text:span text:style-name="T55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52"> </text:span><text:span text:style-name="T553">farmed Twilight,</text:span><text:span text:style-name="T241">627</text:span><text:span text:style-name="T553"> </text:span><text:span text:style-name="T554">brushed my teeth.</text:span></text:p>
      <text:p text:style-name="P179"><text:span text:style-name="T554"><text:s text:c="3"/></text:span><text:span text:style-name="T555">I drove to Canton, had a fun rehearsal with Kevin, Dulci, Charlie, talked to Hannah on my way back to Downing, ran ZG, winning nothing, turning 40.</text:span><text:span text:style-name="T242">143</text:span></text:p>
      <text:p text:style-name="P179"><text:span text:style-name="T242"/></text:p>
      <text:p text:style-name="P180"><text:span text:style-name="T555">I</text:span><text:span text:style-name="T521">V.XVI</text:span></text:p>
      <text:p text:style-name="P180"><text:span text:style-name="T521"/></text:p>
      <text:p text:style-name="P88">I woke at eight to a text from my mom that said, “<text:span text:style-name="T383">USPS package <text:s/>coming to your house today</text:span>”</text:p>
      <text:p text:style-name="P180"><text:span text:style-name="T521"><text:s text:c="3"/>I put my laptop in bed, eventually moved to the kitchen, ran a DMT with Temple but accidentally brought my druid when I was supposed to DPS. I also made coffee.</text:span><text:span text:style-name="T221">1106</text:span><text:span text:style-name="T521"> </text:span></text:p>
      <text:p text:style-name="P180"><text:span text:style-name="T521"><text:s text:c="3"/></text:span><text:span text:style-name="T556">I opened a new Durham Bulls ha</text:span><text:span text:style-name="T581">t</text:span><text:span text:style-name="T556"> from my mom and </text:span><text:span text:style-name="T624">the</text:span><text:span text:style-name="T556"> framed tomato frog from Hannah, walked to Bad Manners, who aren’t usually open on Wednesdays, asked if it was because of my 40</text:span><text:span text:style-name="T243">th</text:span><text:span text:style-name="T556">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56"> </text:span></text:p>
      <text:p text:style-name="P180"><text:span text:style-name="T556"><text:s text:c="3"/></text:span><text:span text:style-name="T557">I napped for a while, walked to the WALK, ate a little burger w/ tots, went over to Battle Cat, drank a dark roast outside, talked to Hannah, walked back to Downing, loaded up the Camry.</text:span><text:span text:style-name="T244">504</text:span></text:p>
      <text:p text:style-name="P180"><text:span text:style-name="T244"><text:s text:c="3"/></text:span><text:span text:style-name="T558">Hannah arrived and was quickly ready to go. We drove to Middlemont, </text:span><text:span text:style-name="T581">decided against grabbing</text:span><text:span text:style-name="T558"> the </text:span><text:span text:style-name="T624">Hymanberg</text:span><text:span text:style-name="T558"> cooler, drove to the park instead. </text:span><text:span text:style-name="T581">Hannah</text:span><text:span text:style-name="T558"> was very stressed about being five minutes late. Gary, Fox, Darwin, Zelda, Tina, Martha, Dulaney, </text:span><text:soft-page-break/><text:span text:style-name="T558">Thomas and Mackenzie were already there. Hannah decided to go get more things. Charlie, Alex, Ashley, Liz, Eliza, August, Scott, Leann, Myrtle, Tim, Kathryn, Suli, Steve, Marissa, Ellis, Ben/girlfriend, Alex Krueg, Laura Boswell showed up soon afterwards. Martha </text:span><text:span text:style-name="T583">grilled</text:span><text:span text:style-name="T55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80"><text:span text:style-name="T558"/></text:p>
      <text:p text:style-name="P90">IV.XVII</text:p>
      <text:p text:style-name="P181"><text:span text:style-name="T52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81"><text:span text:style-name="T521"><text:s text:c="3"/>I made Hannah a coffee, got dressed, gathered bags, got in the Camry, drove to Meyers, packed my duffel, started heading to Scott’s, realized I’d forgot my toiletries, stopped </text:span><text:span text:style-name="T583">at Downing</text:span><text:span text:style-name="T521">, grabbed floss, brush, paste, scissors, continued toward </text:span><text:span text:style-name="T583">Hillcrest</text:span><text:span text:style-name="T52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81"><text:span text:style-name="T521"><text:s text:c="3"/>I got up, ate a banana, apple, looked around, played Wordle (STOOD in four,) eventually made coffee, set up my computer at the dining room table, wrote.</text:span><text:span text:style-name="T221">1226</text:span><text:span text:style-name="T521"> </text:span><text:span text:style-name="T559">I logged into WoW, talked to Hannah on the phone, drank coffee, ate crackers,</text:span><text:span text:style-name="T245">103</text:span><text:span text:style-name="T559"> </text:span><text:span text:style-name="T560">sat around a bunch, looked at my phone, eventually hopped on the treadmill and got up to a speed of 1.2 while continuing to drink coffee.</text:span><text:span text:style-name="T246">307</text:span></text:p>
      <text:p text:style-name="P181"><text:soft-page-break/><text:span text:style-name="T246"><text:s text:c="3"/></text:span><text:span text:style-name="T56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81"><text:span text:style-name="T56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61"> </text:span><text:span text:style-name="T562">I ran a Strat Live, won an orb, talked to Hannah on the phone, ran Onyxia in two tries, losing a roll on </text:span><text:span text:style-name="T588">her</text:span><text:span text:style-name="T562"> head.</text:span></text:p>
      <text:p text:style-name="P181"><text:span text:style-name="T562"/></text:p>
      <text:p text:style-name="P91">IV.XVIII</text:p>
      <text:p text:style-name="P182"><text:span text:style-name="T521"/></text:p>
      <text:p text:style-name="P182"><text:span text:style-name="T521">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21"> </text:span></text:p>
      <text:p text:style-name="P182"><text:span text:style-name="T521"><text:s text:c="3"/></text:span><text:span text:style-name="T563">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63"> </text:span></text:p>
      <text:p text:style-name="P182"><text:span text:style-name="T563"><text:s text:c="3"/></text:span><text:span text:style-name="T564">I ran LBRS with Odoyle, took a bath, ran a tougher LBRS with Tonyapples,</text:span><text:span text:style-name="T249">559 </text:span><text:span text:style-name="T56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82"><text:span text:style-name="T565"><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65"> </text:span></text:p>
      <text:p text:style-name="P183"><text:span text:style-name="T565">I</text:span><text:span text:style-name="T521">V.XIX</text:span></text:p>
      <text:p text:style-name="P184"><text:span text:style-name="T52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84"><text:span text:style-name="T521"><text:s text:c="3"/>We drove north on familiar highways listening to </text:span><text:span text:style-name="T736">The Telepathy Tapes</text:span><text:span text:style-name="T52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84"><text:span text:style-name="T52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95">awkward</text:span><text:span text:style-name="T521"> hang in the living room.</text:span></text:p>
      <text:p text:style-name="P184"><text:span text:style-name="T521"/></text:p>
      <text:p text:style-name="P92">IV.XX</text:p>
      <text:p text:style-name="P184"><text:span text:style-name="T521"/></text:p>
      <text:p text:style-name="P184"><text:span text:style-name="T521">Tina made pourovers for everybody. I had to hurry the </text:span><text:span text:style-name="T595">departure</text:span><text:span text:style-name="T521"> train a bit because I wanted to leave by nine and everyone was blocking me in. We said our goodbyes, got on the road, listened to more </text:span><text:span text:style-name="T736">Telepathy</text:span><text:span text:style-name="T52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84"><text:span text:style-name="T521"><text:s text:c="3"/>I enchanted both my daggers, ran BRD with Dysil, talked to Hannah on the phone, ran BWL with </text:span><text:soft-page-break/><text:span text:style-name="T521">Pughouse, winning Cloak of Firemaw, had Ido enchant both cloaks, ran Strat Live, very tired, winning nothing.</text:span></text:p>
      <text:p text:style-name="P184"><text:span text:style-name="T521"/></text:p>
      <text:p text:style-name="P92">IV.XXI</text:p>
      <text:p text:style-name="P184"><text:span text:style-name="T521"/></text:p>
      <text:p text:style-name="P184"><text:span text:style-name="T521">Woke, very sleepy, let Myrtle out, made coffee,</text:span><text:span text:style-name="T221">1004 </text:span><text:span text:style-name="T566">started a rogue, did a loooong BRD with some lowbies, gave up in the torch room,</text:span><text:span text:style-name="T251">320</text:span><text:span text:style-name="T566"> </text:span><text:span text:style-name="T567">drove to Montford Deli for the first time, ordered a chopped cheesie to stay and a croissant club to go, ate my cheesie with fries/Coke, drove back to Hillcrest.</text:span><text:span text:style-name="T252">412</text:span><text:span text:style-name="T567"> </text:span></text:p>
      <text:p text:style-name="P184"><text:span text:style-name="T567"><text:s text:c="3"/></text:span><text:span text:style-name="T568">I did some quests on Rogup, trained his professions,</text:span><text:span text:style-name="T253">513</text:span><text:span text:style-name="T568"> </text:span><text:span text:style-name="T56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84"><text:span text:style-name="T569"/></text:p>
      <text:p text:style-name="P93">IV.XXII</text:p>
      <text:p text:style-name="P185"><text:span text:style-name="T521"/></text:p>
      <text:p text:style-name="P185"><text:span text:style-name="T521">There had been a short but amazing thunderstorm. I woke, looked at my phone, wrote,</text:span><text:span text:style-name="T221">1019</text:span><text:span text:style-name="T521"> </text:span><text:span text:style-name="T570">tried to log in, realized it was Tuesday. </text:span><text:span text:style-name="T571">I made coffee, moved bags/clothes to the car, cans to the recycling, fed the critters, filled their water bowls, let Myrtle out.</text:span><text:span text:style-name="T254">1043</text:span><text:span text:style-name="T571"> </text:span></text:p>
      <text:p text:style-name="P185"><text:span text:style-name="T571"><text:s text:c="3"/></text:span><text:span text:style-name="T572">I did quests on Rog, hitting level 10, ran Axo to Thunder Bluff, packed up my belongings,</text:span><text:span text:style-name="T255">131</text:span><text:span text:style-name="T572"> </text:span><text:span text:style-name="T573">drove to Meyers, talked to Hannah most of the way, sat in front of the house talking about meditation and telepathy, went inside.</text:span><text:span text:style-name="T256">223</text:span><text:span text:style-name="T573"> </text:span><text:span text:style-name="T574">I healed a breezy LBRS, saved the end of a rough Strat Live, winning an orb, did quests on Rog, hitting 11, doled out bags to bank alts, talked to Hannah on the phone.</text:span><text:span text:style-name="T257">747</text:span><text:span text:style-name="T574"> </text:span></text:p>
      <text:p text:style-name="P185"><text:span text:style-name="T574"><text:s text:c="3"/></text:span><text:span text:style-name="T575">I walked down Brevard, called UJ, ordered a turkey pita w/ tots, ate half of it at the bar, </text:span><text:soft-page-break/><text:span text:style-name="T575">headed east on Haywood, ran into Hannah outside of Ingles, went in, bought grapes, walked down to Downing, ate the rest of my sandwich, cuddled, watched the Dr. Dre halftime show, went to bed very early.</text:span></text:p>
      <text:p text:style-name="P185"><text:span text:style-name="T575"/></text:p>
      <text:p text:style-name="P94">IV.XXIII</text:p>
      <text:p text:style-name="P186"><text:span text:style-name="T521"/></text:p>
      <text:p text:style-name="P186"><text:span text:style-name="T521">Woke, ate grapes, got dressed, played Wordle (OZONE in five,) got in the Electric Bug, rode to Meyers, went inside, took off my canvas boots, wrote,</text:span><text:span text:style-name="T221">923</text:span><text:span text:style-name="T521"> </text:span><text:span text:style-name="T576">did quests on Rog, hitting level 12.</text:span><text:span text:style-name="T258">1034</text:span><text:span text:style-name="T576"> </text:span><text:span text:style-name="T577">I walked to Odd’s, ordered a dark roast + a bubbly water, returned to meyers, indeed noticed a slight sewage smell.</text:span><text:span text:style-name="T259">1113</text:span><text:span text:style-name="T577"> </text:span></text:p>
      <text:p text:style-name="P186"><text:span text:style-name="T577"><text:s text:c="3"/></text:span><text:span text:style-name="T579">I ran BRD with some randos, flew to EPL, hunted down two blood of heroes, flew to Feralas, did quests on Rog. I ran BRD with Bokasaas, wining Hand of Justice, talked to Hannah on the phone, who wasn’t feeling well, </text:span><text:span text:style-name="T580">got an arcanum of rapidity, </text:span><text:span text:style-name="T579">finished a couple quests on Rogup, </text:span><text:span text:style-name="T581">hitting level 13</text:span><text:span text:style-name="T579">.</text:span><text:span text:style-name="T260">518</text:span></text:p>
      <text:p text:style-name="P186"><text:span text:style-name="T579"><text:s text:c="3"/></text:span><text:span text:style-name="T58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6"><text:span text:style-name="T582"/></text:p>
      <text:p text:style-name="P95">IV.XXIV</text:p>
      <text:p text:style-name="P187"><text:span text:style-name="T521"/></text:p>
      <text:p text:style-name="P187"><text:span text:style-name="T521">Woke tired from dreams, ate grapes, made two coffees, gathered belongings, hopped in the Electric Bug, rode to Meyers, start</text:span><text:span text:style-name="T624">l</text:span><text:span text:style-name="T521">ed the bird outside my window, went inside with tomato frog, CheezIt, gummy clusters, coffee, new sweatpants, two guitars.</text:span><text:span text:style-name="T221">913</text:span><text:span text:style-name="T521"> </text:span></text:p>
      <text:p text:style-name="P187"><text:span text:style-name="T584"><text:s text:c="3"/>I played Wordle (GENIE in five,) did Finch, killed a mob on Rogup after like five attempts, ran him to Org, swapped to Tokup, ran Scholo with a fresh tank, had fun,</text:span><text:span text:style-name="T261">147</text:span><text:span text:style-name="T584"> </text:span><text:span text:style-name="T585">took a bath,</text:span><text:span text:style-name="T262">208</text:span><text:span text:style-name="T585"> </text:span><text:span text:style-name="T586">got dressed, drove to Moe’s BBQ, ate a sammich w/ double mac, </text:span><text:soft-page-break/><text:span text:style-name="T586">went to </text:span><text:span text:style-name="T742">Get Roasted</text:span><text:span text:style-name="T586">, ordered a small coffee, went to Hillcrest, where Dulci and Scott were setting up.</text:span></text:p>
      <text:p text:style-name="P187"><text:span text:style-name="T586"><text:s text:c="3"/>We had a great session recording </text:span><text:span text:style-name="T742">Only Takes a Minute</text:span><text:span text:style-name="T586"> with Ryan, Melissa, Kevin, Alyse, Charlie, got done around 10:30. I drove to Downing, where Hannah &amp; Laura were hanging out, showed them the song, listned to the two Hannah tunes we had done in the shed, and then </text:span><text:span text:style-name="T742">Bad Self Portraits</text:span><text:span text:style-name="T586"> from Pickathon before going to bed.</text:span></text:p>
      <text:p text:style-name="P187"><text:span text:style-name="T586"/></text:p>
      <text:p text:style-name="P96">IV.XXV</text:p>
      <text:p text:style-name="P188"><text:span text:style-name="T521"/></text:p>
      <text:p text:style-name="P188"><text:span text:style-name="T52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21"> </text:span></text:p>
      <text:p text:style-name="P188"><text:span text:style-name="T521"><text:s text:c="3"/></text:span><text:span text:style-name="T587">I did Barrens quests on Rogup, hitting 14, ran a Strat Live on Tokup, winning nothing, did more Rog quests, hitting 15, all while drinking a coffee, eating CheezIt + a pretzel dog.</text:span><text:span text:style-name="T263">152</text:span><text:span text:style-name="T587"> </text:span><text:span text:style-name="T589">I ate another dog, got dressed, drove to Biltmore, told the gate attendent I was playing music at the gazebo. He said, “Oh, I’ve seen you before! Go on through!”</text:span></text:p>
      <text:p text:style-name="P189"><text:span text:style-name="T589"><text:s text:c="3"/>I turned right, turned up </text:span><text:span text:style-name="T743">The Breeze</text:span><text:span text:style-name="T58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9"><text:span text:style-name="T589"><text:s text:c="3"/>Kev and I walked toward his car, but he had forgotten his keys, so we drank some cold brew instead, came up with the business name </text:span><text:span text:style-name="T743">Cold Brew Hot Bud. </text:span><text:span text:style-name="T589">We played another set, took another break, all got high in Dulci’s car, played </text:span><text:span text:style-name="T743">Only Takes a Minute</text:span><text:span text:style-name="T589"> for 15 minutes, finished our final set, moved cars, packed up, said we’d enjoyed ourselves. Kevin had impulse-bought an El Capistan, which sounded amazing.</text:span></text:p>
      <text:p text:style-name="P189"><text:soft-page-break/><text:span text:style-name="T589"><text:s text:c="3"/>I drove to Downing, ate a slice of pizza, looked at my phone on the couch, moved to the bed with Hannah, made love, went to sleep.</text:span></text:p>
      <text:p text:style-name="P189"><text:span text:style-name="T589"/></text:p>
      <text:p text:style-name="P97">IV.XXIV</text:p>
      <text:p text:style-name="P190"><text:span text:style-name="T521"/></text:p>
      <text:p text:style-name="P190"><text:span text:style-name="T521">Woke early, got laundry out of the dryer, put it on my body, made a deliciously strong coffee, kissed Hannah goodbye, drove up to Meyers.</text:span><text:span text:style-name="T221">654</text:span><text:span text:style-name="T521"> </text:span><text:span text:style-name="T590">I did quests on Rog, hitting 16, ran BRD with Dysyl and three other warriors, switched back to Rog, turned in so many quests, hearthed to the Sepulcher.</text:span><text:span text:style-name="T264">1123</text:span><text:span text:style-name="T590"> </text:span></text:p>
      <text:p text:style-name="P190"><text:span text:style-name="T590"><text:s text:c="3"/></text:span><text:span text:style-name="T59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591"> </text:span></text:p>
      <text:p text:style-name="P190"><text:span text:style-name="T591"><text:s text:c="3"/></text:span><text:span text:style-name="T592">I did blacksmithing on Axo, killed some pirates, died after killing Baron Longshore, decided Ratchet wasn’t the best home for her after all, flew back to Crossroads, trained blacksmithing, logged.</text:span><text:span text:style-name="T266">640</text:span><text:span text:style-name="T592"> </text:span><text:span text:style-name="T59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90"><text:span text:style-name="T593"/></text:p>
      <text:p text:style-name="P99"/>
      <text:p text:style-name="P100">IV.XXVII</text:p>
      <text:p text:style-name="P191"><text:span text:style-name="T521"/></text:p>
      <text:p text:style-name="P191"><text:span text:style-name="T52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21"> </text:span></text:p>
      <text:p text:style-name="P191"><text:span text:style-name="T521"><text:s text:c="3"/></text:span><text:span text:style-name="T594">I </text:span><text:span text:style-name="T596">ran UBRS on Tokup, di</text:span><text:span text:style-name="T594">d a Silverpine quest on Rogup collecting Dalaran tokens, went to Barrens, did a rogue quest opening boxes, killed pirates, laid down for a spell, checked all my bank alts, decided to pack up my computer.</text:span><text:span text:style-name="T267">203</text:span><text:span text:style-name="T594"> </text:span></text:p>
      <text:p text:style-name="P191"><text:span text:style-name="T594"><text:s text:c="3"/></text:span><text:span text:style-name="T59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91"><text:span text:style-name="T596"/></text:p>
      <text:p text:style-name="P102">IV.XXVIII</text:p>
      <text:p text:style-name="P192"><text:span text:style-name="T521"/></text:p>
      <text:p text:style-name="P192"><text:span text:style-name="T52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21"> </text:span></text:p>
      <text:p text:style-name="P192"><text:span text:style-name="T521"><text:s text:c="3"/></text:span><text:span text:style-name="T597">I ran around on Rog, healed an UBRS, did quests on Rogup, hitting level 18, flew to Org, </text:span><text:soft-page-break/><text:span text:style-name="T597">trained/leveled enchanting,</text:span><text:span text:style-name="T268">259</text:span><text:span text:style-name="T597"> </text:span><text:span text:style-name="T598">walked to Odd’s, ordered a cold brew + noodle salad, ate, walked to Aldi, bought red grapes, went into Jersey Mikes, ordered a giant #3, back to Odd’s for a dark roast, cut diagonally down to Downing.</text:span><text:span text:style-name="T269">437</text:span><text:span text:style-name="T598"> </text:span></text:p>
      <text:p text:style-name="P192"><text:span text:style-name="T598"><text:s text:c="3"/></text:span><text:span text:style-name="T599">I killed pirates on Axo, parked Tokup in front of MC, killed a few more pirates,</text:span><text:span text:style-name="T270">547</text:span><text:span text:style-name="T599"> </text:span><text:span text:style-name="T600">took a bath,</text:span><text:span text:style-name="T271">608</text:span><text:span text:style-name="T600"> </text:span><text:span text:style-name="T601">killed mutant turtles on Rogup, flew to TB, hearthed to Sepulcher, back to Org, switched to Axo, did blacksmithing, crafting two new daggers.</text:span><text:span text:style-name="T272">647</text:span><text:span text:style-name="T601"> </text:span></text:p>
      <text:p text:style-name="P192"><text:span text:style-name="T601"><text:s text:c="3"/></text:span><text:span text:style-name="T602">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02"> </text:span></text:p>
      <text:p text:style-name="P192"><text:span text:style-name="T602"/></text:p>
      <text:p text:style-name="P193"><text:span text:style-name="T602">I</text:span><text:span text:style-name="T521">V.XXIX</text:span></text:p>
      <text:p text:style-name="P193"><text:span text:style-name="T521"/></text:p>
      <text:p text:style-name="P193"><text:span text:style-name="T521">I got up early,</text:span><text:span text:style-name="T221">652</text:span><text:span text:style-name="T521"> </text:span><text:span text:style-name="T603">did quests on Rogup, hitting 19,</text:span><text:span text:style-name="T274">818</text:span><text:span text:style-name="T603"> </text:span><text:span text:style-name="T604">flew around, trained first aid + enchanting in Thunder Bluff,</text:span><text:span text:style-name="T275">851</text:span><text:span text:style-name="T604"> </text:span><text:span text:style-name="T60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05"> </text:span></text:p>
      <text:p text:style-name="P193"><text:span text:style-name="T605"><text:s text:c="3"/></text:span><text:span text:style-name="T606">I killed Quilboar on Tokup, ran DMT on Kamaka, killed so many more Quilboar, hit level 20, flew to Org, trained, flew back to Crossroads,</text:span><text:span text:style-name="T277">317</text:span><text:span text:style-name="T606"> </text:span><text:span text:style-name="T607">took a little nap,</text:span><text:span text:style-name="T278">355</text:span><text:span text:style-name="T607"> </text:span><text:span text:style-name="T608">did a couple Barrens quests, ported to Silverpine, ran to Tarren Mill, flew to Undercity, folded laundry, zepped to Org, talked to Hannah on the phone, made dinner plans, flew to Ashenvalle, logged off,</text:span><text:span text:style-name="T279">516</text:span><text:span text:style-name="T608"> </text:span><text:span text:style-name="T609">did the dishes, took out the trash, cleaned the litter.</text:span><text:span text:style-name="T280">530</text:span><text:span text:style-name="T609"> </text:span></text:p>
      <text:p text:style-name="P193"><text:span text:style-name="T609"><text:s text:c="3"/></text:span><text:span text:style-name="T61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94"><text:span text:style-name="T521"/></text:p>
      <text:p text:style-name="P194"><text:span text:style-name="T521">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21"> </text:span></text:p>
      <text:p text:style-name="P194"><text:span text:style-name="T521"><text:s text:c="3"/></text:span><text:span text:style-name="T611">I ran Shadowfang Keep, nabbed a couple items, trained swords, flew to Org, enchanted a mace for Fleshrender, swapped back to Rogup, trained enchanting, flew to Splintertree.</text:span><text:span text:style-name="T281">1257</text:span><text:span text:style-name="T611"> </text:span><text:span text:style-name="T612">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12"> </text:span></text:p>
      <text:p text:style-name="P194"><text:span text:style-name="T612"/></text:p>
      <text:p text:style-name="P195"><text:span text:style-name="T612">V.</text:span><text:span text:style-name="T521">I</text:span></text:p>
      <text:p text:style-name="P195"><text:span text:style-name="T521"/></text:p>
      <text:p text:style-name="P195"><text:span text:style-name="T521">Woke to a text from Erica, “</text:span><text:span text:style-name="T736">Tony is now squatting and has put a pile of my stuff outside. I won’t hold it against you if you want to move out. I mean, wtf. Im sorry this is happening.</text:span><text:span text:style-name="T521">”</text:span></text:p>
      <text:p text:style-name="P195"><text:span text:style-name="T521"><text:s text:c="3"/>I brushed my teeth, got dressed, walked down to Downing, kissed Hannah, made two cups of coffee, got in the Camry, drove to Isothermal Community College, adjusted drums, checked sounds with Ryan, Melissa, Dulci, played</text:span><text:span text:style-name="T736"> Asteroids, Driftin’, Somebody Else, Rex </text:span><text:span text:style-name="T521">on WNCW with Martin Anderson, Studio B, got in the Camry, drove up the mountain to Meyers.</text:span></text:p>
      <text:p text:style-name="P195"><text:span text:style-name="T521"><text:s text:c="3"/>I took a peek from the back porch to see what was going on downstairs. It seems like the stuff of Erica’s that ha</text:span><text:span text:style-name="T624">d</text:span><text:span text:style-name="T521"> been placed outside </text:span><text:span text:style-name="T624">was</text:span><text:span text:style-name="T521"> what she wanted to be shipped, covered and protected from the rain.</text:span><text:span text:style-name="T221">120</text:span><text:span text:style-name="T521"> </text:span></text:p>
      <text:p text:style-name="P195"><text:span text:style-name="T521"><text:s text:c="3"/></text:span><text:span text:style-name="T613">I killed naga at Zoram Strand, hit 23, spent three talent points, did </text:span><text:span text:style-name="T744">Counterattack!</text:span><text:span text:style-name="T613">, killed a thunder lizard, some Stonetalon quests, flew to </text:span><text:soft-page-break/><text:span text:style-name="T613">Ratchet, did </text:span><text:span text:style-name="T744">Guns of the Northwatch</text:span><text:span text:style-name="T613">, went to Thunder Bluff, turned some quests in, hearthed to Silverpine, flew to Tarren Mill and back. I also made bank alts Bagmarka and Libary,</text:span><text:span text:style-name="T283">417</text:span><text:span text:style-name="T613"> </text:span><text:span text:style-name="T614">laid in bed a bit, thinking about what to eat.</text:span><text:span text:style-name="T284">442</text:span><text:span text:style-name="T614"> </text:span></text:p>
      <text:p text:style-name="P195"><text:span text:style-name="T614"><text:s text:c="3"/></text:span><text:span text:style-name="T61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5"><text:span text:style-name="T615"/></text:p>
      <text:p text:style-name="P105">V.II</text:p>
      <text:p text:style-name="P196"><text:span text:style-name="T52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6"><text:span text:style-name="T521"><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21"> </text:span></text:p>
      <text:p text:style-name="P196"><text:span text:style-name="T521"><text:s text:c="3"/></text:span><text:span text:style-name="T616">I ran around Stonetalon doing quests on Rogup, hit 24, hearthed to Silverpine, made my way back to Org, trained, turned in quests in Ratchet/Stonetalon, did alt banking, switched to Axo, killed pirates.</text:span><text:span text:style-name="T285">136</text:span></text:p>
      <text:p text:style-name="P196"><text:span text:style-name="T616"><text:s text:c="3"/></text:span><text:span text:style-name="T61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17">Paisley, SG Goodman, walked up to an eviction notice for Tony on the porch.</text:span></text:p>
      <text:p text:style-name="P197"><text:span text:style-name="T617"><text:s text:c="3"/>I opened a stale Nerd Rope, sat at the computer, wrote,</text:span><text:span text:style-name="T286">1223</text:span><text:span text:style-name="T617"> </text:span><text:span text:style-name="T640">eventually ate two more.</text:span></text:p>
      <text:p text:style-name="P197"><text:span text:style-name="T617"/></text:p>
      <text:p text:style-name="P197"><text:span text:style-name="T617">V.</text:span><text:span text:style-name="T625">III</text:span></text:p>
      <text:p text:style-name="P198"><text:span text:style-name="T521"/></text:p>
      <text:p text:style-name="P106">I woke early, played Rogup, got in the Camry, drove to Downing, helped Hannah load, drove to some random coffee shop <text:span text:style-name="T777">(Third Space</text:span>,<text:span text:style-name="T777">)</text:span> got granola and an Americano. Hannah came out of the bathroom overwhelmed by anxiety/headache, had a meltdown in the car about everything. She got better by the time I found a Starbucks, where I ordered a dark roast, <text:span text:style-name="T777">continued</text:span> to Columbia.</text:p>
      <text:p text:style-name="P106"><text:s text:c="3"/>We went to Dan &amp; Julia’s, walked to Five Points, ate at a restaurant I’ll soon remember the name of <text:span text:style-name="T777">(Publico</text:span>,<text:span text:style-name="T777">)</text:span> back to the Speizer household, where Hannah napped and I laid on the couch. We went to John’s birthday party, socialized, back to Joshua, where I immediately went to bed.</text:p>
      <text:p text:style-name="P198"><text:span text:style-name="T521"/></text:p>
      <text:p text:style-name="P106">V.IV</text:p>
      <text:p text:style-name="P198"><text:span text:style-name="T521"/></text:p>
      <text:p text:style-name="P198"><text:span text:style-name="T52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21"> </text:span></text:p>
      <text:p text:style-name="P198"><text:span text:style-name="T521"><text:s text:c="3"/></text:span><text:span text:style-name="T618">I put on my khaki shorts, drove to Drip Sauna, chatted with Katie Richter, Charlie, walked up the hill, sat by the fire, chatted with Stephanie Morgan, got in </text:span><text:span text:style-name="T640">and out of </text:span><text:span text:style-name="T618">the sauna with Charlie, beat him in a game of chess, poured a coffee, got </text:span><text:span text:style-name="T640">back</text:span><text:span text:style-name="T618"> in the sauna with Juan etc., said my goodbyes, drove downtown, changed into </text:span><text:span text:style-name="T640">date clothes</text:span><text:span text:style-name="T618">, met Hannah in front of the </text:span><text:span text:style-name="T640">Asheville </text:span><text:span text:style-name="T618">Community Theatre.</text:span></text:p>
      <text:p text:style-name="P199"><text:span text:style-name="T618"><text:s text:c="3"/>We watched </text:span><text:span text:style-name="T748">Into The Woods</text:span><text:span text:style-name="T618">, moving her car on intermission, went to Mellow Mushroom. She </text:span><text:span text:style-name="T641">ate</text:span><text:span text:style-name="T618"> a GF </text:span><text:soft-page-break/><text:span text:style-name="T618">pizza and I </text:span><text:span text:style-name="T641">had</text:span><text:span text:style-name="T618"> an Italian hoagie. We drove to Downing, made love, fell asleep early.</text:span></text:p>
      <text:p text:style-name="P199"><text:span text:style-name="T618"/></text:p>
      <text:p text:style-name="P108">V.V</text:p>
      <text:p text:style-name="P200"><text:span text:style-name="T521"/></text:p>
      <text:p text:style-name="P200"><text:span text:style-name="T521">Woke slowly, made myself a coffee, drank it on the couch, lint-rolled Hannah, got in the Camry, drove to Meyers, emptied my car, moved drums into it, tidied my room.</text:span><text:span text:style-name="T221">1002</text:span><text:span text:style-name="T521"> </text:span></text:p>
      <text:p text:style-name="P200"><text:span text:style-name="T521"><text:s text:c="3"/></text:span><text:span text:style-name="T619">I killed mobs on Axo, did Guns of Northwatch with a dualboxer, killed Furbugs on Rogup, switched to Tokup, did a very long and nooby LBRS until getting suddenly disconnected.</text:span><text:span text:style-name="T287">124</text:span><text:span text:style-name="T619"> </text:span><text:span text:style-name="T620">I hopped back in the group, finished, took a bath, did quests on Rogup, BRD arena spam, laid in bed, dozed a bit until I talked to Hannah.</text:span><text:span text:style-name="T288">634</text:span><text:span text:style-name="T620"> </text:span></text:p>
      <text:p text:style-name="P200"><text:span text:style-name="T620"><text:s text:c="3"/></text:span><text:span text:style-name="T62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00"><text:span text:style-name="T621"/></text:p>
      <text:p text:style-name="P110">V.VI</text:p>
      <text:p text:style-name="P201"><text:span text:style-name="T521"/></text:p>
      <text:p text:style-name="P201"><text:span text:style-name="T521">Woke, made coffee, watched a video from Hannah.</text:span><text:span text:style-name="T221">925</text:span><text:span text:style-name="T521"> </text:span><text:span text:style-name="T622">I logged in and flew Rogup to Zoram Gar, ran to Thistlefur Villiage, but it was empty. I posted in guild chat, mentioning that and the fact that I couldn’t stealth, was shortly disconnected.</text:span><text:span text:style-name="T289">943</text:span><text:span text:style-name="T622"> </text:span><text:span text:style-name="T623">I printed journal pages to edit, logged back in, was in Zoram Gar, ran back to the village, pickpocketed two furbog, exited.</text:span><text:span text:style-name="T290">954</text:span><text:span text:style-name="T623"> </text:span></text:p>
      <text:p text:style-name="P201"><text:span text:style-name="T623"><text:s text:c="3"/></text:span><text:span text:style-name="T626">I printed a backlog of journal entries, got dressed, walked out of the house, eventually wrote in a scratch notebook: </text:span><text:span text:style-name="T745">I walked to the shady spot next to the sign, meditated, played Wordle (SUITE in </text:span><text:soft-page-break/><text:span text:style-name="T745">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01"><text:span text:style-name="T626"><text:s text:c="3"/>I got another coffee, walked west, got jumpscared by Taylor Martin outside of Pizza Mind, said whatsup to Lamon</text:span><text:span text:style-name="T641">t</text:span><text:span text:style-name="T62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01"><text:span text:style-name="T626"><text:s text:c="3"/>I typed up journal edits, printed, wrote while eating croissant,</text:span><text:span text:style-name="T291">226</text:span><text:span text:style-name="T626"> </text:span><text:span text:style-name="T627">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27"> </text:span></text:p>
      <text:p text:style-name="P201"><text:span text:style-name="T627"><text:s text:c="3"/></text:span><text:span text:style-name="T628">I got dressed, made a coffee, left the house, walked up Brevard, turned left at Olney, left at Sand Hill, walked to the bottom, got picked up by Ryan, rode to Middlemont, set up drums, drank more coffee, ran through </text:span><text:span text:style-name="T746">Mar y Cielo, Rex, Somebody Else, Glow</text:span><text:span text:style-name="T628">. It was a short/fun rehearsal. I left their house, called Hannah, walked to Ingles, bought pizza, grapes, Blue Machine, continued down to Downing, pasted journal pages while she sent emails, ate dinner, watched two episodes of Throw </text:span><text:span text:style-name="T641">D</text:span><text:span text:style-name="T628">own, looked at our phones, went to bed.</text:span></text:p>
      <text:p text:style-name="P201"><text:span text:style-name="T628"/></text:p>
      <text:p text:style-name="P111">V.VII</text:p>
      <text:p text:style-name="P202"><text:span text:style-name="T521"/></text:p>
      <text:p text:style-name="P202"><text:span text:style-name="T521">Woke early, played Wordle (MACHO in four,) made coffee for Hannah, cuddled in bed, walked up to Bad Manners, ordered a drip, continued on to Meyers, </text:span><text:span text:style-name="T629">installed Questie,</text:span><text:span text:style-name="T293">921</text:span><text:span text:style-name="T629"> </text:span><text:span text:style-name="T630">did a Stonetalon quest, the poison quest, which finished in Hillsbrad, found the secret rogue lodge, killed bears/spiders, traveled to Ashenvale, did an escort quest, collected BFD </text:span><text:soft-page-break/><text:span text:style-name="T630">essences,</text:span><text:span text:style-name="T294">1148</text:span><text:span text:style-name="T630"> </text:span><text:span text:style-name="T631">flew to TB, turned in a quest, trained mining, got disconnected again.</text:span><text:span text:style-name="T295">1220</text:span><text:span text:style-name="T631"> </text:span></text:p>
      <text:p text:style-name="P202"><text:span text:style-name="T631"><text:s text:c="3"/></text:span><text:span text:style-name="T632">I did quests all day all over, hitting 27/28, talked to Hannah, agreed to meet at WALK,</text:span><text:span text:style-name="T296">637</text:span><text:span text:style-name="T633"> walked down, getting scooped at the last minute. We chatted with Doss, ate burger/soup, drove down to Downing, where Hannah wrote emails and I looked at my phone. We eventually started a new season of Throw Down </text:span><text:span text:style-name="T641">while</text:span><text:span text:style-name="T633"> I ate carrot cake from John’s birthday. I was very tired and went to bed.</text:span></text:p>
      <text:p text:style-name="P202"><text:span text:style-name="T633"/></text:p>
      <text:p text:style-name="P112">V.VIII</text:p>
      <text:p text:style-name="P203"><text:span text:style-name="T521"/></text:p>
      <text:p text:style-name="P203"><text:span text:style-name="T521">I had lots of mundane tiring dreams, woke feeling confuzzled. Hannah got in the shower and I made us coffee to share, which I drank at the table, then in the Space Bug as I rode to </text:span><text:span text:style-name="T641">Myers</text:span><text:span text:style-name="T521">, where I checked mail and saw another letter to Tony posted on the door.</text:span><text:span text:style-name="T221">938</text:span></text:p>
      <text:p text:style-name="P203"><text:span text:style-name="T221"><text:s text:c="3"/></text:span><text:span text:style-name="T634">I did blacksmithing on Axo, flew to to Org to train but need</text:span><text:span text:style-name="T641">ed</text:span><text:span text:style-name="T63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34"> </text:span></text:p>
      <text:p text:style-name="P203"><text:span text:style-name="T634"><text:s text:c="3"/></text:span><text:span text:style-name="T635">I drove down 26, got off at exit 1 in Landrum aka Ethernet Percussion, drove 11 miles, turned left at Jordan, went two more miles to Albino Skunk </text:span><text:span text:style-name="T641">F</text:span><text:span text:style-name="T635">est for the first time in 16 years, told the gate at</text:span><text:span text:style-name="T653">t</text:span><text:span text:style-name="T635">endant I was an artist, parked in a special spot, got escorted to the stage, had a sandwich, got startled by Eisenbrown, walked back to the car, was met by the equipment carrier as Dulci, Jodie, Ryan, Melissa pull</text:span><text:span text:style-name="T653">ed</text:span><text:span text:style-name="T635"> up, loaded the cart wagon, </text:span><text:span text:style-name="T641">went backstage</text:span><text:span text:style-name="T635">.</text:span></text:p>
      <text:p text:style-name="P203"><text:span text:style-name="T635"><text:s text:c="3"/>I set up my ‘brass’ while the previous act was checking, went to the green room, sat on the deck behind the stage, got on, line checked, played a very fun Moon &amp; You set, got told to play </text:span><text:span text:style-name="T747">County Line</text:span><text:span text:style-name="T635"> by the founder, got off stage, loaded the cart, rode to the car, smoked a bowl, talked about Asheville with Jodie, said my goodbyes, drove, eventually through the worst hail then rain I had </text:span><text:soft-page-break/><text:span text:style-name="T635">ever seen. I went into the sunlight, pulled into the driveway at Meyers, called Hannah, decided I would stay home, hung up, wrote.</text:span><text:span text:style-name="T298">700</text:span><text:span text:style-name="T635"> </text:span></text:p>
      <text:p text:style-name="P203"><text:span text:style-name="T635"><text:s text:c="3"/></text:span><text:span text:style-name="T63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03"><text:span text:style-name="T299"/></text:p>
      <text:p text:style-name="P204"><text:span text:style-name="T636">V.</text:span><text:span text:style-name="T521">IX</text:span></text:p>
      <text:p text:style-name="P204"><text:span text:style-name="T521"/></text:p>
      <text:p text:style-name="P204"><text:span text:style-name="T521">I woke around seven, did a Rogup quest in Hillsbrad, traveled to Splintertree, moved Kamaka from Moonglade to Org, fell back asleep.</text:span><text:span text:style-name="T221">926</text:span><text:span text:style-name="T521"> </text:span><text:span text:style-name="T63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37"> </text:span></text:p>
      <text:p text:style-name="P204"><text:span text:style-name="T637"><text:s text:c="3"/></text:span><text:span text:style-name="T638">I collected Satyr horns on Rogup, did King of the Furbogs, ran to Splintertree, flew to ZG, Sun Rock,</text:span><text:span text:style-name="T301">1233</text:span><text:span text:style-name="T638"> </text:span><text:span text:style-name="T639">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42"> </text:span></text:p>
      <text:p text:style-name="P204"><text:span text:style-name="T642"><text:s text:c="3"/>I finished Stonetalon quests, went to TM, jumped into an SFK carry instead, turned in quests, ran RFC on Axo, hitting level 18, turned in quests, trained, laid in bed,</text:span><text:span text:style-name="T303">533</text:span><text:span text:style-name="T642"> </text:span><text:span text:style-name="T643">took a bath.</text:span><text:span text:style-name="T304">552</text:span><text:span text:style-name="T643"> </text:span><text:span text:style-name="T644">I did many quests, hitting 30, talked to Hannah on the phone, did three more, decided it was time for bed.</text:span><text:span text:style-name="T305">1059</text:span><text:span text:style-name="T644"> </text:span></text:p>
      <text:p text:style-name="P204"><text:span text:style-name="T644"/></text:p>
      <text:p text:style-name="P205"><text:span text:style-name="T644"/></text:p>
      <text:p text:style-name="P206"><text:span text:style-name="T644">V.</text:span><text:span text:style-name="T521">X</text:span></text:p>
      <text:p text:style-name="P205"><text:span text:style-name="T521"/></text:p>
      <text:p text:style-name="P205"><text:span text:style-name="T52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36">Lovely Day </text:span><text:span text:style-name="T521">was dropping, walked to Meyers.</text:span><text:span text:style-name="T221">1225</text:span><text:span text:style-name="T521"> </text:span></text:p>
      <text:p text:style-name="P205"><text:span text:style-name="T521"><text:s text:c="3"/></text:span><text:span text:style-name="T645">I grinded out rest on Axo, did quests on Rogup in Ashenvale/1KN, hit 31, got dressed, brushed my teeth, put on a tie, turned on the coffee maker,</text:span><text:span text:style-name="T306">247</text:span><text:span text:style-name="T645"> </text:span><text:span text:style-name="T64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46"> </text:span></text:p>
      <text:p text:style-name="P205"><text:span text:style-name="T646"/></text:p>
      <text:p text:style-name="P207"><text:span text:style-name="T646">V.</text:span><text:span text:style-name="T521">XI</text:span></text:p>
      <text:p text:style-name="P207"><text:span text:style-name="T521"/></text:p>
      <text:p text:style-name="P207"><text:span text:style-name="T521">I woke, cracked my window, turned on coffee, logged onto Rogup, killed naga/murloc, hearthed, sent mats from Herbaka to Tokup for a strong troll’s blood potion.</text:span><text:span text:style-name="T221">753</text:span><text:span text:style-name="T521"> </text:span><text:span text:style-name="T647">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47"> </text:span></text:p>
      <text:p text:style-name="P207"><text:span text:style-name="T647"><text:s text:c="3"/></text:span><text:span text:style-name="T648">I made a coffee, walked down to Downing, ate peas/rice/edamame with Hannah, made love, cuddled, agreed to reconvene for dinner, walked back up to Meyers.</text:span><text:span text:style-name="T309">321</text:span><text:span text:style-name="T648"> </text:span><text:span text:style-name="T649">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49"> </text:span></text:p>
      <text:p text:style-name="P207"><text:span text:style-name="T649"><text:s text:c="3"/></text:span><text:span text:style-name="T650">I put on my blue Lems, walked to Oyster House, checked inside for Hannah, popped back out, skipped down the street to meet her. We had NA bevvies, two </text:span><text:soft-page-break/><text:span text:style-name="T65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53">id</text:span><text:span text:style-name="T650"> on the middle bed with no sheet/pillowcases, dreamt I was recording a song in my parents’ newer than new house until injured Trump and an aide came to check on things.</text:span></text:p>
      <text:p text:style-name="P207"><text:span text:style-name="T650"/></text:p>
      <text:p text:style-name="P113">V.XII</text:p>
      <text:p text:style-name="P208"><text:span text:style-name="T521"/></text:p>
      <text:p text:style-name="P208"><text:span text:style-name="T52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21"> </text:span></text:p>
      <text:p text:style-name="P208"><text:span text:style-name="T521"><text:s text:c="3"/></text:span><text:span text:style-name="T65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53">ian</text:span><text:span text:style-name="T651">s for stones, ran Strat UD on Tok, switched back to Rog, finished the quest.</text:span><text:span text:style-name="T311">206</text:span><text:span text:style-name="T652"> </text:span></text:p>
      <text:p text:style-name="P114"/>
      <text:p text:style-name="P115">V.XIII</text:p>
      <text:p text:style-name="P115"/>
      <text:p text:style-name="P115">I woke a couple times, did bank alts right before server shutdown, packed my bag,<text:span text:style-name="T96">1003</text:span> <text:span text:style-name="T77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78">I walked Hannah back to Mast, got a text from Tony about getting stuff, walked to the Greagle, had a pee/outdoor sit, went up the hill, into Ingles, </text:span><text:soft-page-break/><text:span text:style-name="T778">bought grapes, CheezIt, bologna, peas, ramen, walked to Meyers, went around back, cut open a cardboard box, extracted wooden flutes, sent a pic to Erica.</text:span><text:span text:style-name="T334">250</text:span><text:span text:style-name="T778"> </text:span></text:p>
      <text:p text:style-name="P115"><text:s text:c="3"/><text:span text:style-name="T779">I did quests on Rogup, ran a timid but fun Strat </text:span><text:span text:style-name="T827">L</text:span><text:span text:style-name="T779">ive, more Rog, did Undead with Porter, Desil, Lucrylla, some shammy </text:span><text:span text:style-name="T831">(Slamsomeclam</text:span><text:span text:style-name="T779">,</text:span><text:span text:style-name="T831">)</text:span><text:span text:style-name="T779"> more Rog, </text:span><text:span text:style-name="T780">took a bath, </text:span><text:span text:style-name="T779">MC with KBN, finally winning Core Hound Tooth, got it enchanted, had the game crash twice.</text:span><text:span text:style-name="T335">1055</text:span><text:span text:style-name="T779"> </text:span><text:span text:style-name="T781">I rebooted, tried to run ZG with Pughouse but was locked, switched to Kamaka</text:span><text:span text:style-name="T779"> </text:span><text:span text:style-name="T781">instead, won nothing, ported to Org.</text:span></text:p>
      <text:p text:style-name="P115"><text:s text:c="3"/><text:span text:style-name="T78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8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82">I walked to Downing, greeted her excitedly. We </text:span><text:span text:style-name="T831">went</text:span><text:span text:style-name="T782"> to El Paraiso, ate, walked back to Downing, talking about our shared sadnesses. She took a bath </text:span><text:soft-page-break/><text:span text:style-name="T78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83">I did quests on Rogup, ran a DMT on Tokup, did the Hillsbrad elite quests with a fun foursome, hit level 35, ran Strat Undead, switched to Axo, grinded around, finally hit 20, did a bunch of blacksmithing, ran out of money, sent 100g from the bank.</text:span><text:span text:style-name="T336">436</text:span><text:span text:style-name="T783"> </text:span></text:p>
      <text:p text:style-name="P117"><text:s text:c="3"/><text:span text:style-name="T784">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7">1015</text:span><text:span text:style-name="T784"> </text:span></text:p>
      <text:p text:style-name="P117"><text:s text:c="3"/><text:span text:style-name="T785">I did lots of blacksmithing on Axo, ran Strat Live on Tokup, winning an orb, went back to Axo, did lots more blacksmithing, some AH shopping, went and killed Bristlebacks feeling much more powerful than before. I set hearth to Camp T, made bags on Kamaka.</text:span><text:span text:style-name="T338">114</text:span></text:p>
      <text:p text:style-name="P117"><text:span text:style-name="T338"/></text:p>
      <text:p text:style-name="P150">V.XVI</text:p>
      <text:p text:style-name="P150"><text:span text:style-name="T383"/></text:p>
      <text:p text:style-name="P150">I slept through my 7am alarm, woke close to 7:30, packed a daytime walking around bag (actually, that was already packed,) and a nighttime show bag. I bounced around bank alts, made bags on Kamaka, got in the Prius shortly after eight.</text:p>
      <text:p text:style-name="P150"><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50"><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50"><text:s text:c="3"/>I listened to a kid succinctly explain the differences between x86/ARM architecture, got my food, went into the other room, ate, listened to a much less interesting conversation about a guy’s extroverted girlfriend.</text:p>
      <text:p text:style-name="P150"><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50"><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50"><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50"><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50"><text:s text:c="3"/>I walked back to the central join area, saw a heron, walked down to the rocks, sat until my tailbone hurt, went back up a level, sat on a bench, heard from Hannah, researched axes, heard from Hannah again, walked to M. Judson, ordered an Americano, <text:span text:style-name="T786">sat with her pasted/edited pages while she did things on her laptop, then wrote in my scratch journal.</text:span><text:span text:style-name="T339">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78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87">grinded bristlebacks on Axo until </text:span><text:span text:style-name="T831">death</text:span><text:span text:style-name="T787">, feeling very powerful, flew to Thunder Bluff, bought another axe, trained first aid,</text:span><text:span text:style-name="T78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88">made coffee, logged onto Rogup, did quests in Hillsbrad, Arathi, Stranglethorn, </text:span><text:span text:style-name="T789">made another coffee, </text:span><text:span text:style-name="T788">departed for Desolace, played Wordle (GROWN in two.)</text:span><text:span text:style-name="T340">1151</text:span><text:span text:style-name="T788"> </text:span></text:p>
      <text:p text:style-name="P119"><text:s text:c="3"/><text:span text:style-name="T790">I did Desolace quests on Rogup, hit 36, flew to Org, trained, flew back to Desolace, played around with the Armory addon,</text:span><text:span text:style-name="T341">139</text:span><text:span text:style-name="T790"> </text:span><text:span text:style-name="T791">walked to Jersey Mike’s, had a mini #3 Michael’s way on the patio, went into Aldi, bought grapes, CheezIt, bagels, honey ham, back to Meyers.</text:span><text:span text:style-name="T342">300</text:span><text:span text:style-name="T791"> </text:span></text:p>
      <text:p text:style-name="P119"><text:s text:c="3"/><text:span text:style-name="T792">I killed bristlebacks on Axo, hit 21, flew to Thunder Bluff, managed bags, got two final WC quests, killed raptors, switched to Tokup, ran BRD with Dysil/Hulan, managed bank alts.</text:span><text:span text:style-name="T343">644</text:span><text:span text:style-name="T792"> </text:span></text:p>
      <text:p text:style-name="P119"><text:s text:c="3"/><text:span text:style-name="T79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9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31">until we</text:span> eventually left the house, drove to Riverside Rhapsody, ate BBQ, went to open house at the Tool Library, then Meyers.<text:span text:style-name="T96">151</text:span> </text:p>
      <text:p text:style-name="P122"><text:soft-page-break/><text:s text:c="3"/><text:span text:style-name="T794">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04">Queen of the Night</text:span><text:span text:style-name="T794">. I called Hannah, drove to Meyers.</text:span><text:span text:style-name="T344">1250</text:span><text:span text:style-name="T794"> </text:span><text:span text:style-name="T795">I think I ran WC on Axo.</text:span></text:p>
      <text:p text:style-name="P122"/>
      <text:p text:style-name="P123">V.X<text:span text:style-name="T796">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31">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31">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97">I packed up my computer, walked to Ingles, bought Canadian bacon, continued to Meyers, made a coffee, laid in bed, drove to Taco Billy, ordered food to go, went back to Downing, ate with Hannah, hung on the couch, drove to Canton, played through a syn</text:span><text:span text:style-name="T831">th</text:span><text:span text:style-name="T797">y </text:span><text:span text:style-name="T402">Sparkling Water, Birds of a Feather, </text:span><text:span text:style-name="T797">a first learning of </text:span><text:span text:style-name="T402">Alligator </text:span><text:span text:style-name="T797">Sun, a second playing of </text:span><text:span text:style-name="T402">Infinite </text:span><text:span text:style-name="T797">with Dulci, Ryan, Charlie, Kevin.</text:span></text:p>
      <text:p text:style-name="P124"><text:soft-page-break/><text:s text:c="3"/><text:span text:style-name="T79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798">I did three green dragons with Temple, encountered some lag, swapped to Rogup, did easy quests + collecting, RFK a little too late, got a call from Hannah, turned on the coffee maker, kissed in the front yard.</text:span><text:span text:style-name="T345">704</text:span><text:span text:style-name="T798"> </text:span></text:p>
      <text:p text:style-name="P125"><text:s text:c="3"/><text:span text:style-name="T799">I struggled with internet, </text:span><text:span text:style-name="T800">did a laggy RFK, </text:span><text:span text:style-name="T799">eventually realized I had a photo of the router on my phone, used that passcode to log in, create a private network for myself, which bypassed the connection issues. I ran ZG on Tokup, swapped to Rogup, did quests, hit 39.</text:span><text:span text:style-name="T346">1259</text:span><text:span text:style-name="T799">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01">I walked to Aldi, found grapes, clementines, spilled an already open bag all over the floor, got help from a kind employee with a booger, bought mini bagels, classic chicken noodle soup, walked back to Meyers, </text:span><text:span text:style-name="T802">put soup on the stove</text:span><text:span text:style-name="T801">.</text:span><text:span text:style-name="T347">223</text:span><text:span text:style-name="T801"> </text:span><text:span text:style-name="T803">I ate, did quests on Rogup, blacksmithing on Axo, took a bath, did a few more quests.</text:span><text:span text:style-name="T348">641</text:span><text:span text:style-name="T803"> </text:span></text:p>
      <text:p text:style-name="P126"><text:s text:c="3"/><text:span text:style-name="T804">I drove to FBRA, had a way-too-long rehearsal with Juan, Charlie, Shayne, went to Hannah’s, ate spaghetti, was worried about getting her sick, drove to Meyers, got delivered a package that my roommates had opened.</text:span><text:span text:style-name="T349">1130</text:span><text:span text:style-name="T804"> </text:span><text:span text:style-name="T80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06">I did quests, played Wordle (SHUCK in four,) ate fruit, hit 40, bought Rogup’s mount, flew to Tarren Mill, took a little near-nap,</text:span><text:span text:style-name="T350">1244</text:span><text:span text:style-name="T806"> </text:span><text:span text:style-name="T807">had a bath/shave,</text:span><text:span text:style-name="T351">122</text:span><text:span text:style-name="T807"> </text:span><text:span text:style-name="T808">checked my BMI account to find I’d been awarded $5.50. </text:span></text:p>
      <text:p text:style-name="P128"><text:s text:c="3"/><text:span text:style-name="T809">I sloppily tanked a Strat Live, winning an orb, switched to Axo, did blacksmithing, switched to Rogup, did a couple Alterac quests, got a text from Hannah asking about a walk, ran to Tarren Mill,</text:span><text:span text:style-name="T352">317</text:span><text:span text:style-name="T809"> </text:span><text:span text:style-name="T810">got dressed, brushed my teeth, mailed Tokup the recipe for frost oil.</text:span><text:span text:style-name="T353">325 </text:span></text:p>
      <text:p text:style-name="P128"><text:span text:style-name="T353"><text:s text:c="3"/></text:span><text:span text:style-name="T811">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12">restarted the modem</text:span><text:span text:style-name="T811">.</text:span><text:span text:style-name="T354">501</text:span></text:p>
      <text:p text:style-name="P128"><text:span text:style-name="T354"><text:s text:c="3"/></text:span><text:span text:style-name="T813">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31">slumber</text:span><text:span text:style-name="T813">.</text:span><text:span text:style-name="T355">201</text:span><text:span text:style-name="T81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14">I drove to Downing, picked up Hannah, continued to Thomas’ crawfish boil in Canton, which was very fun despite a lot of people being grossed out by the </text:span><text:span text:style-name="T831">cuisine</text:span><text:span text:style-name="T814">. We started to pick as the sun went down. I </text:span><text:soft-page-break/><text:span text:style-name="T814">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15">I did little errands on Rogup, Axo, Tokup, tried to kill a guy in a cave in Silithus, bit off more than I could chew, logged off, saw that </text:span><text:span text:style-name="T831">Juan</text:span><text:span text:style-name="T815">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15">I had some texts from Hannah that said, “</text:span><text:span text:style-name="T403">Do you think he looks like the suncreen brand Panama Jack?</text:span></text:p>
      <text:p text:style-name="P151"><text:s text:c="3"/>Every time I’ve seen her with a band, it is amazing. I think she’s awesome.</text:p>
      <text:p text:style-name="P15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1"><text:s text:c="3"/>In the meantime, I think I might make a frozen pizza tonight, if you want to come over and watch pottery. I am going on a walk with my friend Erin, but I will be back later.</text:p>
      <text:p text:style-name="P131"><text:soft-page-break/><text:span text:style-name="T403"><text:s text:c="3"/>Also, we are going to be over by the Arboretum, which has terrible cell reception so I will check back in after!</text:span><text:span text:style-name="T815">”</text:span></text:p>
      <text:p text:style-name="P131"><text:s text:c="3"/><text:span text:style-name="T815">I said, “</text:span><text:span text:style-name="T403">Haha he does look like Panama Jack! Pizza and pottery sounds good to me,”</text:span><text:span text:style-name="T815"> and then an hour later, “</text:span><text:span text:style-name="T403">I’m leavin the festy now</text:span><text:span text:style-name="T815">”</text:span></text:p>
      <text:p text:style-name="P131"><text:s text:c="3"/><text:span text:style-name="T815">I grabbed my things, walked to the Camry, drove to West Asheville. Haywood Road was bumpin’. I thought about how nice some beers would be, went to Meyers, opened a Cherry Coke, laid on the bed, made a mini bagel, ate, wrote.</text:span><text:span text:style-name="T356">548</text:span><text:span text:style-name="T815"> </text:span></text:p>
      <text:p text:style-name="P131"><text:s text:c="3"/><text:span text:style-name="T81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1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7">314</text:span><text:span text:style-name="T817"> </text:span><text:span text:style-name="T818">I walked to Ingles, bought arugula, Canadian bacon, big ol’ box of CheezIt, walked back to Meyers in the faintest of drizzles.</text:span><text:span text:style-name="T358">346</text:span></text:p>
      <text:p text:style-name="P132"><text:span text:style-name="T358"><text:s text:c="3"/></text:span><text:span text:style-name="T819">I did Badlands quests on Rogup, went to Shimmering Flats, turned in more quests, took a bath, talked to Hannah on the phone twice.</text:span><text:span text:style-name="T359">525</text:span><text:span text:style-name="T819"> </text:span><text:span text:style-name="T820">I drove down to </text:span><text:span text:style-name="T831">Downing</text:span><text:span text:style-name="T820">, hurridly roasted broccoli w/ potatoes &amp; nuggies, packed the Camry, drove to Trammell, arrived 20 minutes late. As predicted, Jackson was </text:span><text:soft-page-break/><text:span text:style-name="T820">still setting up. We had a very fun rehearsal with him/Kevin, got tired, drove back to Downing, fiddled with </text:span><text:span text:style-name="T831">the</text:span><text:span text:style-name="T820">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21">I was surprised by maintenance day, which lasted longer than expected, spent a while trying to get in, did quests on Rogup, accomplished the JST cable fix, helped kill Val on Tokup, </text:span><text:span text:style-name="T822">turned in AD rep stuff and a quest head</text:span><text:span text:style-name="T821">, made another coffee, went back to pirate quests.</text:span><text:span text:style-name="T360">309</text:span><text:span text:style-name="T821"> </text:span></text:p>
      <text:p text:style-name="P133"><text:s text:c="3"/><text:span text:style-name="T823">I did quests in Stonard, got invited to SM, ran Library, Armory, Cathedral, Cathedral again, hitting 42, turned in quests, took pictures of Erica’s legal paperwork, trained spells, took off for Stonard,</text:span><text:span text:style-name="T361">704</text:span><text:span text:style-name="T823"> </text:span><text:span text:style-name="T832">numbered</text:span><text:span text:style-name="T824">, zipped, uploaded the 34 pages of Raf’s suit,</text:span><text:span text:style-name="T362">721</text:span><text:span text:style-name="T824"> </text:span><text:span text:style-name="T825">rebooted the computer, got some beans/rice made by Haden.</text:span></text:p>
      <text:p text:style-name="P133"><text:s text:c="3"/><text:span text:style-name="T826">I ran Tokup to MC, did quests on Rogup, MC on Tokup, winning Onslaught Girdle, talked to Hannah on the phone, did a couple more quests on Rogup, hearthed to Booty Bay.</text:span><text:span text:style-name="T363">1156</text:span></text:p>
      <text:p text:style-name="P133"><text:span text:style-name="T363"/></text:p>
      <text:p text:style-name="P134">V.XXVIII</text:p>
      <text:p text:style-name="P134"/>
      <text:p text:style-name="P134">I woke to texts from Erica: “<text:span text:style-name="T383">Looks like he's suing me fol 25000. Not sure how that value could have meaning. <text:s/>I can't afford it in any case.</text:span></text:p>
      <text:p text:style-name="P152">Waiting to hear from my lawyer.</text:p>
      <text:p text:style-name="P152">I can't imagine that I'm getting out of this.<text:span text:style-name="T465">”</text:span></text:p>
      <text:p text:style-name="P152"><text:span text:style-name="T465"><text:s text:c="3"/>I rotted in bed a while, went through all my bank alts.</text:span><text:span text:style-name="T176">827 </text:span><text:span text:style-name="T470">I got back under the covers, wondered what I was going to do, typed up journal edits, printed pages.</text:span><text:span text:style-name="T182">858</text:span><text:span text:style-name="T470"> </text:span><text:span text:style-name="T471">I left the house for downtown, but, passing Oyster House, decided to call Hannah, who was just waking up. I asked if she wanted me to make her some coffee and she said sure, so I walked down to Downing.</text:span></text:p>
      <text:p text:style-name="P152"><text:soft-page-break/><text:span text:style-name="T47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71"> </text:span></text:p>
      <text:p text:style-name="P152"><text:span text:style-name="T471"><text:s text:c="3"/></text:span><text:span text:style-name="T472">I respecced Tokup to fury prot, started soldering the Honeycrisp, ran a Strat Undead, finished the keyboard build, ran a DMT with Lucrylla, Lottiedottie, Pice, Camtoe, pasted pages in my journal.</text:span><text:span text:style-name="T184">349</text:span><text:span text:style-name="T472"> </text:span><text:span text:style-name="T473">I left the house, walked to Battle Cat, ate a bowl of vegan chilli, went into Harvest, Asheville Guitar Pedals, The Bottle Shop asking about jobs with no luck </text:span><text:span text:style-name="T474">(and purchasing a Go Brewing Salty AF Chelada</text:span><text:span text:style-name="T473">,</text:span><text:span text:style-name="T474">)</text:span><text:span text:style-name="T473"> back to Meyers.</text:span><text:span text:style-name="T185">523</text:span><text:span text:style-name="T473"> </text:span></text:p>
      <text:p text:style-name="P152"><text:span text:style-name="T473"><text:s text:c="3"/></text:span><text:span text:style-name="T47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2"><text:span text:style-name="T475"/></text:p>
      <text:p text:style-name="P135">V.XXIV</text:p>
      <text:p text:style-name="P153"><text:span text:style-name="T465"/></text:p>
      <text:p text:style-name="P153"><text:span text:style-name="T465">Woke, struggled to get up, played Wordle (QUASH in five,) made Hannah a coffee, sat on the floor, got a ride to Meyers.</text:span><text:span text:style-name="T176">845</text:span><text:span text:style-name="T465"> </text:span><text:span text:style-name="T476">I quested in STV on Rogup, </text:span><text:span text:style-name="T477">cleaned my room, </text:span><text:span text:style-name="T476">tanked a DMW for warlock mount.</text:span><text:span text:style-name="T186">122</text:span><text:span text:style-name="T476"> </text:span><text:span text:style-name="T478">I made a sandwich, took a bath, shaved, looked at my phone, made another sandwich,</text:span><text:span text:style-name="T187">229</text:span><text:span text:style-name="T478"> </text:span><text:span text:style-name="T479">did STV quests on Rogup, alt banking.</text:span><text:span text:style-name="T188">329</text:span><text:span text:style-name="T479"> </text:span></text:p>
      <text:p text:style-name="P153"><text:span text:style-name="T479"><text:s text:c="3"/></text:span><text:span text:style-name="T48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80">to Meyers, took off my clothes, laid on the couch, looked at my phone, ate cheesecake, went to bed.</text:span></text:p>
      <text:p text:style-name="P153"><text:span text:style-name="T480"/></text:p>
      <text:p text:style-name="P136">V.XXX</text:p>
      <text:p text:style-name="P154"><text:span text:style-name="T465"/></text:p>
      <text:p text:style-name="P154"><text:span text:style-name="T465">Woke, struggled with Wordle, ate two pancakes, gathered my things, got in the Camry, drove to Meyers.</text:span><text:span text:style-name="T176">1036</text:span><text:span text:style-name="T465"> </text:span><text:span text:style-name="T48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81"> </text:span></text:p>
      <text:p text:style-name="P154"><text:span text:style-name="T481"><text:s text:c="3"/></text:span><text:span text:style-name="T48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4"><text:span text:style-name="T482"/></text:p>
      <text:p text:style-name="P138">V.XXXI</text:p>
      <text:p text:style-name="P155"><text:span text:style-name="T465"/></text:p>
      <text:p text:style-name="P155"><text:span text:style-name="T46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65"> </text:span><text:span text:style-name="T483">I checked bank alts, looked at my phone some more, made a cup of coffee.</text:span><text:span text:style-name="T190">1151</text:span><text:span text:style-name="T483"> </text:span></text:p>
      <text:p text:style-name="P155"><text:span text:style-name="T483"><text:s text:c="3"/></text:span><text:span text:style-name="T48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8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5"><text:span text:style-name="T191"><text:s text:c="3"/></text:span><text:span text:style-name="T485">I drove home, parked crooked in the driveway, talked to Steve, came inside, wrote.</text:span><text:span text:style-name="T192">932</text:span><text:span text:style-name="T485"> </text:span><text:span text:style-name="T486">I did five Arena runs, losing SGC to Groxxar, then a Strat Live, winning an orb, plus just a few minutes of killing priates for snuff on Rogup.</text:span><text:span text:style-name="T193">1211</text:span><text:span text:style-name="T486"> </text:span></text:p>
      <text:p text:style-name="P155"><text:span text:style-name="T486"/></text:p>
      <text:p text:style-name="P156"><text:span text:style-name="T486">V</text:span><text:span text:style-name="T465">I.I</text:span></text:p>
      <text:p text:style-name="P156"><text:span text:style-name="T465"/></text:p>
      <text:p text:style-name="P156"><text:span text:style-name="T465">I woke, looked at my phone a lot including Billie Eilish Europe vlog, played Wordle (ROUGH in two,) turned on the coffee maker.</text:span><text:span text:style-name="T176">915</text:span><text:span text:style-name="T465"> </text:span><text:span text:style-name="T487">I drove to Middlemont, picked up Ryan, continued on to Trammell, listening to Okonski. We had a fun rehearsal with Dulci, Alyse, Charlie, Kevin, worked on </text:span><text:span text:style-name="T828">Birds of a Feather</text:span><text:span text:style-name="T487"> and </text:span><text:span text:style-name="T828">Time is Infinite</text:span><text:span text:style-name="T487">, said our goodbyes, drove back to West Asheville.</text:span></text:p>
      <text:p text:style-name="P156"><text:span text:style-name="T487"><text:s text:c="3"/>I dropped Ryan off, called Hannah, who said she needed a couple hours to eat food and finish an assignment. I drove to Bad Manners, ordered a latte, went into Ingles, bought Dra</text:span><text:span text:style-name="T488">i</text:span><text:span text:style-name="T487">no/Mayo, drove to Middlemont, parked on the street, put my mayonaise in the fridge and my drano in the tub.</text:span><text:span text:style-name="T194">213</text:span><text:span text:style-name="T487"> </text:span></text:p>
      <text:p text:style-name="P156"><text:span text:style-name="T487"><text:s text:c="3"/></text:span><text:span text:style-name="T488">I stood around Org, made a sandwich, poured more Draino, made another sandwich, said goodbye to Org,</text:span><text:span text:style-name="T195">316</text:span><text:span text:style-name="T488"> </text:span><text:span text:style-name="T489">took a bath, got dressed in shorts, packed a bag, brushed teeth, trimmed mustache, rinsed out the </text:span><text:span text:style-name="T490">cast iron</text:span><text:span text:style-name="T489"> mug,</text:span><text:span text:style-name="T196">347</text:span><text:span text:style-name="T489"> </text:span><text:span text:style-name="T490">did alt banking.</text:span><text:span text:style-name="T197">354</text:span><text:span text:style-name="T490"> </text:span></text:p>
      <text:p text:style-name="P156"><text:span text:style-name="T490"><text:s text:c="3"/></text:span><text:span text:style-name="T49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91">Meyers.</text:span><text:span text:style-name="T198">736 </text:span><text:span text:style-name="T492">I joined an in-progress BRD which failed at the torch room, tanked a LBRS, went to bed.</text:span></text:p>
      <text:p text:style-name="P156"><text:span text:style-name="T492"/></text:p>
      <text:p text:style-name="P157">VI.II</text:p>
      <text:p text:style-name="P157"/>
      <text:p text:style-name="P157">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7"><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7"><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7"><text:span text:style-name="T46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65"> </text:span></text:p>
      <text:p text:style-name="P157"><text:span text:style-name="T465"><text:s text:c="3"/></text:span><text:span text:style-name="T493">I tried tanking a Scholo but the group fell apart just before Rattlegore. I did a BRD with Bosa after that, killed trolls on Rogup, felt kinda sick, talked to Hannah on the phone, went to sleep.</text:span></text:p>
      <text:p text:style-name="P157"><text:span text:style-name="T493"/></text:p>
      <text:p text:style-name="P158"><text:span text:style-name="T493"/></text:p>
      <text:p text:style-name="P159"><text:span text:style-name="T493">V</text:span><text:span text:style-name="T465">I.III</text:span></text:p>
      <text:p text:style-name="P158"><text:span text:style-name="T465"/></text:p>
      <text:p text:style-name="P158"><text:span text:style-name="T46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8"><text:span text:style-name="T494"><text:s text:c="3"/>I ordered a drip, had another sit outside the library, walked to Meyers, put groceries away.</text:span><text:span text:style-name="T199">1200</text:span><text:span text:style-name="T494"> </text:span><text:span text:style-name="T495">I did quests on Rogup, </text:span><text:span text:style-name="T496">talked to Hannah, </text:span><text:span text:style-name="T495">tanked Scholo, went back to Rogup, turned in tGHoT, moved him to Feralas, took a bath.</text:span><text:span text:style-name="T200">254</text:span><text:span text:style-name="T495"> </text:span><text:span text:style-name="T49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8"><text:span text:style-name="T49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97"> </text:span><text:span text:style-name="T498">I rebooted the computer, ran around turning in quests on Tokup, helped Minti farm some dragon eyes in UBRS, ran MC with KBN, winning nothing, ran ZG with Pughouse, winning nothing, made mooncloth.</text:span><text:span text:style-name="T202">136</text:span></text:p>
      <text:p text:style-name="P158"><text:span text:style-name="T498"/></text:p>
      <text:p text:style-name="P160"><text:span text:style-name="T498"/></text:p>
      <text:p text:style-name="P161"><text:span text:style-name="T498">V</text:span><text:span text:style-name="T465">I.IV</text:span></text:p>
      <text:p text:style-name="P160"><text:span text:style-name="T465"/></text:p>
      <text:p text:style-name="P160"><text:span text:style-name="T465">Woke to alarm with froggy voice again, laid in bed a bit, brushed my teeth, packed up my computer + some bagels/mayo, drove to Downing, made coffees, laid on the couch until Hannah left, moved the car, set up computer.</text:span><text:span text:style-name="T176">1025</text:span><text:span text:style-name="T465"> </text:span></text:p>
      <text:p text:style-name="P160"><text:span text:style-name="T465"><text:s text:c="3"/></text:span><text:span text:style-name="T499">I killed a few mobs in Feralas on Rogup, felpaw maybe. I can’t remember their name right now. I did a DMT on Tokup and then a very slow pug AQ20, winning some scarabs.</text:span><text:span text:style-name="T203">343</text:span><text:span text:style-name="T499"> </text:span><text:span text:style-name="T50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00"> </text:span></text:p>
      <text:p text:style-name="P160"><text:span text:style-name="T500"><text:s text:c="3"/></text:span><text:span text:style-name="T501">I did five arena runs, half-tanked most of a run lead by a seemingly coked-up Nightshift that fell apart when we got to the torch room.</text:span></text:p>
      <text:p text:style-name="P160"><text:span text:style-name="T501"/></text:p>
      <text:p text:style-name="P141">VI.V</text:p>
      <text:p text:style-name="P162"><text:span text:style-name="T465"/></text:p>
      <text:p text:style-name="P162"><text:span text:style-name="T465">Woke slowly, felt slightly better, texted with Hannah, cleaned litter, folded laundry, started the kettle a couple times.</text:span><text:span text:style-name="T176">1020</text:span><text:span text:style-name="T465"> </text:span><text:span text:style-name="T502">I made a cup of coffee, did Swamp of Sorrows quests on Rogup, hit 44, traveled to Org.</text:span><text:span text:style-name="T205">1140</text:span><text:span text:style-name="T502"> </text:span><text:span text:style-name="T503">I packed up my computer, cleaned the litter, ate some spaghetti/broccoli, laid on the couch, read </text:span><text:span text:style-name="T829">Silence</text:span><text:span text:style-name="T503">, drove to Meyers, shook out my sheets, put away my clothes, swept my floor, made a coffee, walked east.</text:span></text:p>
      <text:p text:style-name="P162"><text:span text:style-name="T50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03"> </text:span></text:p>
      <text:p text:style-name="P163"><text:soft-page-break/><text:span text:style-name="T503">I </text:span><text:span text:style-name="T465">killed Murlocs on Rogup, ran Daily BRD, a DMT with Porter, a Strat Live with Buck, winning an orb and the recipe for Flask of Wisdom (again,) which I gave to Buck.</text:span><text:span text:style-name="T176">1054</text:span><text:span text:style-name="T465"> </text:span></text:p>
      <text:p text:style-name="P163"><text:span text:style-name="T465"/></text:p>
      <text:p text:style-name="P209">VI.VI</text:p>
      <text:p text:style-name="P164"><text:span text:style-name="T465"/></text:p>
      <text:p text:style-name="P164"><text:span text:style-name="T46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65"> </text:span></text:p>
      <text:p text:style-name="P164"><text:span text:style-name="T465"><text:s text:c="3"/></text:span><text:span text:style-name="T50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164"><text:span text:style-name="T504"><text:s text:c="3"/>I said goodbye to everyone but Ryan, drove him home in the rain, drove myself to Meyers, ate leftover spaghetti with Canadian bacon, got undressed, looked at my phone in bed for a few minutes,</text:span><text:span text:style-name="T207">1052</text:span><text:span text:style-name="T504"> </text:span><text:span text:style-name="T505">logged onto WoW, ran an Onyxia with Temple, won nothing.</text:span><text:span text:style-name="T208">1140</text:span><text:span text:style-name="T505"> </text:span><text:span text:style-name="T506">I drove down to Downing, made coffee, ate grapes, helped Hannah pack the car.</text:span></text:p>
      <text:p text:style-name="P210"><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p>
      <text:p text:style-name="P165"><text:span text:style-name="T506"><text:s text:c="3"/>I dropped Hannah off, drove to Meyers, parked in the driveway, grabbed a Hop Splash, kicked off my flops,</text:span><text:span text:style-name="T209">424</text:span><text:span text:style-name="T506"> </text:span><text:span text:style-name="T507">tanked Strat Live for the first time, which </text:span><text:soft-page-break/><text:span text:style-name="T507">was good until I wiped us twice in a row in the final hallway by pulling pats + extra groups.</text:span><text:span text:style-name="T210">557</text:span><text:span text:style-name="T507"> </text:span><text:span text:style-name="T508">I walked down to Horney Heights, talked with Billy and his new cat George Junior. </text:span></text:p>
      <text:p text:style-name="P165"><text:span text:style-name="T508"><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30">Pottery</text:span><text:span text:style-name="T508">, went to bed.</text:span></text:p>
      <text:p text:style-name="P164"><text:span text:style-name="T508"/></text:p>
      <text:p text:style-name="P211">VI.VIII</text:p>
      <text:p text:style-name="P166"><text:span text:style-name="T465"/></text:p>
      <text:p text:style-name="P211">Woke around 8:30, gathered my things, kissed Hannah and the cats goodbye, <text:span text:style-name="T833">went</text:span> to Middlemont, walked/<text:span text:style-name="T833">fed the</text:span> girls, laid on the bed for a few, departed, ran into Billy again, <text:span text:style-name="T833">rode</text:span> to ingles, bought grapes, peas, ramen, walked to Meyers, put away <text:span text:style-name="T833">groceries</text:span>, went around back.</text:p>
      <text:p text:style-name="P166"><text:span text:style-name="T465"><text:s text:c="3"/>Tony was shirtless, nearly pantsless, cleaning things out. We had a pleasant chat. I went upstairs, told Erica, sat at the computer, wrote.</text:span><text:span text:style-name="T176">1116</text:span><text:span text:style-name="T465"> </text:span><text:span text:style-name="T509">I tanked a BRD up to the torch room with one wipe. They knew I’d have to leave at some point to hang out with Hannah, but I got to spend a while laying in bed looking at my phone instead of doing the painful end.</text:span><text:span text:style-name="T211">135</text:span><text:span text:style-name="T509"> </text:span></text:p>
      <text:p text:style-name="P212"><text:s text:c="3"/>I walked to Simple, ordered a reuben, got some strange vegan <text:span text:style-name="T833">abomination</text:span>, walked to the top of Belmont, sat, got picked up by Hannah, rode to the BHT. We walked to the creek, sat on an island of pebbles <text:span text:style-name="T833">surrounded by dog poop</text:span>, went over our calendars, walked back to the car, took a tour of Horney Heights, went to the Hop, ate ice cream on the bench, went to Ingles, <text:span text:style-name="T833">hugged</text:span> Lo Wolf, bought sandwich things, parted ways.</text:p>
      <text:p text:style-name="P166"><text:span text:style-name="T510"><text:s text:c="3"/>I walked to Meyers, took out the recycling, put away groceries, realized I might be in store for a lot of gaming.</text:span><text:span text:style-name="T212">539</text:span><text:span text:style-name="T510"> </text:span><text:span text:style-name="T511">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11"> </text:span></text:p>
      <text:p text:style-name="P166"><text:soft-page-break/><text:span text:style-name="T511"><text:s text:c="3"/></text:span><text:span text:style-name="T512">I killed dragonkin/welps, hearthed to Booty Bay, made poisons, killed naga, switched to Togup, ran LBRS as auxillary warrior, laid in bed, typed up journal edits, brushed my teeth.</text:span><text:span text:style-name="T214">1213</text:span><text:span text:style-name="T512"> </text:span><text:span text:style-name="T513">I debated going for a walk but tanked BRD instead, a very fun/long run with Drgooch handling the pulls.</text:span><text:span text:style-name="T215">231</text:span><text:span text:style-name="T513"> </text:span><text:span text:style-name="T514">I did a lot of nothing plus a bit of ogre killing as well as sandwich making and alt banking.</text:span><text:span text:style-name="T216">513</text:span><text:span text:style-name="T514"> </text:span><text:span text:style-name="T515">I also talked to Hannah on the phone.</text:span></text:p>
      <text:p text:style-name="P166"><text:span text:style-name="T515"><text:s text:c="3"/></text:span><text:span text:style-name="T516">I took a bath,</text:span><text:span text:style-name="T217">534</text:span><text:span text:style-name="T516"> </text:span><text:span text:style-name="T517">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33">Pottery</text:span><text:span text:style-name="T517">, went to sleep.</text:span></text:p>
      <text:p text:style-name="P166"><text:span text:style-name="T517"/></text:p>
      <text:p text:style-name="P224"><text:span text:style-name="T465">VI.X</text:span></text:p>
      <text:p text:style-name="P224"><text:span text:style-name="T465"/></text:p>
      <text:p text:style-name="P224"><text:span text:style-name="T465">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65"> </text:span></text:p>
      <text:p text:style-name="P224"><text:span text:style-name="T465"><text:s text:c="3"/></text:span><text:span text:style-name="T518">I moved Rogup into questing position, STV, got DMF buffs on Tokup/Kamaka, logged for maintenance.</text:span><text:span text:style-name="T218">950</text:span><text:span text:style-name="T518"> </text:span><text:span text:style-name="T519">I jumped in, ran a BRD with Bo</text:span><text:span text:style-name="T520">s</text:span><text:span text:style-name="T519">a, got a call from Hannah suggesting lunch just before the torch room, apoligized/dipped, got picked up, rode to taco billy, ate, said goodbye, walked back to Meyers.</text:span><text:span text:style-name="T219">139</text:span><text:span text:style-name="T519"> </text:span></text:p>
      <text:p text:style-name="P224"><text:span text:style-name="T519"><text:s text:c="3"/></text:span><text:span text:style-name="T520">I did two more BRDs, one slow, one fast, two Strat UDs, both very fast, a painfully slow MC with KBN, won nothing, loitered.</text:span><text:span text:style-name="T220">1214</text:span><text:span text:style-name="T520"> </text:span></text:p>
      <text:p text:style-name="P224"><text:span text:style-name="T520"/></text:p>
      <text:p text:style-name="P225"/>
      <text:p text:style-name="P226">VI.XI</text:p>
      <text:p text:style-name="P225"/>
      <text:p text:style-name="P225">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225"><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213"><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213"><text:s text:c="3"/>I walked to Meyers, put my grapes in the fridge, ran around on Hunder, tanked a Strat live with one wipe caused by Noobe, then a slow Undead with Suna. I asked for action bar recommendations, installed Bartender, heard from Scott: “<text:span text:style-name="T383">Yo ross! Miss you man! I hope you are well out there. We really need to be hangin more! Been a real scattered few monthes. You into a myrtle sit june 30 to mid day july 2? no sweat if not of course</text:span><text:span text:style-name="T315">TM</text:span><text:span text:style-name="T383">! And either way good vibes to you and i hope we get to chill n catch up soon!</text:span>”<text:span text:style-name="T96">448</text:span> </text:p>
      <text:p text:style-name="P213"><text:s text:c="3"/><text:span text:style-name="T834">I messed around with a sleek interface for Hunder, took a bath, killed some mobs, hit level 20.</text:span><text:span text:style-name="T364">629</text:span><text:span text:style-name="T834"> </text:span><text:span text:style-name="T835">I walked to Ingles, bought pepperoni + a chicken salad sandwich, went down to downing, drank an Athletica while Hannah gardened. We made his and </text:span><text:soft-page-break/><text:span text:style-name="T835">hers pizzas, watched </text:span><text:span text:style-name="T405">Pottery</text:span><text:span text:style-name="T835">, ate, watched more </text:span><text:span text:style-name="T405">Pottery</text:span><text:span text:style-name="T835"> ate ice cream, went to bed.</text:span></text:p>
      <text:p text:style-name="P213"/>
      <text:p text:style-name="P214">VI.XII</text:p>
      <text:p text:style-name="P214"/>
      <text:p text:style-name="P214">The last part of my dream was me singing, <text:span text:style-name="T383">“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36">turned on my coffee warmer, </text:span>took a poop.<text:span text:style-name="T96">1055</text:span> </text:p>
      <text:p text:style-name="P214"><text:s text:c="3"/><text:span text:style-name="T837">I redid Tokup’s keybindings, </text:span><text:span text:style-name="T838">tested them in RFC, </text:span><text:span text:style-name="T837">tanked </text:span><text:span text:style-name="T838">LBRS</text:span><text:span text:style-name="T837">, implemented Bartender, tanked </text:span><text:span text:style-name="T838">BRD</text:span><text:span text:style-name="T837">, signed up to DPS Strat Live with Zsuzsu, tanked instead, heard from Hannah, made a sandwich, joined an annoying AQ20 with Cairns Chosen Elite, did alt banking, made mooncloth, fell asleep.</text:span></text:p>
      <text:p text:style-name="P214"/>
      <text:p text:style-name="P215">VI.XIII</text:p>
      <text:p text:style-name="P215"/>
      <text:p text:style-name="P215">Woke, looked at my phone, moved over to the computer.<text:span text:style-name="T96">811</text:span> <text:span text:style-name="T839">I killed rock elementals on Tokup, mailed mats for Patterned Bronze Bracers from Rocksmarka to Axo,</text:span><text:span text:style-name="T365">819 </text:span><text:span text:style-name="T840">got dressed, walked to Ingles, bought Hoppy Refresher, went to Bad Manners, ordered a biiig iced coffee, back to Meyers.</text:span><text:span text:style-name="T366">906</text:span><text:span text:style-name="T840"> </text:span></text:p>
      <text:p text:style-name="P215"><text:s text:c="3"/><text:span text:style-name="T841">I did quests on Rogup in Badlands/Swamp of Sorrows, hitting 46, trained, went to the other side of the world, did more quests in Tanaris/Feralas, bought tickets to see </text:span><text:span text:style-name="T406">The Phonecian Scheme,</text:span><text:span text:style-name="T367">120</text:span><text:span text:style-name="T841"> </text:span><text:span text:style-name="T842">took a bath, </text:span><text:span text:style-name="T844">shaved</text:span><text:span text:style-name="T842">.</text:span><text:span text:style-name="T368">145</text:span><text:span text:style-name="T842"> </text:span><text:span text:style-name="T843">I killed pirates in Lost Rigger Cove, flew to Org, turned in a quest, did alt banking, tanked a Strat Live with Zsuzsu, no deaths.</text:span><text:span text:style-name="T369">451</text:span><text:span text:style-name="T843"> </text:span></text:p>
      <text:p text:style-name="P215"><text:s text:c="3"/><text:span text:style-name="T844">I laid in bed, looked at my phone, talked to Hannah, did alt banking, made a toon for storing Twilight garb, Fashonicon.</text:span><text:span text:style-name="T370">542</text:span><text:span text:style-name="T844"> </text:span><text:span text:style-name="T845">I got dressed, drove to Downing, picked up Hannah, drove to Mamacita’s, parked in their lot, ate a pork belly burrito, went to the Fine Arts Theatre, watched the Phonecian </text:span><text:soft-page-break/><text:span text:style-name="T845">Scheme, walked around downtown, got a cortato from Sweets &amp; Seats, Hannah a boba. We drove to Downing in a downpour, went quickly to sleep.</text:span></text:p>
      <text:p text:style-name="P215"/>
      <text:p text:style-name="P216">VI.XIV</text:p>
      <text:p text:style-name="P216"/>
      <text:p text:style-name="P216">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216"><text:s text:c="3"/><text:span text:style-name="T846">I got dressed, drove to </text:span><text:span text:style-name="T847">Story Parlor</text:span><text:span text:style-name="T846">,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07">Pottery</text:span><text:span text:style-name="T846">, went to bed.</text:span></text:p>
      <text:p text:style-name="P216"/>
      <text:p text:style-name="P217">VI.XV</text:p>
      <text:p text:style-name="P217"/>
      <text:p text:style-name="P217">It was a dreary day. Hannah and I cuddled in bed. I eventually made two coffees, drank on the couch while reading Tich Nacht Hahn. I kissed Hannah goodbye, drove up to Meyers, repacked my drums, started peas n’ noodles.<text:span text:style-name="T96">1148</text:span> <text:span text:style-name="T848">I got Rogup in position to kill Feralas bugs, tanked BRD with The Syndicate instead, looted a couple burning essence, logged off, called my dad for father’s day, looked at my phone a while, did alt banking.</text:span><text:span text:style-name="T371">230</text:span><text:span text:style-name="T848"> </text:span></text:p>
      <text:p text:style-name="P217"><text:s text:c="3"/><text:span text:style-name="T849">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217"><text:soft-page-break/><text:s text:c="3"/><text:span text:style-name="T849">We got in the car to drive home. Hannah talked to Sarah the whole time. I took us to Downing, laid on the couch, got a ride to Meyers, kissed in the driveway, took out the trash.</text:span><text:span text:style-name="T372">1034</text:span><text:span text:style-name="T849"> </text:span><text:span text:style-name="T850">I stood around Org for a bit; there was nothing going on.</text:span></text:p>
      <text:p text:style-name="P217"/>
      <text:p text:style-name="P218">VI.XVI</text:p>
      <text:p text:style-name="P218"/>
      <text:p text:style-name="P218">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218"><text:s text:c="3"/><text:span text:style-name="T851">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3">210</text:span><text:span text:style-name="T851"> </text:span></text:p>
      <text:p text:style-name="P218"><text:s text:c="3"/><text:span text:style-name="T852">The afternoon </text:span><text:span text:style-name="T854">was</text:span><text:span text:style-name="T852"> hazy, but I went around gathering quests on Rogup, DPSed LBRS/Live/Undead, tried to join Cairn AQ20, didn’t make the cut, farmed around Silithus.</text:span><text:span text:style-name="T374">838</text:span><text:span text:style-name="T852"> </text:span><text:span text:style-name="T853">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5"> </text:span><text:span text:style-name="T853">It was close to three in the morning. I had just enough energy to make a Mooncloth and fly to Org.</text:span></text:p>
      <text:p text:style-name="P218"/>
      <text:p text:style-name="P219">VI.XVII</text:p>
      <text:p text:style-name="P220"/>
      <text:p text:style-name="P220">Jealous dreams that Hannah wanted to break up with me, very reminiscient of Cait. She told me to let her know any time I cried. I didn’t wake up til 10:15. I played Wordle (PRANK in four,) took off my hoodie, got out of bed.<text:span text:style-name="T96">1041</text:span> <text:span text:style-name="T855">I walked to Ingles, bought Canadian bacon, red grapes, unsalted sweet peas, a pack of ramen, went to Bad Manners, got a very full drip, sat on the patio, walked back to Meyers.</text:span><text:span text:style-name="T376">1138</text:span><text:span text:style-name="T855"> </text:span></text:p>
      <text:p text:style-name="P220"><text:s text:c="3"/><text:span text:style-name="T856">I flew to Burning Steppes, enchanted my T1 helm with fire resistance, put together a group for BRD, tanked it with only a totem-oriented wipe on the fire naga guy, won some more libram mats.</text:span><text:span text:style-name="T377">218 </text:span><text:span text:style-name="T857">I changed clothes, got in the Camry, drove to Trammell, let out Charlie, hung on the porch, talked to Hannah, locked up the house, drove back to Meyers.</text:span><text:span text:style-name="T378">346</text:span><text:span text:style-name="T857"> </text:span></text:p>
      <text:p text:style-name="P220"><text:s text:c="3"/><text:span text:style-name="T858">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220"><text:s text:c="3"/><text:span text:style-name="T858">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79">658</text:span><text:span text:style-name="T858"> </text:span></text:p>
      <text:p text:style-name="P220"><text:s text:c="3"/><text:span text:style-name="T859">I farmed felcloth in Felwood, ran MC with KBN, won nothing, ran Strat Live twice, won an orb, fell asleep.</text:span></text:p>
      <text:p text:style-name="P220"/>
      <text:p text:style-name="P221">VI.XVIII</text:p>
      <text:p text:style-name="P221"/>
      <text:p text:style-name="P222">I slowly woke, played Wordle (MUNCH in five.)<text:span text:style-name="T96">1002</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18T10:02:43.759425407</dc:date>
    <meta:editing-duration>P246DT7H53M29S</meta:editing-duration>
    <meta:editing-cycles>1557</meta:editing-cycles>
    <meta:generator>LibreOffice/24.2.5.2$MacOSX_X86_64 LibreOffice_project/bffef4ea93e59bebbeaf7f431bb02b1a39ee8a59</meta:generator>
    <meta:print-date>2025-06-09T12:14:01.749971589</meta:print-date>
    <meta:document-statistic meta:table-count="0" meta:image-count="0" meta:object-count="0" meta:page-count="94" meta:paragraph-count="670" meta:word-count="30214" meta:character-count="167938" meta:non-whitespace-character-count="137057"/>
  </office:meta>
</office:document-meta>
</file>